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pitch="variable"/>
    <style:font-face style:name="Lucida Sans Unicode1"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2.26cm"/>
    </style:style>
    <style:style style:name="co8" style:family="table-column">
      <style:table-column-properties fo:break-before="auto" style:column-width="2.686cm"/>
    </style:style>
    <style:style style:name="co9" style:family="table-column">
      <style:table-column-properties fo:break-before="auto" style:column-width="3.101cm"/>
    </style:style>
    <style:style style:name="co10" style:family="table-column">
      <style:table-column-properties fo:break-before="auto" style:column-width="0.503cm"/>
    </style:style>
    <style:style style:name="co11" style:family="table-column">
      <style:table-column-properties fo:break-before="auto" style:column-width="1.304cm"/>
    </style:style>
    <style:style style:name="co12" style:family="table-column">
      <style:table-column-properties fo:break-before="auto" style:column-width="2.258cm"/>
    </style:style>
    <style:style style:name="co13" style:family="table-column">
      <style:table-column-properties fo:break-before="auto" style:column-width="2.3cm"/>
    </style:style>
    <style:style style:name="co14" style:family="table-column">
      <style:table-column-properties fo:break-before="auto" style:column-width="2.499cm"/>
    </style:style>
    <style:style style:name="co15" style:family="table-column">
      <style:table-column-properties fo:break-before="auto" style:column-width="2.341cm"/>
    </style:style>
    <style:style style:name="co16" style:family="table-column">
      <style:table-column-properties fo:break-before="auto" style:column-width="3.016cm"/>
    </style:style>
    <style:style style:name="co17" style:family="table-column">
      <style:table-column-properties fo:break-before="auto" style:column-width="3.5cm"/>
    </style:style>
    <style:style style:name="co18" style:family="table-column">
      <style:table-column-properties fo:break-before="auto" style:column-width="0.386cm"/>
    </style:style>
    <style:style style:name="co19" style:family="table-column">
      <style:table-column-properties fo:break-before="auto" style:column-width="4.42cm"/>
    </style:style>
    <style:style style:name="co20" style:family="table-column">
      <style:table-column-properties fo:break-before="auto" style:column-width="2.401cm"/>
    </style:style>
    <style:style style:name="co21" style:family="table-column">
      <style:table-column-properties fo:break-before="auto" style:column-width="1cm"/>
    </style:style>
    <style:style style:name="co22" style:family="table-column">
      <style:table-column-properties fo:break-before="auto" style:column-width="2.2cm"/>
    </style:style>
    <style:style style:name="co23" style:family="table-column">
      <style:table-column-properties fo:break-before="auto" style:column-width="1.452cm"/>
    </style:style>
    <style:style style:name="co24" style:family="table-column">
      <style:table-column-properties fo:break-before="auto" style:column-width="1.198cm"/>
    </style:style>
    <style:style style:name="co25" style:family="table-column">
      <style:table-column-properties fo:break-before="auto" style:column-width="0.499cm"/>
    </style:style>
    <style:style style:name="co26" style:family="table-column">
      <style:table-column-properties fo:break-before="auto" style:column-width="3.63cm"/>
    </style:style>
    <style:style style:name="co27" style:family="table-column">
      <style:table-column-properties fo:break-before="auto" style:column-width="12.801cm"/>
    </style:style>
    <style:style style:name="co28" style:family="table-column">
      <style:table-column-properties fo:break-before="auto" style:column-width="2.859cm"/>
    </style:style>
    <style:style style:name="co29" style:family="table-column">
      <style:table-column-properties fo:break-before="auto" style:column-width="2.424cm"/>
    </style:style>
    <style:style style:name="co30" style:family="table-column">
      <style:table-column-properties fo:break-before="auto" style:column-width="2.477cm"/>
    </style:style>
    <style:style style:name="co31" style:family="table-column">
      <style:table-column-properties fo:break-before="auto" style:column-width="2.995cm"/>
    </style:style>
    <style:style style:name="co32" style:family="table-column">
      <style:table-column-properties fo:break-before="auto" style:column-width="1.884cm"/>
    </style:style>
    <style:style style:name="co33" style:family="table-column">
      <style:table-column-properties fo:break-before="auto" style:column-width="2.505cm"/>
    </style:style>
    <style:style style:name="co34" style:family="table-column">
      <style:table-column-properties fo:break-before="auto" style:column-width="1.852cm"/>
    </style:style>
    <style:style style:name="co35" style:family="table-column">
      <style:table-column-properties fo:break-before="auto" style:column-width="2.051cm"/>
    </style:style>
    <style:style style:name="co36" style:family="table-column">
      <style:table-column-properties fo:break-before="auto" style:column-width="3.306cm"/>
    </style:style>
    <style:style style:name="co37" style:family="table-column">
      <style:table-column-properties fo:break-before="auto" style:column-width="3.357cm"/>
    </style:style>
    <style:style style:name="co38" style:family="table-column">
      <style:table-column-properties fo:break-before="auto" style:column-width="3.228cm"/>
    </style:style>
    <style:style style:name="co39" style:family="table-column">
      <style:table-column-properties fo:break-before="auto" style:column-width="5.001cm"/>
    </style:style>
    <style:style style:name="co40" style:family="table-column">
      <style:table-column-properties fo:break-before="auto" style:column-width="0.801cm"/>
    </style:style>
    <style:style style:name="co41" style:family="table-column">
      <style:table-column-properties fo:break-before="auto" style:column-width="0.721cm"/>
    </style:style>
    <style:style style:name="co42" style:family="table-column">
      <style:table-column-properties fo:break-before="auto" style:column-width="1.774cm"/>
    </style:style>
    <style:style style:name="co43" style:family="table-column">
      <style:table-column-properties fo:break-before="auto" style:column-width="0.6cm"/>
    </style:style>
    <style:style style:name="co44" style:family="table-column">
      <style:table-column-properties fo:break-before="auto" style:column-width="1.859cm"/>
    </style:style>
    <style:style style:name="co45" style:family="table-column">
      <style:table-column-properties fo:break-before="auto" style:column-width="2.54cm"/>
    </style:style>
    <style:style style:name="co46" style:family="table-column">
      <style:table-column-properties fo:break-before="auto" style:column-width="2.623cm"/>
    </style:style>
    <style:style style:name="co47" style:family="table-column">
      <style:table-column-properties fo:break-before="auto" style:column-width="2.498cm"/>
    </style:style>
    <style:style style:name="co48" style:family="table-column">
      <style:table-column-properties fo:break-before="auto" style:column-width="1.49cm"/>
    </style:style>
    <style:style style:name="co49" style:family="table-column">
      <style:table-column-properties fo:break-before="auto" style:column-width="7.304cm"/>
    </style:style>
    <style:style style:name="co50" style:family="table-column">
      <style:table-column-properties fo:break-before="auto" style:column-width="0.774cm"/>
    </style:style>
    <style:style style:name="co51" style:family="table-column">
      <style:table-column-properties fo:break-before="auto" style:column-width="2.427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1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5.992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3"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44"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45" style:family="table-cell" style:parent-style-name="Default">
      <style:table-cell-properties fo:background-color="#e6e6ff"/>
      <style:text-properties style:font-name="Linux Biolinum G" fo:font-size="11pt" style:font-size-asian="11pt" style:font-size-complex="11pt"/>
    </style:style>
    <style:style style:name="ce46" style:family="table-cell" style:parent-style-name="Default">
      <style:table-cell-properties fo:background-color="#e6e6ff"/>
      <style:text-properties style:font-name="Tahoma" fo:font-size="11pt" style:font-size-asian="11pt" style:font-size-complex="11pt"/>
    </style:style>
    <style:style style:name="ce48" style:family="table-cell" style:parent-style-name="Default">
      <style:table-cell-properties fo:background-color="#e6e6ff"/>
      <style:text-properties style:font-name="Linux Biolinum G" fo:font-size="11pt" fo:font-weight="bold" style:font-size-asian="11pt" style:font-size-complex="11pt" style:font-weight-complex="bold"/>
    </style:style>
    <style:style style:name="ce6" style:family="table-cell" style:parent-style-name="Default">
      <style:table-cell-properties fo:background-color="#e6e6ff"/>
      <style:text-properties style:font-name="Linux Biolinum G" fo:font-size="11pt" fo:language="es" fo:country="ES" style:font-size-asian="11pt" style:font-size-complex="11pt"/>
    </style:style>
    <style:style style:name="ce10" style:family="table-cell" style:parent-style-name="Default">
      <style:table-cell-properties fo:background-color="#fffacd"/>
      <style:text-properties style:font-name="Linux Biolinum G" fo:font-size="11pt" style:font-size-asian="11pt" style:font-size-complex="11pt"/>
    </style:style>
    <style:style style:name="ce8"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71"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56" style:family="table-cell" style:parent-style-name="Default">
      <style:text-properties style:font-name="Linux Biolinum G" fo:font-size="11pt" style:font-size-asian="11pt" style:font-size-complex="11pt"/>
    </style:style>
    <style:style style:name="ce60"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3"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4"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20" style:family="table-cell" style:parent-style-name="Default" style:data-style-name="N20037"/>
    <style:style style:name="ce65" style:family="table-cell" style:parent-style-name="Default" style:data-style-name="N20037">
      <style:text-properties style:font-name="Linux Biolinum G" fo:font-size="11pt" style:font-size-asian="11pt" style:font-size-complex="11pt"/>
    </style:style>
    <style:style style:name="ce28" style:family="table-cell" style:parent-style-name="Default">
      <style:table-cell-properties fo:background-color="#fffacd"/>
      <style:text-properties style:font-name="Linux Biolinum G" fo:font-size="11pt" fo:font-weight="normal" style:font-size-asian="11pt" style:font-weight-asian="normal" style:font-size-complex="11pt" style:font-weight-complex="normal"/>
    </style:style>
    <style:style style:name="ce93" style:family="table-cell" style:parent-style-name="Default">
      <style:table-cell-properties fo:background-color="#fffacd"/>
    </style:style>
    <style:style style:name="ce67" style:family="table-cell" style:parent-style-name="Default">
      <style:table-cell-properties fo:background-color="#e6e6ff"/>
      <style:text-properties style:font-name="Linux Biolinum G" fo:font-size="11pt" style:font-name-asian="Lucida Sans Unicode1" style:font-size-asian="11pt" style:font-name-complex="Lucida Sans Unicode1" style:font-size-complex="11pt"/>
    </style:style>
    <style:style style:name="ce68"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24" style:family="table-cell" style:parent-style-name="Default">
      <style:table-cell-properties fo:background-color="#fffacd" style:text-align-source="fix" style:repeat-content="false"/>
      <style:paragraph-properties fo:text-align="start" fo:margin-left="0cm"/>
      <style:text-properties style:font-name="Linux Biolinum G" fo:font-size="11pt" style:font-size-asian="11pt" style:font-size-complex="11pt"/>
    </style:style>
    <style:style style:name="ce15" style:family="table-cell" style:parent-style-name="EntradaFormulaQuimica">
      <style:table-cell-properties style:cell-protect="none" style:print-content="true"/>
    </style:style>
    <style:style style:name="ce7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6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23" style:family="table-cell" style:parent-style-name="DatoTexto">
      <style:text-properties style:font-size-asian="11pt" style:font-size-complex="11pt"/>
    </style:style>
    <style:style style:name="ce73" style:family="table-cell" style:parent-style-name="DatoEntrada" style:data-style-name="N20000">
      <style:text-properties style:font-name="Linux Biolinum G" fo:font-size="11pt" style:font-size-asian="11pt" style:font-size-complex="11pt"/>
    </style:style>
    <style:style style:name="ce78"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54"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27"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75" style:family="table-cell" style:parent-style-name="Default">
      <style:table-cell-properties fo:background-color="#e6e6ff"/>
    </style:style>
    <style:style style:name="ce74" style:family="table-cell" style:parent-style-name="Default">
      <style:table-cell-properties fo:background-color="#e6e6ff"/>
      <style:text-properties style:font-name="Linux Biolinum G" fo:font-size="11pt" fo:language="gl" fo:country="ES" style:font-size-asian="11pt" style:font-size-complex="11pt"/>
    </style:style>
    <style:style style:name="ce79" style:family="table-cell" style:parent-style-name="Default">
      <style:table-cell-properties fo:background-color="#e6e6ff"/>
      <style:text-properties style:font-name="Tahoma" fo:font-size="11pt" fo:language="es" fo:country="ES" style:font-size-asian="11pt" style:font-size-complex="11pt"/>
    </style:style>
    <style:style style:name="ce47"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asian="11pt" style:font-size-complex="11pt"/>
    </style:style>
    <style:style style:name="ce80"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9" style:family="table-cell" style:parent-style-name="Default">
      <style:table-cell-properties fo:background-color="#9966cc"/>
      <style:text-properties style:font-name="Linux Biolinum G" fo:font-size="11pt" style:font-size-asian="11pt" style:font-size-complex="11pt"/>
    </style:style>
    <style:style style:name="ce50" style:family="table-cell" style:parent-style-name="Default">
      <style:table-cell-properties fo:background-color="#e6e6ff" style:text-align-source="fix" style:repeat-content="false"/>
      <style:paragraph-properties fo:text-align="start" fo:margin-left="0cm"/>
      <style:text-properties style:font-name="Linux Biolinum G" fo:font-size="11pt" fo:font-weight="bold" style:font-size-asian="11pt" style:font-weight-asian="bold" style:font-size-complex="11pt" style:font-weight-complex="bold"/>
    </style:style>
    <style:style style:name="ce55" style:family="table-cell" style:parent-style-name="DatoEntrada">
      <style:text-properties style:font-name="Linux Biolinum G" fo:font-size="11pt" style:font-size-asian="11pt" style:font-size-complex="11pt"/>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04" style:family="table-cell" style:parent-style-name="Desplegable">
      <style:table-cell-properties style:text-align-source="fix" style:repeat-content="false" style:vertical-align="middle"/>
      <style:paragraph-properties fo:text-align="center"/>
      <style:text-properties style:font-name="Linux Biolinum G" fo:font-size="11pt" style:font-size-asian="11pt" style:font-size-complex="11pt"/>
    </style:style>
    <style:style style:name="ce86" style:family="table-cell" style:parent-style-name="Default">
      <style:table-cell-properties fo:background-color="#e6e6fa"/>
    </style:style>
    <style:style style:name="ce90" style:family="table-cell" style:parent-style-name="DatoTexto">
      <style:table-cell-properties fo:border="0.99pt solid #000000"/>
      <style:text-properties style:font-size-asian="11pt" style:font-size-complex="11pt"/>
    </style:style>
    <style:style style:name="ce5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9" style:family="table-cell" style:parent-style-name="Default" style:data-style-name="N20100">
      <style:table-cell-properties fo:background-color="#e6e6ff"/>
      <style:text-properties style:font-name="Linux Biolinum G" fo:font-size="11pt" style:font-size-asian="11pt" style:font-size-complex="11pt"/>
    </style:style>
    <style:style style:name="ce64" style:family="table-cell" style:parent-style-name="Default" style:data-style-name="N20037">
      <style:table-cell-properties fo:background-color="#e6e6ff"/>
      <style:text-properties style:font-name="Linux Biolinum G" fo:font-size="11pt" style:font-size-asian="11pt" style:font-size-complex="11pt"/>
    </style:style>
    <style:style style:name="ce97"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e6e6fa"/>
      <style:text-properties style:font-name="Linux Biolinum G"/>
    </style:style>
    <style:style style:name="ce128" style:family="table-cell" style:parent-style-name="DatoEntrada">
      <style:table-cell-properties style:cell-protect="none" style:print-content="true"/>
      <style:text-properties style:font-name="Linux Biolinum G" fo:font-size="11pt" style:font-size-asian="11pt" style:font-size-complex="11pt"/>
    </style:style>
    <style:style style:name="ce62" style:family="table-cell" style:parent-style-name="DatoEntrada">
      <style:table-cell-properties fo:background-color="#9966cc"/>
      <style:text-properties style:font-name="Linux Biolinum G" fo:font-size="11pt" style:font-size-asian="11pt" style:font-size-complex="11pt"/>
    </style:style>
    <style:style style:name="ce61" style:family="table-cell" style:parent-style-name="DatoEntrada">
      <style:table-cell-properties style:cell-protect="none" style:print-content="true"/>
      <style:text-properties style:font-name="Linux Biolinum G" fo:font-size="11pt" style:font-size-asian="11pt" style:font-size-complex="11pt"/>
    </style:style>
    <style:style style:name="ce70" style:family="table-cell" style:parent-style-name="Default">
      <style:table-cell-properties fo:background-color="#e6e6ff"/>
      <style:text-properties style:font-name="Linux Biolinum G" fo:font-size="11pt" style:font-size-asian="11pt" style:font-name-complex="Lucida Sans Unicode1" style:font-size-complex="11pt"/>
    </style:style>
    <style:style style:name="ce88"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106"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07"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6" style:family="table-cell" style:parent-style-name="Default">
      <style:table-cell-properties fo:background-color="#fffacd"/>
      <style:text-properties style:font-size-asian="10pt" style:font-size-complex="10pt"/>
    </style:style>
    <style:style style:name="ce109" style:family="table-cell" style:parent-style-name="Default">
      <style:table-cell-properties fo:background-color="#e6e6fa" style:text-align-source="fix" style:repeat-content="false"/>
      <style:paragraph-properties fo:text-align="center" fo:margin-left="0cm"/>
    </style:style>
    <style:style style:name="ce11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99" style:family="table-cell" style:parent-style-name="Default">
      <style:table-cell-properties fo:background-color="#fffacd"/>
      <style:text-properties style:font-name="Linux Biolinum G" fo:font-size="11pt" fo:font-weight="normal" style:font-size-asian="11pt" style:font-size-complex="11pt" style:font-weight-complex="normal"/>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30" style:family="table-cell" style:parent-style-name="Desplegable">
      <style:text-properties style:font-name="Linux Biolinum G" fo:font-size="11pt"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77" style:family="table-cell" style:parent-style-name="Default" style:data-style-name="N20000">
      <style:table-cell-properties fo:background-color="#e6e6ff"/>
      <style:text-properties style:font-name="Linux Biolinum G" fo:font-size="11pt" style:font-size-asian="11pt" style:font-size-complex="11pt"/>
    </style:style>
    <style:style style:name="ce134"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143"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15"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184"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atoEntrada">
      <style:table-cell-properties style:cell-protect="none" style:print-content="tru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ce216" style:family="table-cell" style:parent-style-name="Desplegable">
      <style:table-cell-properties fo:wrap-option="wrap"/>
      <style:text-properties style:use-window-font-color="true" style:text-outline="false" style:text-line-through-style="none" style:text-line-through-type="none" style:font-name="Linux Biolinum G"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1" style:language-complex="zxx" style:country-complex="none" style:font-style-complex="normal" style:font-weight-complex="normal" style:text-emphasize="none" style:font-relief="none" style:text-overline-style="none" style:text-overline-color="font-color"/>
    </style:style>
    <style:style style:name="ce218" style:family="table-cell" style:parent-style-name="Desplegable">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1" style:language-complex="zxx"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2"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148" style:family="table-cell" style:parent-style-name="Default">
      <style:table-cell-properties fo:background-color="transparent"/>
      <style:text-properties style:font-name="Linux Biolinum G" fo:font-size="11pt" style:font-size-asian="11pt" style:font-size-complex="11pt"/>
    </style:style>
    <style:style style:name="ce220" style:family="table-cell" style:parent-style-name="Desplegable">
      <style:table-cell-properties style:text-align-source="fix" style:repeat-content="false"/>
      <style:paragraph-properties fo:text-align="center" fo:margin-left="0cm"/>
    </style:style>
    <style:style style:name="ce228"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71"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77"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189"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24" style:family="table-cell" style:parent-style-name="Default" style:data-style-name="N20000">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238" style:family="table-cell" style:parent-style-name="Default">
      <style:table-cell-properties style:cell-protect="hidden-and-protected" style:print-content="true" style:text-align-source="fix" style:repeat-content="false"/>
      <style:paragraph-properties fo:text-align="end" fo:margin-left="0cm"/>
    </style:style>
    <style:style style:name="ce239"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46"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48" style:family="table-cell" style:parent-style-name="Default" style:data-style-name="N20000"/>
    <style:style style:name="ce24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40" style:family="table-cell" style:parent-style-name="Default">
      <style:table-cell-properties fo:background-color="#e0efd4"/>
      <style:text-properties style:font-name="Linux Biolinum G" fo:font-size="11pt" style:font-size-asian="11pt" style:font-size-complex="11pt"/>
    </style:style>
    <style:style style:name="ce282" style:family="table-cell" style:parent-style-name="Default" style:data-style-name="N20000">
      <style:table-cell-properties fo:background-color="#e0efd4"/>
      <style:text-properties style:font-name="Linux Biolinum G" fo:font-size="11pt" style:font-size-asian="11pt" style:font-size-complex="11pt"/>
    </style:style>
    <style:style style:name="ce34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217" style:family="table-cell" style:parent-style-name="Default">
      <style:table-cell-properties fo:background-color="#fcd4d1"/>
      <style:text-properties style:font-name="Linux Biolinum G" fo:font-size="11pt" style:font-size-asian="11pt" style:font-size-complex="11pt"/>
    </style:style>
    <style:style style:name="ce256"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251"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252"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55"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24"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177"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3" style:font-size-asian="32pt" style:font-name-complex="Linux Biolinum G3" style:font-size-complex="32pt"/>
    </style:style>
    <style:style style:name="ce284"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28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59"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58"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97"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62"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Raiz" style:base-cell-address="Período.D16"/>
    </style:style>
    <style:style style:name="ce265"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29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16])" style:apply-style-name="Numerador" style:base-cell-address="Período.D19"/>
    </style:style>
    <style:style style:name="ce26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25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73" style:family="table-cell" style:parent-style-name="Numerado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56" style:family="table-cell" style:parent-style-name="Default" style:data-style-name="N20099">
      <style:table-cell-properties fo:background-color="#e0efd4"/>
      <style:text-properties style:font-name="Linux Biolinum G" fo:font-size="11pt" style:font-size-asian="11pt" style:font-size-complex="11pt"/>
    </style:style>
    <style:style style:name="ce2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4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24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26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74"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Y$6])" style:apply-style-name="Numerador" style:base-cell-address="Período.H15"/>
    </style:style>
    <style:style style:name="ce39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Raiz" style:base-cell-address="Período.H16"/>
    </style:style>
    <style:style style:name="ce25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285"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X$16])" style:apply-style-name="Numerador" style:base-cell-address="Período.D19"/>
    </style:style>
    <style:style style:name="ce29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29"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01" style:family="table-cell" style:parent-style-name="Numerador">
      <style:table-cell-properties style:text-align-source="fix" style:repeat-content="false" style:vertical-align="middle"/>
      <style:paragraph-properties fo:text-align="center"/>
    </style:style>
    <style:style style:name="ce463"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29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150"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272"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3"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34"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29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42"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6"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1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7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8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1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33"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76"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32"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1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fffacd"/>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90"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92"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2"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03"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9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41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41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13"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40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65"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65" style:family="table-cell" style:parent-style-name="Default">
      <style:table-cell-properties fo:background-color="#e0efd4"/>
      <style:text-properties style:font-name="Linux Biolinum G" fo:font-size="11pt" style:font-size-asian="11pt" style:font-size-complex="11pt"/>
      <style:map style:condition="is-true-formula(NOT([.$W$12]))" style:apply-style-name="Numerador" style:base-cell-address="Altura.D13"/>
    </style:style>
    <style:style style:name="ce23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W$12]))" style:apply-style-name="Numerador" style:base-cell-address="Altura.D13"/>
    </style:style>
    <style:style style:name="ce37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7"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427"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26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171"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431"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32"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41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472"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6]))" style:apply-style-name="Numerador" style:base-cell-address="Peso.D13"/>
    </style:style>
    <style:style style:name="ce264"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480"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47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U$8];[.$V$6])))" style:apply-style-name="Numerador" style:base-cell-address="Peso.H13"/>
    </style:style>
    <style:style style:name="ce45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U$12]))" style:apply-style-name="Numerador" style:base-cell-address="Peso.H16"/>
    </style:style>
    <style:style style:name="ce43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4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441"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20099">
      <style:text-properties style:font-name="Linux Biolinum G" fo:font-size="11pt" style:font-size-asian="11pt" style:font-size-complex="11pt"/>
    </style:style>
    <style:style style:name="ce487" style:family="table-cell" style:parent-style-name="Default">
      <style:table-cell-properties fo:background-color="#fcd4d1"/>
      <style:text-properties style:font-name="Linux Biolinum G" fo:font-size="11pt" fo:language="es" fo:country="ES" fo:font-weight="bold" style:font-size-asian="11pt" style:font-weight-asian="bold" style:font-size-complex="11pt" style:font-weight-complex="bold"/>
    </style:style>
    <style:style style:name="ce488" style:family="table-cell" style:parent-style-name="Default">
      <style:table-cell-properties fo:background-color="#e0efd4" style:text-align-source="fix" style:repeat-content="false"/>
      <style:paragraph-properties fo:text-align="justify" fo:margin-left="0cm"/>
      <style:text-properties style:font-name="Linux Biolinum G" fo:font-size="11pt" fo:font-style="normal" style:font-size-asian="11pt" style:font-style-asian="normal" style:font-size-complex="11pt" style:font-style-complex="normal"/>
    </style:style>
    <style:style style:name="ce489" style:family="table-cell" style:parent-style-name="Default">
      <style:table-cell-properties fo:background-color="#e0efd4"/>
      <style:text-properties style:font-name="Linux Biolinum G" fo:font-size="11pt" fo:language="gl" fo:country="ES" style:font-size-asian="11pt" style:font-size-complex="11pt"/>
    </style:style>
    <style:style style:name="ce49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494"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496"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497"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501"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 style:base-cell-address="Energía.D9"/>
    </style:style>
    <style:style style:name="ce50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07"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map style:condition="cell-content()!=&quot;&quot;" style:apply-style-name="Numerador" style:base-cell-address="Energía.D9"/>
    </style:style>
    <style:style style:name="ce509"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10"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495"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49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size-asian="32pt" style:font-style-asian="italic" style:font-size-complex="32pt" style:font-style-complex="italic"/>
    </style:style>
    <style:style style:name="ce511" style:family="table-cell" style:parent-style-name="Default">
      <style:table-cell-properties fo:background-color="#e0efd4"/>
      <style:text-properties style:font-name="Linux Biolinum G" fo:font-size="11pt" style:font-size-asian="11pt" style:font-size-complex="11pt"/>
      <style:map style:condition="is-true-formula(NOT(OR([.$Y$2];NOT([.$X$2]))))" style:apply-style-name="Numerador" style:base-cell-address="Energía.H9"/>
    </style:style>
    <style:style style:name="ce51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508"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gía.D9"/>
    </style:style>
    <style:style style:name="ce520"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Z$6])" style:apply-style-name="Numerador" style:base-cell-address="Energía.H15"/>
    </style:style>
    <style:style style:name="ce521"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19"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gía.D9"/>
    </style:style>
    <style:style style:name="ce52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24"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25"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24"/>
    </style:style>
    <style:style style:name="ce53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27"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28" style:family="table-cell" style:parent-style-name="Default">
      <style:table-cell-properties fo:background-color="#e0efd4" fo:border="none"/>
      <style:text-properties style:font-name="Linux Biolinum G" fo:font-size="11pt" style:font-size-asian="11pt" style:font-size-complex="11pt"/>
    </style:style>
    <style:style style:name="ce293"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53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7"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4" style:family="graphic" style:parent-style-name="Note">
      <style:graphic-properties draw:marker-start="Arrow" draw:marker-start-width="0.2cm" draw:marker-start-center="false" draw:fill="solid" draw:fill-color="#ffffc0" draw:auto-grow-height="true" draw:auto-grow-width="false" fo:min-height="3.10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1.599cm" loext:decorative="false"/>
      <style:paragraph-properties style:writing-mode="lr-tb"/>
    </style:style>
    <style:style style:name="gr6"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style:paragraph-properties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lr-tb"/>
      <style:text-properties fo:hyphenate="false"/>
    </style:style>
    <style:style style:name="P8"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1" style:font-name-asian="Segoe UI1" style:font-name-complex="Segoe UI1"/>
    </style:style>
    <style:style style:name="T6" style:family="text">
      <style:text-properties style:font-name="Linux Biolinum G" style:font-name-asian="Linux Biolinum G" style:font-name-complex="Linux Biolinum G"/>
    </style:style>
    <style:style style:name="T7" style:family="text">
      <style:text-properties style:text-underline-style="solid" style:text-underline-width="auto" style:text-underline-color="font-color" style:text-overline-style="solid" style:text-overline-width="auto" style:text-overline-color="font-color"/>
    </style:style>
    <style:style style:name="T8" style:family="text">
      <style:text-properties style:font-name="Linux Biolinum G"/>
    </style:style>
    <style:style style:name="T9" style:family="text">
      <style:text-properties style:font-size-asian="10pt" style:font-size-complex="10pt"/>
    </style:style>
    <style:style style:name="T10" style:family="text">
      <style:text-properties style:font-name="Linux Biolinum G2"/>
    </style:style>
    <style:style style:name="T11" style:family="text">
      <style:text-properties fo:font-style="italic" style:font-style-asian="italic" style:font-style-complex="italic"/>
    </style:style>
    <style:style style:name="T12" style:family="text">
      <style:text-properties style:font-name="Linux Biolinum G2"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87:$Introd.$A$88])"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P2">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Introd.B31">
          <table:error-message table:message-type="stop" table:display="true"/>
        </table:content-validation>
        <table:content-validation table:name="val5" table:condition="of:cell-content-is-in-list([$Enunciado.$AE$3:$Enunciado.$AE$4])" table:allow-empty-cell="false" table:display-list="unsorted" table:base-cell-address="Introd.G30">
          <table:error-message table:message-type="stop" table:display="true"/>
        </table:content-validation>
        <table:content-validation table:name="val6" table:condition="of:cell-content-is-in-list([$Enunciado.$V$3:$Enunciado.$V$4])" table:allow-empty-cell="false" table:display-list="unsorted" table:base-cell-address="Introd.C6">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C6">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true" table:display-list="unsorted" table:base-cell-address="Enunciado.F6">
          <table:error-message table:message-type="stop" table:display="true"/>
        </table:content-validation>
        <table:content-validation table:name="val13" table:condition="of:cell-content-is-in-list([$Enunciado.$AA$3:$Enunciado.$AA$7])" table:allow-empty-cell="tru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F14">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H17">
          <table:error-message table:message-type="stop" table:display="true"/>
        </table:content-validation>
        <table:content-validation table:name="val18" table:condition="of:cell-content-is-in-list([$Enunciado.$K$48:$Enunciado.$K$49])" table:allow-empty-cell="true" table:display-list="unsorted" table:base-cell-address="Enunciado.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ce76"/>
        <table:table-column table:style-name="co8" table:default-cell-style-name="ce56"/>
        <table:table-column table:style-name="co7" table:default-cell-style-name="ce56"/>
        <table:table-column table:style-name="co9" table:default-cell-style-name="ce56"/>
        <table:table-column table:style-name="co10" table:default-cell-style-name="ce56"/>
        <table:table-column table:style-name="co11" table:default-cell-style-name="ce56"/>
        <table:table-column table:style-name="co10" table:default-cell-style-name="ce56"/>
        <table:table-column table:style-name="co12" table:number-columns-repeated="51" table:default-cell-style-name="ce56"/>
        <table:table-row table:style-name="ro1">
          <table:table-cell table:style-name="ce43" office:value-type="string" calcext:value-type="string">
            <text:p>Advertencia</text:p>
          </table:table-cell>
          <table:table-cell table:style-name="ce45" table:number-columns-repeated="4"/>
          <table:table-cell table:style-name="ce45" office:value-type="string" calcext:value-type="string">
            <text:p>Ir a…</text:p>
          </table:table-cell>
          <table:table-cell table:style-name="ce69"/>
          <table:table-cell table:style-name="ce45" table:number-columns-repeated="7"/>
          <table:table-cell table:style-name="ce45" office:value-type="float" office:value="1" calcext:value-type="float">
            <text:p>1</text:p>
          </table:table-cell>
          <table:table-cell table:style-name="ce45" table:number-columns-repeated="2"/>
          <table:table-cell table:number-columns-repeated="9"/>
          <table:table-cell table:style-name="Default"/>
          <table:table-cell table:number-columns-repeated="37"/>
        </table:table-row>
        <table:table-row table:style-name="ro1">
          <table:table-cell table:style-name="ce43"/>
          <table:table-cell table:style-name="ce45" table:number-columns-repeated="3"/>
          <table:table-cell table:style-name="ce68"/>
          <table:table-cell table:style-name="ce10" office:value-type="string" calcext:value-type="string">
            <text:p><text:a xlink:href="#Enunciado" xlink:type="simple">Enunciado</text:a></text:p>
          </table:table-cell>
          <table:table-cell table:style-name="ce69"/>
          <table:table-cell table:style-name="ce45" table:number-columns-repeated="10"/>
          <table:table-cell table:number-columns-repeated="9"/>
          <table:table-cell table:style-name="Default"/>
          <table:table-cell table:number-columns-repeated="37"/>
        </table:table-row>
        <table:table-row table:style-name="ro1">
          <table:table-cell table:style-name="ce44" office:value-type="string" calcext:value-type="string">
            <text:p>Este documento contiene macros asociadas a</text:p>
          </table:table-cell>
          <table:table-cell table:style-name="ce45" table:number-columns-repeated="2"/>
          <table:table-cell table:style-name="ce10" office:value-type="string" calcext:value-type="string">
            <text:p><text:span text:style-name="T4"><text:a xlink:href="#DescrFunc" xlink:type="simple">funciones</text:a></text:span></text:p>
          </table:table-cell>
          <table:table-cell table:style-name="ce68"/>
          <table:table-cell table:style-name="ce24" office:value-type="string" calcext:value-type="string">
            <text:p><text:a xlink:href="#Ayuda" xlink:type="simple">Ayuda</text:a></text:p>
          </table:table-cell>
          <table:table-cell table:style-name="ce69"/>
          <table:table-cell table:style-name="ce45" table:number-columns-repeated="10"/>
          <table:table-cell table:number-columns-repeated="47"/>
        </table:table-row>
        <table:table-row table:style-name="ro1">
          <table:table-cell table:style-name="ce45" office:value-type="string" calcext:value-type="string">
            <text:p>Si los cálculos no funcionan, haga clic en el menú</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 LibreOffice → Seguridad → Seguridad de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y ponga la seguridad en «Medio».</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Cierre el documento y vuelva a abrirlo activando las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Esto hace más vulnerable el ordenador.</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i se ha descargado esta hoja de:</text:p>
          </table:table-cell>
          <table:table-cell table:style-name="ce45"/>
          <table:table-cell table:style-name="ce28" office:value-type="string" calcext:value-type="string">
            <text:p><text:a xlink:href="https://alfonbarba.github.io/GitHub/calculo.html" xlink:type="simple">Hojas de cálculo</text:a></text:p>
          </table:table-cell>
          <table:table-cell table:style-name="ce45"/>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las macros que hay sólo desarrollan una serie de funciones para manejar formatos de número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y no son peligrosas. Si la ha descargado de otro lado, no garantizo su seguridad.</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8" office:value-type="string" calcext:value-type="string">
            <text:p>Instruc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Haga una copia de seguridad de este documento antes de empezar a usarl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8" office:value-type="string" calcext:value-type="string">
            <text:p>¡No copie nunca una celda de Menú (fondo salmón) en otra! Desaparecerán los menú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Si no ha hecho la copia de seguridad, la única solución es</text:p>
          </table:table-cell>
          <table:table-cell table:style-name="ce45" table:number-columns-repeated="2"/>
          <table:table-cell table:style-name="ce10" office:value-type="string" calcext:value-type="string">
            <text:p><text:a xlink:href="https://alfonbarba.github.io/GitHub/Calculos/SatelitesEs.ods" xlink:type="simple">descargar</text:a></text:p>
          </table:table-cell>
          <table:table-cell table:style-name="ce45" office:value-type="string" calcext:value-type="string">
            <text:p>de nuevo este documento.</text:p>
          </table:table-cell>
          <table:table-cell table:style-name="ce4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6" office:value-type="string" calcext:value-type="string">
            <text:p>Haga clic abajo en la pestaña Enunciado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10" office:value-type="string" calcext:value-type="string">
            <text:p><text:a xlink:href="#Enunciado" xlink:type="simple">Enunciado</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Teclee los datos en las celdas de color blanco y borde azul</text:p>
          </table:table-cell>
          <table:table-cell table:style-name="ce45" table:number-columns-repeated="2"/>
          <table:table-cell table:style-name="DatoEntrada"/>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Elija alguna de las opciones en las celdas de color salmón</text:p>
          </table:table-cell>
          <table:table-cell table:style-name="ce45" table:number-columns-repeated="2"/>
          <table:table-cell table:style-name="Desplegable" table:content-validation-name="val1"/>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Para más ayuda, haga clic abajo en la pestaña Ayuda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93" office:value-type="string" calcext:value-type="string">
            <text:p><text:a xlink:href="#NotasAyuda" xlink:type="simple">Ayuda</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Aclara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5" office:value-type="string" calcext:value-type="string">
            <text:p>Para ver bien los subíndices o superíndices se necesita una fuente UNICODE.</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un tipo de letra que contiene más símbolos que los normal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Este documento utiliza las fuentes Linux Biolinum G que agrupa las cifras de tres en tres</text:p>
          </table:table-cell>
          <table:table-cell table:style-name="ce45" table:number-columns-repeated="4"/>
          <table:table-cell table:style-name="ce45" office:value-type="float" office:value="1234567890" calcext:value-type="float">
            <text:p>1234567890</text:p>
          </table:table-cell>
          <table:table-cell table:style-name="ce69"/>
          <table:table-cell table:style-name="ce45" table:number-columns-repeated="10"/>
          <table:table-cell table:number-columns-repeated="47"/>
        </table:table-row>
        <table:table-row table:style-name="ro1">
          <table:table-cell table:style-name="ce10"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45" table:number-columns-repeated="4"/>
          <table:table-cell table:style-name="ce15" office:value-type="string" calcext:value-type="string">
            <text:p>H_3O^+<text:span text:style-name="T5"> </text:span></text:p>
          </table:table-cell>
          <table:table-cell table:style-name="ce69" office:value-type="string" calcext:value-type="string">
            <text:p>H_3O^+</text:p>
          </table:table-cell>
          <table:table-cell table:style-name="ce45" table:number-columns-repeated="10"/>
          <table:table-cell table:number-columns-repeated="47"/>
        </table:table-row>
        <table:table-row table:style-name="ro1">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en alguna celda habrá que revisar los menús desplegables.</text:p>
          </table:table-cell>
          <table:table-cell table:style-name="ce45" table:number-columns-repeated="3"/>
          <table:table-cell table:style-name="ce69"/>
          <table:table-cell table:style-name="ce45" table:number-columns-repeated="10"/>
          <table:table-cell table:number-columns-repeated="47"/>
        </table:table-row>
        <table:table-row table:style-name="ro1">
          <table:table-cell table:style-name="ce45" office:value-type="string" calcext:value-type="string">
            <text:p>Lo más probable es que queden opciones de un problema anterior que ya no son válidas </text:p>
          </table:table-cell>
          <table:table-cell table:style-name="ce45" table:number-columns-repeated="2"/>
          <table:table-cell table:style-name="ce67"/>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office:value-type="string" calcext:value-type="string">
            <text:p>para el problema actual. Despliegue los menús en color salmón y elija uno de los ítems de la lista.</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e pueden ver más decimales en los datos de entrada con la opción</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Calc → Calcular → Limitar <text:s/>los decimales</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poniendo más decimales o quitando la marca.</text:p>
          </table:table-cell>
          <table:table-cell table:style-name="ce45" table:number-columns-repeated="3"/>
          <table:table-cell table:style-name="ce67"/>
          <table:table-cell table:style-name="ce93" office:value-type="string" calcext:value-type="string">
            <text:p><text:a xlink:href="#NotasAyuda" xlink:type="simple">Ayuda</text:a></text:p>
          </table:table-cell>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Funciones</text:p>
          </table:table-cell>
          <table:table-cell table:style-name="ce45" table:number-columns-repeated="4"/>
          <table:table-cell table:style-name="ce43" office:value-type="string" calcext:value-type="string">
            <text:p>Ejemplos</text:p>
          </table:table-cell>
          <table:table-cell table:style-name="ce69"/>
          <table:table-cell table:style-name="ce45" table:number-columns-repeated="10"/>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0" office:value-type="string" calcext:value-type="string">
            <text:p>sig</text:p>
          </table:table-cell>
          <table:table-cell table:style-name="ce69" office:value-type="string" calcext:value-type="string">
            <text:p>cifras</text:p>
          </table:table-cell>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NumForma(núm; signif; cifras)</text:p>
          </table:table-cell>
          <table:table-cell table:style-name="ce45"/>
          <table:table-cell table:style-name="ce45" office:value-type="string" calcext:value-type="string">
            <text:p>Da un texto con el número en notación decimal o científica</text:p>
          </table:table-cell>
          <table:table-cell table:style-name="ce45" table:number-columns-repeated="2"/>
          <table:table-cell table:style-name="ce72"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1" table:formula="of:=NUMFORMA([.F41];[.G41];[.H41])" office:value-type="string" office:string-value="0,01235" calcext:value-type="string">
            <text:p>0,01235</text:p>
          </table:table-cell>
          <table:table-cell table:style-name="ce54" table:formula="of:=FORMULA([.I41])" office:value-type="string" office:string-value="=NUMFORMA(F41;G41;H41)" calcext:value-type="string">
            <text:p>=NUMFORMA(F41;G41;H41)</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lt;1 y la 1ª posición decimal es menor o igual que «cifras»</text:p>
          </table:table-cell>
          <table:table-cell table:style-name="ce45" table:number-columns-repeated="3"/>
          <table:table-cell table:style-name="ce72" table:formula="of:=[.F41]"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71" table:formula="of:=NUMFORMA([.F42];[.G42];[.H42])" office:value-type="string" office:string-value="1,235·10⁻²" calcext:value-type="string">
            <text:p>1,235·10⁻²</text:p>
          </table:table-cell>
          <table:table-cell table:style-name="ce54" table:formula="of:=FORMULA([.I42])" office:value-type="string" office:string-value="=NUMFORMA(F42;G42;H42)" calcext:value-type="string">
            <text:p>=NUMFORMA(F42;G42;H4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gt;1 y el n.º de cifras de la parte entera es menor o igual que «cifras»</text:p>
          </table:table-cell>
          <table:table-cell table:style-name="ce45" table:number-columns-repeated="3"/>
          <table:table-cell table:style-name="ce72" office:value-type="float" office:value="1234" calcext:value-type="float">
            <text:p>1234</text:p>
          </table:table-cell>
          <table:table-cell table:style-name="ce78"/>
          <table:table-cell table:style-name="ce78" office:value-type="float" office:value="4" calcext:value-type="float">
            <text:p>4</text:p>
          </table:table-cell>
          <table:table-cell table:style-name="ce71" table:formula="of:=NUMFORMA([.F43];[.G43];[.H43])" office:value-type="string" office:string-value="0" calcext:value-type="string">
            <text:p>0</text:p>
          </table:table-cell>
          <table:table-cell table:style-name="ce54" table:formula="of:=FORMULA([.I43])" office:value-type="string" office:string-value="=NUMFORMA(F43;G43;H43)" calcext:value-type="string">
            <text:p>=NUMFORMA(F43;G43;H4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científica</text:p>
          </table:table-cell>
          <table:table-cell table:style-name="ce45" office:value-type="string" calcext:value-type="string">
            <text:p>en los demás casos</text:p>
          </table:table-cell>
          <table:table-cell table:style-name="ce45" table:number-columns-repeated="3"/>
          <table:table-cell table:style-name="ce72" table:formula="of:=[.F43]" office:value-type="float" office:value="1234" calcext:value-type="float">
            <text:p>1234</text:p>
          </table:table-cell>
          <table:table-cell table:style-name="ce78"/>
          <table:table-cell table:style-name="ce78" office:value-type="float" office:value="3" calcext:value-type="float">
            <text:p>3</text:p>
          </table:table-cell>
          <table:table-cell table:style-name="ce71" table:formula="of:=NUMFORMA([.F44];[.G44];[.H44])" office:value-type="string" office:string-value="1·10³" calcext:value-type="string">
            <text:p>1·10³</text:p>
          </table:table-cell>
          <table:table-cell table:style-name="ce54" table:formula="of:=FORMULA([.I44])" office:value-type="string" office:string-value="=NUMFORMA(F44;G44;H44)" calcext:value-type="string">
            <text:p>=NUMFORMA(F44;G44;H4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3" office:value-type="string" calcext:value-type="string">
            <text:p>núm</text:p>
          </table:table-cell>
          <table:table-cell table:style-name="ce45" office:value-type="string" calcext:value-type="string">
            <text:p>El número que se va a convertir en texto</text:p>
          </table:table-cell>
          <table:table-cell table:style-name="ce45" table:number-columns-repeated="2"/>
          <table:table-cell table:style-name="ce72" office:value-type="float" office:value="-0.0014" calcext:value-type="float">
            <text:p>-0,0014</text:p>
          </table:table-cell>
          <table:table-cell table:style-name="ce78"/>
          <table:table-cell table:style-name="ce78" office:value-type="float" office:value="2" calcext:value-type="float">
            <text:p>2</text:p>
          </table:table-cell>
          <table:table-cell table:style-name="ce71" table:formula="of:=NUMFORMA([.F45];[.G45];[.H45])" office:value-type="string" office:string-value="-1·10⁻³" calcext:value-type="string">
            <text:p>-1·10⁻³</text:p>
          </table:table-cell>
          <table:table-cell table:style-name="ce54" table:formula="of:=FORMULA([.I45])" office:value-type="string" office:string-value="=NUMFORMA(F45;G45;H45)" calcext:value-type="string">
            <text:p>=NUMFORMA(F45;G45;H4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cifras</text:p>
          </table:table-cell>
          <table:table-cell table:style-name="ce45" office:value-type="string" calcext:value-type="string">
            <text:p>Decide entre notación decimal o científica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textoNum</text:p>
          </table:table-cell>
          <table:table-cell table:style-name="ce60"/>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textoNum)</text:p>
          </table:table-cell>
          <table:table-cell table:style-name="ce45"/>
          <table:table-cell table:style-name="ce45" office:value-type="string" calcext:value-type="string">
            <text:p>Calcula el valor de un texto numérico</text:p>
          </table:table-cell>
          <table:table-cell table:style-name="ce45" table:number-columns-repeated="2"/>
          <table:table-cell table:style-name="ce23" office:value-type="string" calcext:value-type="string">
            <text:p>2,00·10⁻³</text:p>
          </table:table-cell>
          <table:table-cell table:style-name="ce60"/>
          <table:table-cell table:style-name="ce45"/>
          <table:table-cell table:style-name="ce75" table:formula="of:=AVALOR([.F49])" office:value-type="float" office:value="0.002" calcext:value-type="float">
            <text:p>0,002</text:p>
          </table:table-cell>
          <table:table-cell table:style-name="ce54" table:formula="of:=FORMULA([.I49])" office:value-type="string" office:string-value="=AVALOR(F49)" calcext:value-type="string">
            <text:p>=AVALOR(F4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textoNum</text:p>
          </table:table-cell>
          <table:table-cell table:style-name="ce45" office:value-type="string" calcext:value-type="string">
            <text:p>Número en formato de texto</text:p>
          </table:table-cell>
          <table:table-cell table:style-name="ce45" table:number-columns-repeated="5"/>
          <table:table-cell table:style-name="ce69"/>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9" office:value-type="string" calcext:value-type="string">
            <text:p>signif</text:p>
          </table:table-cell>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NumForma(núm; signif))</text:p>
          </table:table-cell>
          <table:table-cell table:style-name="ce45"/>
          <table:table-cell table:style-name="ce45" office:value-type="string" calcext:value-type="string">
            <text:p>Da el número recortado a las cifras significativas</text:p>
          </table:table-cell>
          <table:table-cell table:style-name="ce45" table:number-columns-repeated="2"/>
          <table:table-cell table:style-name="ce72" office:value-type="float" office:value="1234567890" calcext:value-type="float">
            <text:p>1234567890</text:p>
          </table:table-cell>
          <table:table-cell table:style-name="ce78" office:value-type="float" office:value="4" calcext:value-type="float">
            <text:p>4</text:p>
          </table:table-cell>
          <table:table-cell table:style-name="ce45"/>
          <table:table-cell table:style-name="ce54" table:formula="of:=AVALOR(NUMFORMA([.F52];[.G52]))" office:value-type="float" office:value="1235000000" calcext:value-type="float">
            <text:p>1235000000</text:p>
          </table:table-cell>
          <table:table-cell table:style-name="ce54" table:formula="of:=FORMULA([.I52])" office:value-type="string" office:string-value="=AVALOR(NUMFORMA(F52;G52))" calcext:value-type="string">
            <text:p>=AVALOR(NUMFORMA(F52;G5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table:table-cell table:style-name="ce45"/>
          <table:table-cell table:style-name="ce45" office:value-type="string" calcext:value-type="string">
            <text:p>pero no muestra los ceros decimales a la derecha</text:p>
          </table:table-cell>
          <table:table-cell table:style-name="ce45" table:number-columns-repeated="2"/>
          <table:table-cell table:style-name="ce73" office:value-type="float" office:value="0.082" calcext:value-type="float">
            <text:p>0,082</text:p>
          </table:table-cell>
          <table:table-cell table:style-name="ce78" office:value-type="float" office:value="4" calcext:value-type="float">
            <text:p>4</text:p>
          </table:table-cell>
          <table:table-cell table:style-name="ce45"/>
          <table:table-cell table:style-name="ce54" table:formula="of:=AVALOR(NUMFORMA([.F53];[.G53]))" office:value-type="float" office:value="0.082" calcext:value-type="float">
            <text:p>0,082</text:p>
          </table:table-cell>
          <table:table-cell table:style-name="ce54" table:formula="of:=FORMULA([.I53])" office:value-type="string" office:string-value="=AVALOR(NUMFORMA(F53;G53))" calcext:value-type="string">
            <text:p>=AVALOR(NUMFORMA(F53;G5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núm</text:p>
          </table:table-cell>
          <table:table-cell table:style-name="ce45" office:value-type="string" calcext:value-type="string">
            <text:p>El número que se va a recortar o ampliar</text:p>
          </table:table-cell>
          <table:table-cell table:style-name="ce45" table:number-columns-repeated="2"/>
          <table:table-cell table:style-name="DatoEntrada" office:value-type="float" office:value="299792458" calcext:value-type="float">
            <text:p>299792458</text:p>
          </table:table-cell>
          <table:table-cell table:style-name="ce45" table:number-columns-repeated="2"/>
          <table:table-cell table:style-name="ce54" table:formula="of:=AVALOR(NUMFORMA([.F54]))" office:value-type="float" office:value="300000000" calcext:value-type="float">
            <text:p>300000000</text:p>
          </table:table-cell>
          <table:table-cell table:style-name="ce54" table:formula="of:=FORMULA([.I54])" office:value-type="string" office:string-value="=AVALOR(NUMFORMA(F54))" calcext:value-type="string">
            <text:p>=AVALOR(NUMFORMA(F5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72" table:formula="of:=PI()" office:value-type="float" office:value="3.14159265358979" calcext:value-type="float">
            <text:p>3,14159265358979</text:p>
          </table:table-cell>
          <table:table-cell table:style-name="ce78" office:value-type="float" office:value="6" calcext:value-type="float">
            <text:p>6</text:p>
          </table:table-cell>
          <table:table-cell table:style-name="ce45"/>
          <table:table-cell table:style-name="ce54" table:formula="of:=AVALOR(NUMFORMA([.F55];[.G55]))" office:value-type="float" office:value="3.14159" calcext:value-type="float">
            <text:p>3,14159</text:p>
          </table:table-cell>
          <table:table-cell table:style-name="ce54" table:formula="of:=FORMULA([.I55])" office:value-type="string" office:string-value="=AVALOR(NUMFORMA(F55;G55))" calcext:value-type="string">
            <text:p>=AVALOR(NUMFORMA(F55;G5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54"/>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ntreParent(número, exponente)</text:p>
          </table:table-cell>
          <table:table-cell table:style-name="ce14"/>
          <table:table-cell table:style-name="ce45" office:value-type="string" calcext:value-type="string">
            <text:p>Da un texto con el número entre paréntesis si es negativo</text:p>
          </table:table-cell>
          <table:table-cell table:style-name="ce45" table:number-columns-repeated="2"/>
          <table:table-cell table:style-name="ce72" office:value-type="float" office:value="-6.28" calcext:value-type="float">
            <text:p>-6,28</text:p>
          </table:table-cell>
          <table:table-cell table:style-name="ce54" office:value-type="string" calcext:value-type="string">
            <text:p>exponente</text:p>
          </table:table-cell>
          <table:table-cell table:style-name="ce54"/>
          <table:table-cell table:style-name="ce71" table:formula="of:=ENTREPARENT([.F57])" office:value-type="string" office:string-value="(-6,28)" calcext:value-type="string">
            <text:p>(-6,28)</text:p>
          </table:table-cell>
          <table:table-cell table:style-name="ce54" table:formula="of:=FORMULA([.I57])" office:value-type="string" office:string-value="=ENTREPARENT(F57)" calcext:value-type="string">
            <text:p>=ENTREPARENT(F57)</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office:value-type="string" calcext:value-type="string">
            <text:p>o está en notación científica y va a elevarse a un exponente</text:p>
          </table:table-cell>
          <table:table-cell table:style-name="ce45" table:number-columns-repeated="2"/>
          <table:table-cell table:style-name="ce72" office:value-type="string" calcext:value-type="string">
            <text:p>2,59·10⁻⁵</text:p>
          </table:table-cell>
          <table:table-cell table:style-name="ce78" office:value-type="float" office:value="3" calcext:value-type="float">
            <text:p>3</text:p>
          </table:table-cell>
          <table:table-cell table:style-name="ce54"/>
          <table:table-cell table:style-name="ce71" table:formula="of:=ENTREPARENT([.F58];[.G58])" office:value-type="string" office:string-value="(2,59·10⁻⁵)³" calcext:value-type="string">
            <text:p>(2,59·10⁻⁵)³</text:p>
          </table:table-cell>
          <table:table-cell table:style-name="ce54" table:formula="of:=FORMULA([.I58])" office:value-type="string" office:string-value="=ENTREPARENT(F58;G58)" calcext:value-type="string">
            <text:p>=ENTREPARENT(F58;G58)</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exponente</text:p>
          </table:table-cell>
          <table:table-cell table:style-name="ce45" office:value-type="string" calcext:value-type="string">
            <text:p>El exponente al que va a aparecer elevado</text:p>
          </table:table-cell>
          <table:table-cell table:style-name="ce45" table:number-columns-repeated="2"/>
          <table:table-cell table:style-name="ce72" office:value-type="float" office:value="-6.28" calcext:value-type="float">
            <text:p>-6,28</text:p>
          </table:table-cell>
          <table:table-cell table:style-name="ce78" office:value-type="float" office:value="2" calcext:value-type="float">
            <text:p>2</text:p>
          </table:table-cell>
          <table:table-cell table:style-name="ce54"/>
          <table:table-cell table:style-name="ce71" table:formula="of:=ENTREPARENT([.F59];[.G59])" office:value-type="string" office:string-value="-6,28²" calcext:value-type="string">
            <text:p>-6,28²</text:p>
          </table:table-cell>
          <table:table-cell table:style-name="ce54" table:formula="of:=FORMULA([.I59])" office:value-type="string" office:string-value="=ENTREPARENT(F59;G59)" calcext:value-type="string">
            <text:p>=ENTREPARENT(F59;G5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table:number-columns-repeated="3"/>
          <table:table-cell table:style-name="ce72" office:value-type="float" office:value="2018" calcext:value-type="float">
            <text:p>2018</text:p>
          </table:table-cell>
          <table:table-cell table:style-name="ce78" office:value-type="float" office:value="2" calcext:value-type="float">
            <text:p>2</text:p>
          </table:table-cell>
          <table:table-cell table:style-name="ce54"/>
          <table:table-cell table:style-name="ce71" table:formula="of:=ENTREPARENT([.F60];[.G60])" office:value-type="string" office:string-value="2018²" calcext:value-type="string">
            <text:p>2018²</text:p>
          </table:table-cell>
          <table:table-cell table:style-name="ce54" table:formula="of:=FORMULA([.I60])" office:value-type="string" office:string-value="=ENTREPARENT(F60;G60)" calcext:value-type="string">
            <text:p>=ENTREPARENT(F60;G60)</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texto</text:p>
          </table:table-cell>
          <table:table-cell table:style-name="ce69"/>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xpandeTexto(Texto, nEspacios)</text:p>
          </table:table-cell>
          <table:table-cell table:style-name="ce45"/>
          <table:table-cell table:style-name="ce45" office:value-type="string" calcext:value-type="string">
            <text:p>Da un texto con las letras separadas por espacios</text:p>
          </table:table-cell>
          <table:table-cell table:style-name="ce45" table:number-columns-repeated="2"/>
          <table:table-cell table:style-name="ce72" office:value-type="string" calcext:value-type="string">
            <text:p>hojas</text:p>
          </table:table-cell>
          <table:table-cell table:style-name="ce54"/>
          <table:table-cell table:style-name="ce45"/>
          <table:table-cell table:style-name="ce71" table:formula="of:=EXPANDETEXTO([.F62])" office:value-type="string" office:string-value="h o j a s" calcext:value-type="string">
            <text:p>h o j a s</text:p>
          </table:table-cell>
          <table:table-cell table:style-name="ce54" table:formula="of:=FORMULA([.I62])" office:value-type="string" office:string-value="=EXPANDETEXTO(F62)" calcext:value-type="string">
            <text:p>=EXPANDETEXTO(F6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nEspacios</text:p>
          </table:table-cell>
          <table:table-cell table:style-name="ce45" office:value-type="string" calcext:value-type="string">
            <text:p>N.º de espacios entre las letras (por defecto, 1)</text:p>
          </table:table-cell>
          <table:table-cell table:style-name="ce45" table:number-columns-repeated="2"/>
          <table:table-cell table:style-name="ce72" office:value-type="string" calcext:value-type="string">
            <text:p>hojas</text:p>
          </table:table-cell>
          <table:table-cell table:style-name="ce27" office:value-type="float" office:value="3" calcext:value-type="float">
            <text:p>3</text:p>
          </table:table-cell>
          <table:table-cell table:style-name="ce45"/>
          <table:table-cell table:style-name="ce71" table:formula="of:=EXPANDETEXTO([.F63];[.G63])" office:value-type="string" office:string-value="h   o   j   a   s" calcext:value-type="string">
            <text:p>h <text:s text:c="2"/>o <text:s text:c="2"/>j <text:s text:c="2"/>a <text:s text:c="2"/>s</text:p>
          </table:table-cell>
          <table:table-cell table:style-name="ce54" table:formula="of:=FORMULA([.I63])" office:value-type="string" office:string-value="=EXPANDETEXTO(F63;G63)" calcext:value-type="string">
            <text:p>=EXPANDETEXTO(F63;G6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seleccione un rango y haga clic en Borrar datos</text:p>
          </table:table-cell>
          <table:table-cell table:style-name="ce45" table:number-columns-repeated="2"/>
          <table:table-cell table:style-name="ce60"/>
          <table:table-cell table:style-name="ce4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17"/>
          <table:table-cell table:number-columns-repeated="47"/>
        </table:table-row>
        <table:table-row table:style-name="ro1" table:number-rows-repeated="18">
          <table:table-cell table:style-name="ce45" table:number-columns-repeated="6"/>
          <table:table-cell table:style-name="ce69"/>
          <table:table-cell table:style-name="ce45"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20"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65"/>
          <table:table-cell table:number-columns-repeated="62"/>
        </table:table-row>
        <table:table-row table:style-name="ro1" table:number-rows-repeated="1048435">
          <table:table-cell table:number-columns-repeated="64"/>
        </table:table-row>
        <table:table-row table:style-name="ro2" table:number-rows-repeated="30">
          <table:table-cell table:number-columns-repeated="64"/>
        </table:table-row>
        <table:table-row table:style-name="ro3" table:number-rows-repeated="21">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3" table:default-cell-style-name="ce56"/>
        <table:table-column table:style-name="co14" table:number-columns-repeated="2" table:default-cell-style-name="ce56"/>
        <table:table-column table:style-name="co15" table:default-cell-style-name="ce56"/>
        <table:table-column table:style-name="co13" table:number-columns-repeated="5" table:default-cell-style-name="ce56"/>
        <table:table-column table:style-name="co16" table:default-cell-style-name="ce56"/>
        <table:table-column table:style-name="co12" table:number-columns-repeated="2" table:default-cell-style-name="ce56"/>
        <table:table-column table:style-name="co17" table:default-cell-style-name="ce56"/>
        <table:table-column table:style-name="co12" table:number-columns-repeated="51" table:default-cell-style-name="ce56"/>
        <table:table-row table:style-name="ro4">
          <table:table-cell table:style-name="ce48" office:value-type="string" calcext:value-type="string">
            <text:p>Ayuda</text:p>
          </table:table-cell>
          <table:table-cell table:style-name="ce45" table:number-columns-repeated="6"/>
          <table:table-cell table:style-name="ce45" office:value-type="string" calcext:value-type="string">
            <text:p>Ir a…</text:p>
          </table:table-cell>
          <table:table-cell table:style-name="ce45"/>
          <table:table-cell table:style-name="ce75" office:value-type="string" calcext:value-type="string">
            <text:p>Ver documento</text:p>
          </table:table-cell>
          <table:table-cell table:style-name="ce45"/>
          <table:table-cell table:style-name="ce45" office:value-type="string" calcext:value-type="string">
            <text:p>Aclaraciones</text:p>
          </table:table-cell>
          <table:table-cell table:style-name="ce45" table:number-columns-repeated="3"/>
          <table:table-cell table:number-columns-repeated="11"/>
          <table:table-cell office:value-type="string" calcext:value-type="string">
            <text:p>Clic y pinchar en la flecha</text:p>
          </table:table-cell>
          <table:table-cell table:number-columns-repeated="37"/>
        </table:table-row>
        <table:table-row table:style-name="ro4">
          <table:table-cell table:style-name="ce45" office:value-type="string" calcext:value-type="string">
            <text:p>Puede usar este documento para resolver un problema del tipo del que aparece en la pestaña</text:p>
          </table:table-cell>
          <table:table-cell table:style-name="ce45" table:number-columns-repeated="6"/>
          <table:table-cell table:style-name="ce10" office:value-type="string" calcext:value-type="string">
            <text:p><text:a xlink:href="#Enunciado" xlink:type="simple">Enunciado</text:a></text:p>
          </table:table-cell>
          <table:table-cell table:style-name="ce45"/>
          <table:table-cell table:style-name="ce10" office:value-type="string" calcext:value-type="string">
            <text:p><text:a xlink:href="../SatelitesEjemplosABAUEs.pdf" xlink:type="simple" office:target-frame-name="_blank">Ejemplos ABAU</text:a></text:p>
          </table:table-cell>
          <table:table-cell table:style-name="ce45"/>
          <table:table-cell table:style-name="ce10" office:value-type="string" calcext:value-type="string">
            <text:p><text:a xlink:href="#CifrasSign" xlink:type="simple">Cifras significativas</text:a></text:p>
          </table:table-cell>
          <table:table-cell table:style-name="ce10"/>
          <table:table-cell table:style-name="ce45" table:number-columns-repeated="2"/>
          <table:table-cell table:number-columns-repeated="11"/>
          <table:table-cell office:value-type="string" calcext:value-type="string">
            <text:p>Desplegar</text:p>
          </table:table-cell>
          <table:table-cell table:number-columns-repeated="37"/>
        </table:table-row>
        <table:table-row table:style-name="ro4">
          <table:table-cell table:style-name="ce45" office:value-type="string" calcext:value-type="string">
            <text:p>Si quedan datos o resultados de un problema anterior muy diferente del que quiere comprobar</text:p>
          </table:table-cell>
          <table:table-cell table:style-name="ce45" table:number-columns-repeated="6"/>
          <table:table-cell table:style-name="ce10" office:value-type="string" calcext:value-type="string">
            <text:p><text:a xlink:href="#Introd" xlink:type="simple">Introducción</text:a></text:p>
          </table:table-cell>
          <table:table-cell table:style-name="ce45"/>
          <table:table-cell table:style-name="ce10" office:value-type="string" calcext:value-type="string">
            <text:p><text:a xlink:href="../SatelitesEjemplosPAUEs.pdf" xlink:type="simple" office:target-frame-name="_blank">Ejemplos PAU</text:a></text:p>
          </table:table-cell>
          <table:table-cell table:style-name="ce45"/>
          <table:table-cell table:style-name="ce10" office:value-type="string" calcext:value-type="string">
            <text:p><text:a xlink:href="#CopiarResultado" xlink:type="simple">Copiar un resultado en otra celda</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ahora, haga clic en el botón</text:p>
          </table:table-cell>
          <table:table-cell table:style-name="ce45"/>
          <table:table-cell table:style-name="ce45">
            <draw:control table:end-cell-address="Ayuda.C5" table:end-x="2.113cm" table:end-y="0.051cm" draw:z-index="1" draw:style-name="gr1" draw:text-style-name="P1" svg:width="1.989cm" svg:height="0.467cm" svg:x="0.124cm" svg:y="0.071cm" draw:control="control1"/>
          </table:table-cell>
          <table:table-cell table:style-name="ce45" office:value-type="string" calcext:value-type="string">
            <text:p>de la pestaña</text:p>
          </table:table-cell>
          <table:table-cell table:style-name="ce10" office:value-type="string" calcext:value-type="string">
            <text:p><text:a xlink:href="#Enunciado" xlink:type="simple">Enunciado</text:a></text:p>
          </table:table-cell>
          <table:table-cell table:style-name="ce45" table:number-columns-repeated="2"/>
          <table:table-cell table:style-name="ce10" office:value-type="string" calcext:value-type="string">
            <text:p><text:a xlink:href="#DescrFunc" xlink:type="simple">Funciones</text:a></text:p>
          </table:table-cell>
          <table:table-cell table:style-name="ce45" table:number-columns-repeated="3"/>
          <table:table-cell table:style-name="ce10" office:value-type="string" calcext:value-type="string">
            <text:p><text:a xlink:href="#ErrorResult" xlink:type="simple">Errores en resultados</text:a></text:p>
          </table:table-cell>
          <table:table-cell table:style-name="ce10"/>
          <table:table-cell table:style-name="ce45" table:number-columns-repeated="2"/>
          <table:table-cell table:number-columns-repeated="49"/>
        </table:table-row>
        <table:table-row table:style-name="ro4">
          <table:table-cell table:style-name="ce6" office:value-type="string" calcext:value-type="string">
            <text:p>y haga clic en el botón</text:p>
          </table:table-cell>
          <table:table-cell table:style-name="ce45"/>
          <table:table-cell table:style-name="ce97" office:value-type="string" calcext:value-type="string">
            <text:p>Aceptar</text:p>
          </table:table-cell>
          <table:table-cell table:style-name="ce74" office:value-type="string" calcext:value-type="string">
            <text:p><text:s/>do <text:s/>cuadro de diálogo que aparece</text:p>
          </table:table-cell>
          <table:table-cell table:style-name="ce45" table:number-columns-repeated="7"/>
          <table:table-cell table:style-name="ce10" office:value-type="string" calcext:value-type="string">
            <text:p><text:a xlink:href="#ElegirOEscribir" xlink:type="simple">Escribir dato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o vaya al menú</text:p>
          </table:table-cell>
          <table:table-cell table:style-name="ce45" table:number-columns-repeated="10"/>
          <table:table-cell table:style-name="ce99" office:value-type="string" calcext:value-type="string">
            <text:p><text:a xlink:href="#Formatos" xlink:type="simple">Formatos</text:a></text:p>
          </table:table-cell>
          <table:table-cell table:style-name="ce10"/>
          <table:table-cell table:style-name="ce45" table:number-columns-repeated="2"/>
          <table:table-cell table:number-columns-repeated="49"/>
        </table:table-row>
        <table:table-row table:style-name="ro4">
          <table:table-cell table:style-name="ce79" office:value-type="string" calcext:value-type="string">
            <text:p>Editar → Seleccionar → Seleccionar celdas sin proteger</text:p>
          </table:table-cell>
          <table:table-cell table:style-name="ce45" table:number-columns-repeated="10"/>
          <table:table-cell table:style-name="ce10" office:value-type="string" calcext:value-type="string">
            <text:p><text:a xlink:href="#NoSePueden" xlink:type="simple">No se puede escribir en las celda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e pulse a tecla</text:p>
          </table:table-cell>
          <table:table-cell table:style-name="ce45" table:number-columns-repeated="10"/>
          <table:table-cell table:style-name="ce10" office:value-type="string" calcext:value-type="string">
            <text:p><text:a xlink:href="#BorrarTodo" xlink:type="simple">El botón «Borrar datos» no va</text:a></text:p>
          </table:table-cell>
          <table:table-cell table:style-name="ce10"/>
          <table:table-cell table:style-name="ce45" table:number-columns-repeated="2"/>
          <table:table-cell table:number-columns-repeated="49"/>
        </table:table-row>
        <table:table-row table:style-name="ro4">
          <table:table-cell table:style-name="ce46" office:value-type="string" calcext:value-type="string">
            <text:p>Supr</text:p>
          </table:table-cell>
          <table:table-cell table:style-name="ce45" table:number-columns-repeated="10"/>
          <table:table-cell table:style-name="ce10" office:value-type="string" calcext:value-type="string">
            <text:p><text:a xlink:href="#OtrosCalc" xlink:type="simple">Otros cálculos</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Escriba o elija los datos según el </text:p>
          </table:table-cell>
          <table:table-cell table:style-name="ce45" table:number-columns-repeated="2"/>
          <table:table-cell table:style-name="ce10" office:value-type="string" calcext:value-type="string">
            <text:p><text:span text:style-name="T4"><text:a xlink:href="#ElegirOEscribir" xlink:type="simple">tipo de celda</text:a></text:span></text:p>
          </table:table-cell>
          <table:table-cell table:style-name="ce45" table:number-columns-repeated="11"/>
          <table:table-cell table:number-columns-repeated="49"/>
        </table:table-row>
        <table:table-row table:style-name="ro4">
          <table:table-cell table:style-name="ce45" office:value-type="string" calcext:value-type="string">
            <text:p>y observe los resultados en los que puede elegir las unidades o magnitudes que se presentan</text:p>
          </table:table-cell>
          <table:table-cell table:style-name="ce45" table:number-columns-repeated="14"/>
          <table:table-cell table:number-columns-repeated="49"/>
        </table:table-row>
        <table:table-row table:style-name="ro4">
          <table:table-cell table:style-name="ce45" office:value-type="string" calcext:value-type="string">
            <text:p>Los resultados aparecen en la misma pestaña, pero algunos cálculos se explican en las pestañas</text:p>
          </table:table-cell>
          <table:table-cell table:style-name="ce45" table:number-columns-repeated="6"/>
          <table:table-cell table:style-name="ce10" office:value-type="string" calcext:value-type="string">
            <text:p><text:a xlink:href="#Periodo" xlink:type="simple">Cálculo del período</text:a></text:p>
          </table:table-cell>
          <table:table-cell table:style-name="ce10"/>
          <table:table-cell table:style-name="ce45" table:number-columns-repeated="6"/>
          <table:table-cell table:number-columns-repeated="49"/>
        </table:table-row>
        <table:table-row table:style-name="ro4">
          <table:table-cell table:style-name="ce45" table:number-columns-repeated="7"/>
          <table:table-cell table:style-name="ce10" office:value-type="string" calcext:value-type="string">
            <text:p><text:a xlink:href="#Altura" xlink:type="simple">Cálculo de la altura</text:a></text:p>
          </table:table-cell>
          <table:table-cell table:style-name="ce10"/>
          <table:table-cell table:style-name="ce45" table:number-columns-repeated="6"/>
          <table:table-cell table:number-columns-repeated="49"/>
        </table:table-row>
        <table:table-row table:style-name="ro4">
          <table:table-cell table:style-name="ce48" office:value-type="string" calcext:value-type="string">
            <text:p>Seguir enlaces</text:p>
          </table:table-cell>
          <table:table-cell table:style-name="ce45" table:number-columns-repeated="6"/>
          <table:table-cell table:style-name="ce10" office:value-type="string" calcext:value-type="string">
            <text:p><text:a xlink:href="#Peso" xlink:type="simple">Cálculo del peso</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Los enlaces son celdas con este aspecto</text:p>
          </table:table-cell>
          <table:table-cell table:style-name="ce45" table:number-columns-repeated="2"/>
          <table:table-cell table:style-name="ce10" office:value-type="string" calcext:value-type="string">
            <text:p><text:a xlink:href="#EjemploEnlace" xlink:type="simple">Enlace</text:a></text:p>
          </table:table-cell>
          <table:table-cell table:style-name="ce45" table:number-columns-repeated="3"/>
          <table:table-cell table:style-name="ce10" office:value-type="string" calcext:value-type="string">
            <text:p><text:a xlink:href="#Energia" xlink:type="simple">Cálculo de la energía</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Para seguir un enlace pulse la tecla Control («Ctrl») mientras pincha en él.</text:p>
          </table:table-cell>
          <table:table-cell table:style-name="ce45" table:number-columns-repeated="14"/>
          <table:table-cell table:number-columns-repeated="49"/>
        </table:table-row>
        <table:table-row table:style-name="ro4">
          <table:table-cell table:style-name="ce45" office:value-type="string" calcext:value-type="string">
            <text:p>Si prefiere seguir el enlace sin tener que pulsar la tecla Control, vaya al menú</text:p>
          </table:table-cell>
          <table:table-cell table:style-name="ce45" table:number-columns-repeated="14"/>
          <table:table-cell table:number-columns-repeated="49"/>
        </table:table-row>
        <table:table-row table:style-name="ro4">
          <table:table-cell table:style-name="ce46" office:value-type="string" calcext:value-type="string">
            <text:p>Herramientas → Opciones → LibreOffice → Seguridad → Opciones de seguridad y alertas</text:p>
          </table:table-cell>
          <table:table-cell table:style-name="ce45" table:number-columns-repeated="14"/>
          <table:table-cell table:number-columns-repeated="49"/>
        </table:table-row>
        <table:table-row table:style-name="ro4">
          <table:table-cell table:style-name="ce45" office:value-type="string" calcext:value-type="string">
            <text:p>haga clic en</text:p>
          </table:table-cell>
          <table:table-cell table:style-name="ce103" office:value-type="string" calcext:value-type="string">
            <text:p><text:s/>Opciones</text:p>
          </table:table-cell>
          <table:table-cell table:style-name="ce71"/>
          <table:table-cell table:style-name="ce71" office:value-type="string" calcext:value-type="string">
            <text:p> y quite la marca [<text:span text:style-name="T7">√</text:span>]  </text:p>
          </table:table-cell>
          <table:table-cell table:style-name="ce46" office:value-type="string" calcext:value-type="string">
            <text:p>Ctrl+pulsación para abrir hiperenlaces</text:p>
          </table:table-cell>
          <table:table-cell table:style-name="ce45" table:number-columns-repeated="10"/>
          <table:table-cell table:number-columns-repeated="49"/>
        </table:table-row>
        <table:table-row table:style-name="ro4">
          <table:table-cell table:style-name="ce45" office:value-type="string" calcext:value-type="string">
            <text:p>También puede ir a otra hoja haciendo clic en una de las pestañas de la parte inferior.</text:p>
          </table:table-cell>
          <table:table-cell table:style-name="ce45" table:number-columns-repeated="14"/>
          <table:table-cell table:number-columns-repeated="49"/>
        </table:table-row>
        <table:table-row table:style-name="ro4">
          <table:table-cell table:style-name="ce48"/>
          <table:table-cell table:style-name="ce45" table:number-columns-repeated="14"/>
          <table:table-cell table:number-columns-repeated="49"/>
        </table:table-row>
        <table:table-row table:style-name="ro4">
          <table:table-cell table:style-name="ce48" office:value-type="string" calcext:value-type="string">
            <text:p>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En la hoja de Enunciados existen dos tipos de celdas para 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a) Menú</text:p>
          </table:table-cell>
          <table:table-cell table:style-name="ce104" table:content-validation-name="val2" office:value-type="string" calcext:value-type="string" table:number-columns-spanned="2" table:number-rows-spanned="1">
            <text:p>Clic y pinchar en la flecha</text:p>
          </table:table-cell>
          <table:covered-table-cell table:style-name="ce45"/>
          <table:table-cell table:style-name="ce45" office:value-type="string" calcext:value-type="string">
            <text:p>Las celdas con fondo salmón son para elegir en una lista de opciones.</text:p>
          </table:table-cell>
          <table:table-cell table:style-name="ce45" table:number-columns-repeated="11"/>
          <table:table-cell table:number-columns-repeated="49"/>
        </table:table-row>
        <table:table-row table:style-name="ro4">
          <table:table-cell table:style-name="ce45"/>
          <table:table-cell table:style-name="ce45" office:value-type="string" calcext:value-type="string">
            <text:p>Haga clic en ella y aparecerá <text:span text:style-name="T6">⇓</text:span>. Al pulsar esta flecha se despliegan las opcione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8" office:value-type="string" calcext:value-type="string">
            <text:p>¡No copie nunca una celda de Menú en otra! Desaparecerán los menú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5" office:value-type="string" calcext:value-type="string">
            <text:p>Si no ha hecho la copia de seguridad, la única solución es</text:p>
          </table:table-cell>
          <table:table-cell table:style-name="ce45" table:number-columns-repeated="3"/>
          <table:table-cell table:style-name="ce10" office:value-type="string" calcext:value-type="string">
            <text:p><text:a xlink:href="https://alfonbarba.github.io/GitHub/Calculos/SatelitesEs.ods" xlink:type="simple">descargar</text:a></text:p>
          </table:table-cell>
          <table:table-cell table:style-name="ce45" office:value-type="string" calcext:value-type="string">
            <text:p>de nuevo este documento.</text:p>
          </table:table-cell>
          <table:table-cell table:style-name="ce45" table:number-columns-repeated="8"/>
          <table:table-cell table:number-columns-repeated="49"/>
        </table:table-row>
        <table:table-row table:style-name="ro4">
          <table:table-cell table:style-name="ce45" office:value-type="string" calcext:value-type="string">
            <text:p>b) Valores</text:p>
          </table:table-cell>
          <table:table-cell table:style-name="ce55"/>
          <table:table-cell table:style-name="ce45"/>
          <table:table-cell table:style-name="ce45" office:value-type="string" calcext:value-type="string">
            <text:p>Las celdas con borde azul se usan para escribir valores numéricos.</text:p>
          </table:table-cell>
          <table:table-cell table:style-name="ce45" table:number-columns-repeated="11"/>
          <table:table-cell table:number-columns-repeated="49"/>
        </table:table-row>
        <table:table-row table:style-name="ro4">
          <table:table-cell table:style-name="ce45"/>
          <table:table-cell table:style-name="ce86" office:value-type="string" calcext:value-type="string">
            <text:p>Puede elegir en la barra de herramientas el formato</text:p>
          </table:table-cell>
          <table:table-cell table:style-name="ce94" table:number-columns-repeated="3"/>
          <table:table-cell table:style-name="ce106" office:value-type="string" calcext:value-type="string">
            <text:p>científico</text:p>
          </table:table-cell>
          <table:table-cell table:style-name="ce109" office:value-type="string" calcext:value-type="string">
            <text:p>o general</text:p>
          </table:table-cell>
          <table:table-cell table:style-name="ce106" office:value-type="string" calcext:value-type="string">
            <text:p>y añadir o</text:p>
          </table:table-cell>
          <table:table-cell table:style-name="ce86" office:value-type="string" calcext:value-type="string">
            <text:p>eliminar decimales </text:p>
          </table:table-cell>
          <table:table-cell table:style-name="ce86"/>
          <table:table-cell table:style-name="ce45" table:number-columns-repeated="5"/>
          <table:table-cell table:number-columns-repeated="49"/>
        </table:table-row>
        <table:table-row table:style-name="ro5">
          <table:table-cell table:style-name="ce45"/>
          <table:table-cell table:style-name="ce86" office:value-type="string" calcext:value-type="string">
            <text:p>haciendo clic en uno de los iconos <text:s/>(LibreOffice 7.3)</text:p>
          </table:table-cell>
          <table:table-cell table:style-name="ce94" table:number-columns-repeated="3"/>
          <table:table-cell table:style-name="ce107" office:value-type="string" calcext:value-type="string">
            <text:p>E</text:p>
          </table:table-cell>
          <table:table-cell table:style-name="ce107" office:value-type="float" office:value="12" calcext:value-type="float">
            <text:p>12</text:p>
          </table:table-cell>
          <table:table-cell table:style-name="ce110" office:value-type="string" calcext:value-type="string">
            <text:p>,00+</text:p>
          </table:table-cell>
          <table:table-cell table:style-name="ce111" office:value-type="string" calcext:value-type="string">
            <text:p>,00<text:span text:style-name="T10">×</text:span></text:p>
          </table:table-cell>
          <table:table-cell table:style-name="ce86"/>
          <table:table-cell table:style-name="ce45" table:number-columns-repeated="5"/>
          <table:table-cell table:number-columns-repeated="49"/>
        </table:table-row>
        <table:table-row table:style-name="ro4">
          <table:table-cell table:style-name="ce45" office:value-type="string" calcext:value-type="string">
            <text:p>c) Etiquetas</text:p>
          </table:table-cell>
          <table:table-cell table:style-name="ce90"/>
          <table:table-cell table:style-name="ce94"/>
          <table:table-cell table:style-name="ce45" office:value-type="string" calcext:value-type="string">
            <text:p>Las celdas con borde negro son para escribir texto. No admiten fórmulas.</text:p>
          </table:table-cell>
          <table:table-cell table:style-name="ce94"/>
          <table:table-cell table:style-name="ce86" table:number-columns-repeated="5"/>
          <table:table-cell table:style-name="ce45" table:number-columns-repeated="5"/>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Cifras significativas</text:p>
          </table:table-cell>
          <table:table-cell table:style-name="ce45"/>
          <table:table-cell table:style-name="ce128" table:content-validation-name="val3">
            <office:annotation draw:style-name="gr2" draw:text-style-name="P3" svg:width="3.445cm" svg:height="2.416cm" svg:x="7.288cm" svg:y="15.611cm" draw:caption-point-x="0.001cm" draw:caption-point-y="0.001cm">
              <dc:creator>ABM</dc:creator>
              <dc:date>2016-07-06T00:00:00</dc:date>
              <text:p text:style-name="P2"><text:span text:style-name="T1">Número de cifras significativas (1 a 6) de los resultados. Dejarlo en blanco supone 3.</text:span></text:p>
            </office:annotation>
          </table:table-cell>
          <table:table-cell table:style-name="ce88" table:formula="of:=IF(ISBLANK([.C33]);3;[.C33])" office:value-type="float" office:value="3" calcext:value-type="float">
            <text:p>3</text:p>
          </table:table-cell>
          <table:table-cell table:style-name="ce45"/>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e puede elegir el número de cifras significativas (1 a 6)</text:p>
          </table:table-cell>
          <table:table-cell table:style-name="ce45" table:number-columns-repeated="14"/>
          <table:table-cell table:number-columns-repeated="49"/>
        </table:table-row>
        <table:table-row table:style-name="ro4">
          <table:table-cell table:style-name="ce45" office:value-type="string" calcext:value-type="string">
            <text:p>con las que aparecerán los resultados, pero no se usan en los cálculos intermedios.</text:p>
          </table:table-cell>
          <table:table-cell table:style-name="ce45" table:number-columns-repeated="6"/>
          <table:table-cell table:style-name="ce71"/>
          <table:table-cell table:style-name="ce45" office:value-type="string" calcext:value-type="string">
            <text:p>se muestra como</text:p>
          </table:table-cell>
          <table:table-cell table:style-name="ce45" table:number-columns-repeated="6"/>
          <table:table-cell table:number-columns-repeated="49"/>
        </table:table-row>
        <table:table-row table:style-name="ro4">
          <table:table-cell table:style-name="ce45" office:value-type="string" calcext:value-type="string">
            <text:p>Si se deja en blanco, presenta los resultados con 3 cifras significativas.</text:p>
          </table:table-cell>
          <table:table-cell table:style-name="ce45" table:number-columns-repeated="6"/>
          <table:table-cell table:style-name="DatoEntrada" office:value-type="float" office:value="123456789" calcext:value-type="float">
            <text:p>123456789</text:p>
          </table:table-cell>
          <table:table-cell table:style-name="ce71" table:formula="of:=NUMFORMA([.H36];[.D33];3)" office:value-type="string" office:string-value="1,23·10⁸" calcext:value-type="string">
            <text:p>1,23·10⁸</text:p>
          </table:table-cell>
          <table:table-cell table:style-name="ce45" table:number-columns-repeated="6"/>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OTROS CÁLCUL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on las celdas en las que puede hacer otros cálculos distintos a los previstos.</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7" office:value-type="string" calcext:value-type="string" table:number-columns-spanned="7" table:number-rows-spanned="1">
            <text:p>O T R O S <text:s text:c="2"/>C Á L C U L O S</text:p>
          </table:table-cell>
          <table:covered-table-cell table:number-columns-repeated="4" table:style-name="ce80"/>
          <table:covered-table-cell table:number-columns-repeated="2" table:style-name="ce45"/>
          <table:table-cell table:style-name="ce45" table:number-columns-repeated="8"/>
          <table:table-cell table:number-columns-repeated="49"/>
        </table:table-row>
        <table:table-row table:style-name="ro4">
          <table:table-cell table:style-name="ce80"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table:number-columns-repeated="4"/>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number-columns-repeated="4"/>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Escriba las ecuaciones de cálculo en las celdas de fondo blanco.</text:p>
          </table:table-cell>
          <table:table-cell table:style-name="ce45" table:number-columns-repeated="14"/>
          <table:table-cell table:number-columns-repeated="49"/>
        </table:table-row>
        <table:table-row table:style-name="ro4">
          <table:table-cell table:style-name="ce45" office:value-type="string" calcext:value-type="string">
            <text:p>Es posible que necesite usar la función AVALOR para convertir el contenido de una celda en un número</text:p>
          </table:table-cell>
          <table:table-cell table:style-name="ce45" table:number-columns-repeated="14"/>
          <table:table-cell table:number-columns-repeated="49"/>
        </table:table-row>
        <table:table-row table:style-name="ro4">
          <table:table-cell table:style-name="ce45" office:value-type="string" calcext:value-type="string">
            <text:p>(aunque su aspecto sea de un número).</text:p>
          </table:table-cell>
          <table:table-cell table:style-name="ce45" table:number-columns-repeated="14"/>
          <table:table-cell table:number-columns-repeated="49"/>
        </table:table-row>
        <table:table-row table:style-name="ro4">
          <table:table-cell table:style-name="ce45" office:value-type="string" calcext:value-type="string">
            <text:p>Si quiere, escriba la magnitud calculada en las celdas de fondo violeta.</text:p>
          </table:table-cell>
          <table:table-cell table:style-name="ce45" table:number-columns-repeated="5"/>
          <table:table-cell table:style-name="ce45" office:value-type="string" calcext:value-type="string">
            <text:p>Período</text:p>
          </table:table-cell>
          <table:table-cell table:style-name="ce45" table:number-columns-repeated="8"/>
          <table:table-cell table:number-columns-repeated="49"/>
        </table:table-row>
        <table:table-row table:style-name="ro4">
          <table:table-cell table:style-name="ce45" office:value-type="string" calcext:value-type="string">
            <text:p>P. ej. para calcular el número de vueltas en un movimiento circular</text:p>
          </table:table-cell>
          <table:table-cell table:style-name="ce45" table:number-columns-repeated="4"/>
          <table:table-cell table:style-name="ce45" table:formula="of:=CELL(&quot;address&quot;;[.G50])" office:value-type="string" office:string-value="$G$50" calcext:value-type="string">
            <text:p>$G$50</text:p>
          </table:table-cell>
          <table:table-cell table:style-name="ce71" table:formula="of:=NUMFORMA(5280;3;3)" office:value-type="string" office:string-value="5,28·10³" calcext:value-type="string">
            <text:p>5,28·10³</text:p>
          </table:table-cell>
          <table:table-cell table:style-name="ce45" office:value-type="string" calcext:value-type="string">
            <text:p>s</text:p>
          </table:table-cell>
          <table:table-cell table:style-name="ce45" table:number-columns-repeated="7"/>
          <table:table-cell table:number-columns-repeated="49"/>
        </table:table-row>
        <table:table-row table:style-name="ro4">
          <table:table-cell table:style-name="ce45" office:value-type="string" calcext:value-type="string">
            <text:p>Celda violeta a la derecha de Magnitud →</text:p>
          </table:table-cell>
          <table:table-cell table:style-name="ce45" table:number-columns-repeated="2"/>
          <table:table-cell table:style-name="ce45" office:value-type="string" calcext:value-type="string">
            <text:p>N.º vueltas</text:p>
          </table:table-cell>
          <table:table-cell table:style-name="ce45" table:number-columns-repeated="11"/>
          <table:table-cell table:number-columns-repeated="49"/>
        </table:table-row>
        <table:table-row table:style-name="ro4">
          <table:table-cell table:style-name="ce45" office:value-type="string" calcext:value-type="string">
            <text:p>Celda de fondo blanco bajo ella:</text:p>
          </table:table-cell>
          <table:table-cell table:style-name="ce45" table:number-columns-repeated="2"/>
          <table:table-cell table:style-name="ce45" table:formula="of:=FORMULA([.C55])" office:value-type="string" office:string-value="=1/AVALOR(G50)" calcext:value-type="string">
            <text:p>=1/AVALOR(G50)</text:p>
          </table:table-cell>
          <table:table-cell table:style-name="ce45" table:number-columns-repeated="11"/>
          <table:table-cell table:number-columns-repeated="49"/>
        </table:table-row>
        <table:table-row table:style-name="ro4">
          <table:table-cell table:style-name="ce80"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office:value-type="string" calcext:value-type="string">
            <text:p>N.º vueltas</text:p>
          </table:table-cell>
          <table:table-cell table:style-name="ce62" table:number-columns-repeated="3"/>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formula="of:=1/AVALOR([.G50])" office:value-type="float" office:value="0.000189393939393939" calcext:value-type="float">
            <text:p>0,000189393939393939</text:p>
          </table:table-cell>
          <table:table-cell table:style-name="ce61" table:number-columns-repeated="3"/>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Format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Las celdas pierden el formato si se copia en ellas datos de otro tipo de celda.</text:p>
          </table:table-cell>
          <table:table-cell table:style-name="ce45" table:number-columns-repeated="14"/>
          <table:table-cell table:number-columns-repeated="49"/>
        </table:table-row>
        <table:table-row table:style-name="ro4">
          <table:table-cell table:style-name="ce45" office:value-type="string" calcext:value-type="string">
            <text:p>Si alguna de las celdas con borde azul pierde el formato, sólo tiene que copiar una celda similar</text:p>
          </table:table-cell>
          <table:table-cell table:style-name="ce45" table:number-columns-repeated="14"/>
          <table:table-cell table:number-columns-repeated="49"/>
        </table:table-row>
        <table:table-row table:style-name="ro4">
          <table:table-cell table:style-name="ce45" office:value-type="string" calcext:value-type="string">
            <text:p>y pegarla en el sitio de la que ha dejado de funcionar.</text:p>
          </table:table-cell>
          <table:table-cell table:style-name="ce45" table:number-columns-repeated="14"/>
          <table:table-cell table:number-columns-repeated="49"/>
        </table:table-row>
        <table:table-row table:style-name="ro4">
          <table:table-cell table:style-name="ce45" office:value-type="string" calcext:value-type="string">
            <text:p>Para evitar pérdidas de formato copie y, en vez de pegar, haga un</text:p>
          </table:table-cell>
          <table:table-cell table:style-name="ce45" table:number-columns-repeated="14"/>
          <table:table-cell table:number-columns-repeated="49"/>
        </table:table-row>
        <table:table-row table:style-name="ro4">
          <table:table-cell table:style-name="ce45" office:value-type="string" calcext:value-type="string">
            <text:p>Editar → Pegado especial</text:p>
          </table:table-cell>
          <table:table-cell table:style-name="ce45"/>
          <table:table-cell table:style-name="ce45" office:value-type="string" calcext:value-type="string">
            <text:p>o pulse la combinación de teclas: </text:p>
          </table:table-cell>
          <table:table-cell table:style-name="ce45" table:number-columns-repeated="2"/>
          <table:table-cell table:style-name="ce45" office:value-type="string" calcext:value-type="string">
            <text:p>Ctrl <text:span text:style-name="T8">⇑ V</text:span></text:p>
          </table:table-cell>
          <table:table-cell table:style-name="ce45" table:number-columns-repeated="9"/>
          <table:table-cell table:number-columns-repeated="49"/>
        </table:table-row>
        <table:table-row table:style-name="ro4">
          <table:table-cell table:style-name="ce45" office:value-type="string" calcext:value-type="string">
            <text:p>y desmarque la opción</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Para cambiar el formato numérico de una celda de borde azul, elija el tipo de dato de la</text:p>
          </table:table-cell>
          <table:table-cell table:style-name="ce45" table:number-columns-repeated="14"/>
          <table:table-cell table:number-columns-repeated="49"/>
        </table:table-row>
        <table:table-row table:style-name="ro4">
          <table:table-cell table:style-name="ce45" office:value-type="string" calcext:value-type="string">
            <text:p>segunda barra de herramientas. Si no aparecen los formatos que necesita, 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ersonalizar → (pestaña) Barras de herramientas </text:p>
          </table:table-cell>
          <table:table-cell table:style-name="ce45" table:number-columns-repeated="14"/>
          <table:table-cell table:number-columns-repeated="49"/>
        </table:table-row>
        <table:table-row table:style-name="ro4">
          <table:table-cell table:style-name="ce45" office:value-type="string" calcext:value-type="string">
            <text:p>y en Barra de herramientas elija</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y marque</text:p>
          </table:table-cell>
          <table:table-cell table:style-name="ce45" table:number-columns-repeated="14"/>
          <table:table-cell table:number-columns-repeated="49"/>
        </table:table-row>
        <table:table-row table:style-name="ro4">
          <table:table-cell table:style-name="ce45" office:value-type="string" calcext:value-type="string">
            <text:p>Científico</text:p>
          </table:table-cell>
          <table:table-cell table:style-name="ce45" table:number-columns-repeated="14"/>
          <table:table-cell table:number-columns-repeated="49"/>
        </table:table-row>
        <table:table-row table:style-name="ro4">
          <table:table-cell table:style-name="ce45" office:value-type="string" calcext:value-type="string">
            <text:p>Si aparecen demasiados decimales o formato exponencial cuando no lo necesita</text:p>
          </table:table-cell>
          <table:table-cell table:style-name="ce45" table:number-columns-repeated="14"/>
          <table:table-cell table:number-columns-repeated="49"/>
        </table:table-row>
        <table:table-row table:style-name="ro4">
          <table:table-cell table:style-name="ce45" office:value-type="string" calcext:value-type="string">
            <text:p>haga clic en la celda y pulse la combinación de teclas</text:p>
          </table:table-cell>
          <table:table-cell table:style-name="ce45" table:number-columns-repeated="3"/>
          <table:table-cell table:style-name="ce45" office:value-type="string" calcext:value-type="string">
            <text:p>Ctrl <text:span text:style-name="T8">M</text:span></text:p>
          </table:table-cell>
          <table:table-cell table:style-name="ce45" office:value-type="string" calcext:value-type="string">
            <text:p>(limpiar formato directo)</text:p>
          </table:table-cell>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50" office:value-type="string" calcext:value-type="string">
            <text:p>Copiar un resultado en otra celd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n la celda donde se desea colocar un valor que es el resultado de un apartado anterior</text:p>
          </table:table-cell>
          <table:table-cell table:style-name="ce45" table:number-columns-repeated="14"/>
          <table:table-cell table:number-columns-repeated="49"/>
        </table:table-row>
        <table:table-row table:style-name="ro4">
          <table:table-cell table:style-name="ce45" office:value-type="string" calcext:value-type="string">
            <text:p>se escribe</text:p>
          </table:table-cell>
          <table:table-cell table:style-name="ce59" office:value-type="string" calcext:value-type="string">
            <text:p>=AVALOR()</text:p>
          </table:table-cell>
          <table:table-cell table:style-name="ce45" office:value-type="string" calcext:value-type="string">
            <text:p><text:s/></text:p>
          </table:table-cell>
          <table:table-cell table:style-name="ce45" table:number-columns-repeated="12"/>
          <table:table-cell table:number-columns-repeated="49"/>
        </table:table-row>
        <table:table-row table:style-name="ro4">
          <table:table-cell table:style-name="ce45" office:value-type="string" calcext:value-type="string">
            <text:p>Se hace clic en el medio de los paréntesis de esta fórmula</text:p>
          </table:table-cell>
          <table:table-cell table:style-name="ce45" table:number-columns-repeated="14"/>
          <table:table-cell table:number-columns-repeated="49"/>
        </table:table-row>
        <table:table-row table:style-name="ro4">
          <table:table-cell table:style-name="ce45" office:value-type="string" calcext:value-type="string">
            <text:p>y luego se hace clic en la celda cuyo resultado se quiere copiar.</text:p>
          </table:table-cell>
          <table:table-cell table:style-name="ce45" table:number-columns-repeated="14"/>
          <table:table-cell table:number-columns-repeated="49"/>
        </table:table-row>
        <table:table-row table:style-name="ro4">
          <table:table-cell table:style-name="ce45" office:value-type="string" calcext:value-type="string">
            <text:p>Se lleva el cursor a la línea de entrada donde aparece la fórmula, se hace clic y se pulsa la tecla «F9»</text:p>
          </table:table-cell>
          <table:table-cell table:style-name="ce45" table:number-columns-repeated="14"/>
          <table:table-cell table:number-columns-repeated="49"/>
        </table:table-row>
        <table:table-row table:style-name="ro4">
          <table:table-cell table:style-name="ce45" office:value-type="string" calcext:value-type="string">
            <text:p>Se pulsa la tecla ↲ («Intro») dos veces y el resultado queda guardado en la celda.</text:p>
          </table:table-cell>
          <table:table-cell table:style-name="ce45" table:number-columns-repeated="14"/>
          <table:table-cell table:number-columns-repeated="49"/>
        </table:table-row>
        <table:table-row table:style-name="ro4">
          <table:table-cell table:style-name="ce55"/>
          <table:table-cell table:style-name="ce45"/>
          <table:table-cell table:style-name="ce45" office:value-type="string" calcext:value-type="string">
            <text:p>Resultado:</text:p>
          </table:table-cell>
          <table:table-cell table:style-name="ce45" table:formula="of:=NUMFORMA(PI();5)" office:value-type="string" office:string-value="3,1416" calcext:value-type="string">
            <text:p>3,1416</text:p>
          </table:table-cell>
          <table:table-cell table:style-name="ce45" table:number-columns-repeated="11"/>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Qué pasa?</text:p>
          </table:table-cell>
          <table:table-cell table:style-name="ce45" table:number-columns-repeated="14"/>
          <table:table-cell table:number-columns-repeated="49"/>
        </table:table-row>
        <table:table-row table:style-name="ro4">
          <table:table-cell table:style-name="ce48" office:value-type="string" calcext:value-type="string">
            <text:p>No se pueden modificar las celdas protegida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l intentar escribir en una celda de borde azul aparece un mensaje</text:p>
          </table:table-cell>
          <table:table-cell table:style-name="ce45" table:number-columns-repeated="14"/>
          <table:table-cell table:number-columns-repeated="49"/>
        </table:table-row>
        <table:table-row table:style-name="ro4">
          <table:table-cell table:style-name="ce45" office:value-type="string" calcext:value-type="string">
            <text:p>No se pueden modificar las celdas protegidas</text:p>
          </table:table-cell>
          <table:table-cell table:style-name="ce45" table:number-columns-repeated="14"/>
          <table:table-cell table:number-columns-repeated="49"/>
        </table:table-row>
        <table:table-row table:style-name="ro4">
          <table:table-cell table:style-name="ce45" office:value-type="string" calcext:value-type="string">
            <text:p>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text:p>
          </table:table-cell>
          <table:table-cell table:style-name="ce45" table:number-columns-repeated="14"/>
          <table:table-cell table:number-columns-repeated="49"/>
        </table:table-row>
        <table:table-row table:style-name="ro4">
          <table:table-cell table:style-name="ce45" office:value-type="string" calcext:value-type="string">
            <text:p>y haga clic en</text:p>
          </table:table-cell>
          <table:table-cell table:style-name="ce45" table:number-columns-repeated="14"/>
          <table:table-cell table:number-columns-repeated="49"/>
        </table:table-row>
        <table:table-row table:style-name="ro4">
          <table:table-cell table:style-name="ce45"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Copie otra celda de borde azul y péguela en la celda que en la que no podía escribir. </text:p>
          </table:table-cell>
          <table:table-cell table:style-name="ce45" table:number-columns-repeated="14"/>
          <table:table-cell table:number-columns-repeated="49"/>
        </table:table-row>
        <table:table-row table:style-name="ro4">
          <table:table-cell table:style-name="ce45" office:value-type="string" calcext:value-type="string">
            <text:p>Vuelv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roteger documento</text:p>
          </table:table-cell>
          <table:table-cell table:style-name="ce45" table:number-columns-repeated="14"/>
          <table:table-cell table:number-columns-repeated="49"/>
        </table:table-row>
        <table:table-row table:style-name="ro4">
          <table:table-cell table:style-name="ce45" office:value-type="string" calcext:value-type="string">
            <text:p>y marque de nuevo la opción</text:p>
          </table:table-cell>
          <table:table-cell table:style-name="ce45" table:number-columns-repeated="14"/>
          <table:table-cell table:number-columns-repeated="49"/>
        </table:table-row>
        <table:table-row table:style-name="ro4">
          <table:table-cell table:style-name="ce46"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Si no lo hace probablemente pierda las ecuaciones que hacen funcionar la hoja)</text:p>
          </table:table-cell>
          <table:table-cell table:style-name="ce45" table:number-columns-repeated="14"/>
          <table:table-cell table:number-columns-repeated="49"/>
        </table:table-row>
        <table:table-row table:style-name="ro4">
          <table:table-cell table:style-name="ce45" office:value-type="string" calcext:value-type="string">
            <text:p>Ahora debería poder escribir en la celda (o borrar su contenid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Aparecen errores en los resultad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u otros errores en alguna celda habrá que revisar los menús desplegables.</text:p>
          </table:table-cell>
          <table:table-cell table:style-name="ce45" table:number-columns-repeated="12"/>
          <table:table-cell table:number-columns-repeated="49"/>
        </table:table-row>
        <table:table-row table:style-name="ro4">
          <table:table-cell table:style-name="ce45" office:value-type="string" calcext:value-type="string">
            <text:p>Lo más probable es que queden opciones de un problema anterior que ya no son válidas </text:p>
          </table:table-cell>
          <table:table-cell table:style-name="ce45" table:number-columns-repeated="14"/>
          <table:table-cell table:number-columns-repeated="49"/>
        </table:table-row>
        <table:table-row table:style-name="ro4">
          <table:table-cell table:style-name="ce45" office:value-type="string" calcext:value-type="string">
            <text:p>para el problema actual. Despliegue los menús en fondo salmón y elija una de las opciones de la lista.</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l botón «Borrar datos» no v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 posible que los botones de formulario estén en modo diseño.</text:p>
          </table:table-cell>
          <table:table-cell table:style-name="ce45" table:number-columns-repeated="14"/>
          <table:table-cell table:number-columns-repeated="49"/>
        </table:table-row>
        <table:table-row table:style-name="ro4">
          <table:table-cell table:style-name="ce45" office:value-type="string" calcext:value-type="string">
            <text:p>Pruebe con</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office:value-type="string" calcext:value-type="string">
            <text:p>y compruebe que el modo diseño (el 2º icono con aspecto de una mano con el dedo índice) no está activado.</text:p>
          </table:table-cell>
          <table:table-cell table:style-name="ce45" table:number-columns-repeated="14"/>
          <table:table-cell table:number-columns-repeated="49"/>
        </table:table-row>
        <table:table-row table:style-name="ro4">
          <table:table-cell table:style-name="ce45" office:value-type="string" calcext:value-type="string">
            <text:p>Si lo está, desactívelo (clic en ese icono) y cierre esa barra de herramientas.</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jemplo de enlace</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te es el enlace</text:p>
          </table:table-cell>
          <table:table-cell table:style-name="ce45"/>
          <table:table-cell table:style-name="ce93" office:value-type="string" calcext:value-type="string">
            <text:p><text:a xlink:href="#DescrFunc" xlink:type="simple">Funciones</text:a></text:p>
          </table:table-cell>
          <table:table-cell table:style-name="ce45" table:number-columns-repeated="12"/>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Actualizado</text:p>
          </table:table-cell>
          <table:table-cell table:style-name="ce64" office:value-type="date" office:date-value="2024-03-17" calcext:value-type="date">
            <text:p>17/03/24</text:p>
          </table:table-cell>
          <table:table-cell table:style-name="ce45" table:number-columns-repeated="13"/>
          <table:table-cell table:number-columns-repeated="49"/>
        </table:table-row>
        <table:table-row table:style-name="ro4" table:number-rows-repeated="9">
          <table:table-cell table:style-name="ce45" table:number-columns-repeated="15"/>
          <table:table-cell table:number-columns-repeated="49"/>
        </table:table-row>
        <table:table-row table:style-name="ro4" table:number-rows-repeated="1048450">
          <table:table-cell table:number-columns-repeated="64"/>
        </table:table-row>
        <table:table-row table:style-name="ro4">
          <table:table-cell table:number-columns-repeated="64"/>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name="Objeto incrustado (OLE) 1" draw:style-name="gr3" draw:text-style-name="P4" svg:width="16.999cm" svg:height="2.999cm" svg:x="8.207cm" svg:y="2.699cm">
            <draw:object xlink:href="./Object 1" xlink:type="simple" xlink:show="embed" xlink:actuate="onLoad">
              <loext:p/>
            </draw:object>
            <draw:image xlink:href="./ObjectReplacements/Object 1" xlink:type="simple" xlink:show="embed" xlink:actuate="onLoad"/>
          </draw:frame>
        </table:shapes>
        <table:table-column table:style-name="co18" table:default-cell-style-name="ce56"/>
        <table:table-column table:style-name="co19" table:default-cell-style-name="ce56"/>
        <table:table-column table:style-name="co20" table:default-cell-style-name="ce56"/>
        <table:table-column table:style-name="co21" table:default-cell-style-name="ce56"/>
        <table:table-column table:style-name="co22" table:default-cell-style-name="ce56"/>
        <table:table-column table:style-name="co23" table:default-cell-style-name="ce56"/>
        <table:table-column table:style-name="co22" table:default-cell-style-name="ce56"/>
        <table:table-column table:style-name="co24" table:default-cell-style-name="ce56"/>
        <table:table-column table:style-name="co25" table:default-cell-style-name="ce56"/>
        <table:table-column table:style-name="co26" table:default-cell-style-name="ce56"/>
        <table:table-column table:style-name="co27" table:default-cell-style-name="ce56"/>
        <table:table-column table:style-name="co7" table:number-columns-repeated="6" table:default-cell-style-name="ce56"/>
        <table:table-column table:style-name="co28" table:default-cell-style-name="ce56"/>
        <table:table-column table:style-name="co29" table:default-cell-style-name="ce56"/>
        <table:table-column table:style-name="co30" table:default-cell-style-name="ce56"/>
        <table:table-column table:style-name="co12" table:number-columns-repeated="2" table:default-cell-style-name="ce56"/>
        <table:table-column table:style-name="co31" table:default-cell-style-name="ce56"/>
        <table:table-column table:style-name="co12" table:number-columns-repeated="2"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12" table:default-cell-style-name="ce56"/>
        <table:table-column table:style-name="co29" table:default-cell-style-name="ce56"/>
        <table:table-column table:style-name="co36" table:default-cell-style-name="ce56"/>
        <table:table-column table:style-name="co37" table:default-cell-style-name="ce56"/>
        <table:table-column table:style-name="co38" table:default-cell-style-name="ce56"/>
        <table:table-column table:style-name="co7" table:default-cell-style-name="ce56"/>
        <table:table-column table:style-name="co12" table:number-columns-repeated="29" table:default-cell-style-name="ce56"/>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6cm" table:end-y="0.007cm" draw:z-index="4" draw:style-name="gr1" draw:text-style-name="P1" svg:width="1.987cm" svg:height="0.456cm" svg:x="0.149cm" svg:y="0cm" draw:control="control2"/>
          </table:table-cell>
          <table:table-cell table:style-name="ce52" table:number-columns-repeated="2"/>
          <table:table-cell table:style-name="ce45" office:value-type="string" calcext:value-type="string">
            <text:p>Ir a… (Ctrl clic)</text:p>
          </table:table-cell>
          <table:table-cell table:style-name="ce220" table:content-validation-name="val18" office:value-type="string" calcext:value-type="string">
            <text:p>Ayuda</text:p>
          </table:table-cell>
          <table:table-cell table:style-name="ce45" table:number-columns-repeated="6"/>
          <table:table-cell table:style-name="ce105" office:value-type="string" calcext:value-type="string">
            <text:p>Masa planeta</text:p>
          </table:table-cell>
          <table:table-cell table:style-name="ce105" office:value-type="string" calcext:value-type="string">
            <text:p>Radio órbita</text:p>
          </table:table-cell>
          <table:table-cell table:style-name="ce105" office:value-type="string" calcext:value-type="string">
            <text:p>Período (s)</text:p>
          </table:table-cell>
          <table:table-cell table:style-name="ce105" office:value-type="string" calcext:value-type="string">
            <text:p>Velocidad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105" office:value-type="string" calcext:value-type="string">
            <text:p>Menu suelo</text:p>
          </table:table-cell>
          <table:table-cell table:style-name="ce105" office:value-type="string" calcext:value-type="string">
            <text:p>Menu peso/campo</text:p>
          </table:table-cell>
          <table:table-cell table:style-name="ce105" office:value-type="string" calcext:value-type="string">
            <text:p>Menu E órb./suelo</text:p>
          </table:table-cell>
          <table:table-cell table:style-name="ce105" table:number-columns-repeated="2"/>
          <table:table-cell table:number-columns-repeated="28"/>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184" office:value-type="float" office:value="60" calcext:value-type="float">
            <text:p>60</text:p>
          </table:table-cell>
          <table:table-cell table:style-name="ce52" office:value-type="string" calcext:value-type="string">
            <text:p>kg</text:p>
          </table:table-cell>
          <table:table-cell table:style-name="ce52" table:number-columns-repeated="3"/>
          <table:table-cell table:style-name="ce10" office:value-type="string" calcext:value-type="string">
            <text:p><text:a xlink:href="#Introd" xlink:type="simple">Introducción</text:a></text:p>
          </table:table-cell>
          <table:table-cell table:style-name="ce228" table:formula="of:=IF([.K1]=[.K48];[.K51];&quot;&quot;)" office:value-type="string" office:string-value="Elija «_» en vez de «Ayuda» en la celda de arriba para ocultarla.&#10;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a su derecha. Si aparecen en formato científico puede volver a formato normal haciendo clic en la celda y pulsando las teclas Ctrl M.&#10;Puede dejar algunas celdas en blanco, pero si los datos no llegan para resolver el problema, aparecerá un aviso de «¡Faltan datos!»&#10;En la primera celda de color blanco escriba la masa del satélite si va a calcular la energía o la fuerza. Si no es así, puede dejarla en blanco.&#10;En las celdas siguientes escriba la masa del astro central (Sol, Tierra o planeta), su radio (en la unidades que elija) o, si falta el radio o la masa, el valor de la aceleración de la gravedad en el suelo del astro.&#10;Si escribe la masa del astro, se usará el valor de la constante G mostrado.&#10;A la derecha de «La órbita es circular de» elija entre «Altura» y «Radio» de la órbita, escriba a la derecha su valor y elija las unidades en la celda contigua.&#10;Si no ha elegido nada, en la siguiente fila elija entre «Período», «Frecuencia» y «Velocidad» del satélite, escriba a la derecha su valor y elija las unidades.&#10;Respuestas&#10;A la derecha de «Cifras significativas»: Escriba el número (1 a 6) de cifras de los resultados. Si la deja en blanco, los muestra con 3 cifras significativas.&#10;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 calcext:value-type="string" table:number-columns-spanned="1" table:number-rows-spanned="29">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style-name="ce45" table:number-columns-repeated="6"/>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i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uesta</text:p>
          </table:table-cell>
          <table:table-cell/>
          <table:table-cell table:style-name="ce105" office:value-type="string" calcext:value-type="string">
            <text:p>Un. energía</text:p>
          </table:table-cell>
          <table:table-cell table:style-name="ce105"/>
          <table:table-cell table:style-name="ce105" table:formula="of:=IF([.$S$21];[.AI2];&quot; &quot;)" office:value-type="string" office:string-value="mandarlo al infinito" calcext:value-type="string">
            <text:p>mandarlo al infinito</text:p>
          </table:table-cell>
          <table:table-cell table:style-name="ce105" table:formula="of:=IF([.$R$12];&quot;&quot;;[.AJ2])" office:value-type="string" office:string-value="Fuerza gravitatoria" calcext:value-type="string">
            <text:p>Fuerza gravitatoria</text:p>
          </table:table-cell>
          <table:table-cell table:style-name="ce201" table:formula="of:=IF([.$R$12];&quot;&quot;;[.AK2])" office:value-type="string" office:string-value="Energía en la órbita" calcext:value-type="string">
            <text:p>Energía en la órbita</text:p>
          </table:table-cell>
          <table:table-cell table:style-name="ce181" office:value-type="string" calcext:value-type="string">
            <text:p>mandarlo al infinito</text:p>
          </table:table-cell>
          <table:table-cell table:style-name="ce105" office:value-type="string" calcext:value-type="string">
            <text:p>Fuerza gravitatoria</text:p>
          </table:table-cell>
          <table:table-cell table:style-name="ce201" office:value-type="string" calcext:value-type="string">
            <text:p>Energía en la órbita</text:p>
          </table:table-cell>
          <table:table-cell table:number-columns-repeated="27"/>
        </table:table-row>
        <table:table-row table:style-name="ro6">
          <table:table-cell table:style-name="ce52"/>
          <table:table-cell table:style-name="ce52" office:value-type="string" calcext:value-type="string">
            <text:p>gira alrededor de un astro de masa</text:p>
          </table:table-cell>
          <table:table-cell table:style-name="ce52"/>
          <table:table-cell table:style-name="ce160" office:value-type="string" calcext:value-type="string">
            <text:p>M =</text:p>
          </table:table-cell>
          <table:table-cell table:style-name="ce188"/>
          <table:table-cell table:style-name="ce52" office:value-type="string" calcext:value-type="string">
            <text:p>kg</text:p>
          </table:table-cell>
          <table:table-cell table:style-name="ce52" table:number-columns-repeated="3"/>
          <table:table-cell table:style-name="ce93" office:value-type="string" calcext:value-type="string">
            <text:p><text:a xlink:href="#NotasAyuda" xlink:type="simple">Ayuda</text:a></text:p>
          </table:table-cell>
          <table:covered-table-cell table:style-name="ce45"/>
          <table:table-cell table:style-name="ce45" table:number-columns-repeated="6"/>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d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¹" calcext:value-type="string">
            <text:p>s⁻¹</text:p>
          </table:table-cell>
          <table:table-cell/>
          <table:table-cell table:style-name="ce105" office:value-type="string" calcext:value-type="string">
            <text:p>J</text:p>
          </table:table-cell>
          <table:table-cell table:style-name="ce105" office:value-type="string" calcext:value-type="string">
            <text:p>Energía</text:p>
          </table:table-cell>
          <table:table-cell table:style-name="ce105" table:formula="of:=IF([.$R$12];&quot;&quot;;[.AI3])" office:value-type="string" office:string-value="alcanzar la altura" calcext:value-type="string">
            <text:p>alcanzar la altura</text:p>
          </table:table-cell>
          <table:table-cell table:style-name="ce105" table:formula="of:=IF([.$R$12];&quot;&quot;;[.AJ3])" office:value-type="string" office:string-value="Campo gravitatorio" calcext:value-type="string">
            <text:p>Campo gravitatorio</text:p>
          </table:table-cell>
          <table:table-cell table:style-name="ce201" table:formula="of:=IF([.S21];[.AK3];&quot;&quot;)" office:value-type="string" office:string-value="Energía en el suelo" calcext:value-type="string">
            <text:p>Energía en el suelo</text:p>
          </table:table-cell>
          <table:table-cell table:style-name="ce105" office:value-type="string" calcext:value-type="string">
            <text:p>alcanzar la altura</text:p>
          </table:table-cell>
          <table:table-cell table:style-name="ce105" office:value-type="string" calcext:value-type="string">
            <text:p>Campo gravitatorio</text:p>
          </table:table-cell>
          <table:table-cell table:style-name="ce201" office:value-type="string" calcext:value-type="string">
            <text:p>Energía en el suelo</text:p>
          </table:table-cell>
          <table:table-cell table:number-columns-repeated="27"/>
        </table:table-row>
        <table:table-row table:style-name="ro6">
          <table:table-cell table:style-name="ce52"/>
          <table:table-cell table:style-name="ce52" office:value-type="string" calcext:value-type="string">
            <text:p>y radio</text:p>
          </table:table-cell>
          <table:table-cell table:style-name="ce52"/>
          <table:table-cell table:style-name="ce160" office:value-type="string" calcext:value-type="string">
            <text:p>R =</text:p>
          </table:table-cell>
          <table:table-cell table:style-name="ce215" office:value-type="float" office:value="6370" calcext:value-type="float">
            <text:p>6370</text:p>
          </table:table-cell>
          <table:table-cell table:style-name="ce143" table:content-validation-name="val10" office:value-type="string" calcext:value-type="string">
            <text:p>km</text:p>
          </table:table-cell>
          <table:table-cell table:style-name="ce175" table:formula="of:=IF(AND(NOT(ISBLANK([.E4]));ISBLANK([.F4]));[.AH6];&quot;&quot;)">
            <text:p/>
          </table:table-cell>
          <table:table-cell table:style-name="ce52" table:number-columns-repeated="2"/>
          <table:table-cell table:style-name="ce45"/>
          <table:covered-table-cell table:style-name="ce45"/>
          <table:table-cell table:style-name="ce45" table:number-columns-repeated="6"/>
          <table:table-cell table:style-name="ce192"/>
          <table:table-cell table:style-name="ce197" table:formula="of:=IF([.$S$2];AVALOR([.E6])*[.S10];IF([.$S$9];AVALOR([.E6])*[.S10]+[.AB13];IF([.$U$2];[.AB15]/[.U3]^2;0)))" office:value-type="float" office:value="12740000" calcext:value-type="float">
            <text:p>1,27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¹" calcext:value-type="string">
            <text:p>min⁻¹</text:p>
          </table:table-cell>
          <table:table-cell/>
          <table:table-cell table:style-name="ce105" office:value-type="string" calcext:value-type="string">
            <text:p>kJ</text:p>
          </table:table-cell>
          <table:table-cell table:style-name="ce105" office:value-type="string" calcext:value-type="string">
            <text:p>Velocidad</text:p>
          </table:table-cell>
          <table:table-cell table:style-name="ce105" table:formula="of:=IF([.$R$12];&quot;&quot;;[.AI4])" office:value-type="string" office:string-value="ponerlo en órbita" calcext:value-type="string">
            <text:p>ponerlo en órbita</text:p>
          </table:table-cell>
          <table:table-cell table:style-name="ce105" table:formula="of:=IF([.$R$12];&quot;&quot;;[.AJ4])" office:value-type="string" office:string-value="Gravedad relativa" calcext:value-type="string">
            <text:p>Gravedad relativa</text:p>
          </table:table-cell>
          <table:table-cell table:style-name="ce105"/>
          <table:table-cell table:style-name="ce105" office:value-type="string" calcext:value-type="string">
            <text:p>ponerlo en órbita</text:p>
          </table:table-cell>
          <table:table-cell table:style-name="ce105" office:value-type="string" calcext:value-type="string">
            <text:p>Gravedad relativa</text:p>
          </table:table-cell>
          <table:table-cell table:number-columns-repeated="28"/>
        </table:table-row>
        <table:table-row table:style-name="ro6">
          <table:table-cell table:style-name="ce52"/>
          <table:table-cell table:style-name="ce52" table:formula="of:=IF(NOT([.$R$2]);&quot;en el que la gravedad en el suelo es&quot;;&quot;&quot;)" office:value-type="string" office:string-value="en el que la gravedad en el suelo es" calcext:value-type="string">
            <text:p>en el que la gravedad en el suelo es</text:p>
          </table:table-cell>
          <table:table-cell table:style-name="ce52"/>
          <table:table-cell table:style-name="ce160" table:formula="of:=IF(NOT([.$R$2]);&quot;g₀ =&quot;;&quot;&quot;)" office:value-type="string" office:string-value="g₀ =" calcext:value-type="string">
            <text:p>g₀ =</text:p>
          </table:table-cell>
          <table:table-cell table:style-name="ce184"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number-columns-repeated="2"/>
          <table:table-cell table:style-name="ce10" office:value-type="string" calcext:value-type="string">
            <text:p><text:a xlink:href="#Periodo" xlink:type="simple">Cálculo del período</text:a></text:p>
          </table:table-cell>
          <table:covered-table-cell table:style-name="ce45"/>
          <table:table-cell table:style-name="ce45" table:number-columns-repeated="6"/>
          <table:table-cell table:style-name="ce105" office:value-type="string" calcext:value-type="string">
            <text:p>Masa satélite</text:p>
          </table:table-cell>
          <table:table-cell table:style-name="ce105" office:value-type="string" calcext:value-type="string">
            <text:p>Rad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¹" calcext:value-type="string">
            <text:p>h⁻¹</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2" calcext:value-type="float">
            <text:p>2</text:p>
          </table:table-cell>
          <table:table-cell table:style-name="ce105" table:formula="of:=IF([.$AF$7];[.AE7];&quot;&quot;)" office:value-type="string" office:string-value="Momento angular" calcext:value-type="string">
            <text:p>Momento angular</text:p>
          </table:table-cell>
          <table:table-cell table:style-name="ce190" table:formula="of:=([.B18]=[.AH2])" office:value-type="boolean" office:boolean-value="false" calcext:value-type="boolean">
            <text:p>FALSO</text:p>
          </table:table-cell>
          <table:table-cell table:style-name="ce105" table:number-columns-repeated="2"/>
          <table:table-cell table:number-columns-repeated="28"/>
        </table:table-row>
        <table:table-row table:style-name="ro6">
          <table:table-cell table:style-name="ce52"/>
          <table:table-cell table:style-name="ce52" table:formula="of:=IF(OR(ISBLANK([.E7]);[.S12];[.S17]);&quot;La órbita es circular de&quot;;&quot;&quot;)" office:value-type="string" office:string-value="La órbita es circular de" calcext:value-type="string">
            <text:p>La órbita es circular de</text:p>
          </table:table-cell>
          <table:table-cell table:style-name="ce143" table:content-validation-name="val6" office:value-type="string" calcext:value-type="string">
            <text:p>radio</text:p>
          </table:table-cell>
          <table:table-cell table:style-name="ce160" table:formula="of:=IF([.C6]=[.V3];&quot;r =&quot;;IF([.C6]=[.V4];&quot;h =&quot;;&quot;&quot;))" office:value-type="string" office:string-value="r =" calcext:value-type="string">
            <text:p>r =</text:p>
          </table:table-cell>
          <table:table-cell table:style-name="ce215" office:value-type="float" office:value="2" calcext:value-type="float">
            <text:p>2</text:p>
          </table:table-cell>
          <table:table-cell table:style-name="ce216"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number-columns-repeated="2"/>
          <table:table-cell table:style-name="ce10" office:value-type="string" calcext:value-type="string">
            <text:p><text:a xlink:href="#Altura" xlink:type="simple">Cálculo de la altura</text:a></text:p>
          </table:table-cell>
          <table:covered-table-cell table:style-name="ce45"/>
          <table:table-cell table:style-name="ce45" table:number-columns-repeated="6"/>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1">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¹" calcext:value-type="string">
            <text:p>día⁻¹</text:p>
          </table:table-cell>
          <table:table-cell/>
          <table:table-cell table:style-name="ce105" office:value-type="string" calcext:value-type="string">
            <text:p>GJ</text:p>
          </table:table-cell>
          <table:table-cell table:style-name="Default"/>
          <table:table-cell table:style-name="ce105"/>
          <table:table-cell table:style-name="ce249"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2"/>
          <table:table-cell table:number-columns-repeated="28"/>
        </table:table-row>
        <table:table-row table:style-name="ro6">
          <table:table-cell table:style-name="ce52"/>
          <table:table-cell table:style-name="ce52" table:formula="of:=IF(OR([.S12];[.S17];ISBLANK([.E6]));&quot;El satélite gira con un&quot;&amp;IF([.V10]=1;&quot;&quot;;&quot;a&quot;);&quot;&quot;)">
            <text:p/>
          </table:table-cell>
          <table:table-cell table:style-name="ce143" table:content-validation-name="val7"/>
          <table:table-cell table:style-name="ce161" table:formula="of:=IF(ISBLANK([.C7]);&quot;&quot;;CHOOSE([.V10]+1;&quot;&quot;;&quot;T&quot;;&quot;f&quot;;&quot;v&quot;)&amp;&quot; =&quot;)">
            <text:p/>
          </table:table-cell>
          <table:table-cell table:style-name="ce215"/>
          <table:table-cell table:style-name="ce218" table:content-validation-name="val13"/>
          <table:table-cell table:style-name="ce176" table:formula="of:=IF(ISBLANK([.E7]);&quot;&quot;;IF(ISERROR([.AA9]);[.AH6];&quot;&quot;))">
            <text:p/>
          </table:table-cell>
          <table:table-cell table:style-name="ce52" table:number-columns-repeated="2"/>
          <table:table-cell table:style-name="ce10" office:value-type="string" calcext:value-type="string">
            <text:p><text:a xlink:href="#Peso" xlink:type="simple">Cálculo del peso</text:a></text:p>
          </table:table-cell>
          <table:covered-table-cell table:style-name="ce45"/>
          <table:table-cell table:style-name="ce45" table:number-columns-repeated="6"/>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ñ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ños" calcext:value-type="string">
            <text:p>años</text:p>
          </table:table-cell>
          <table:table-cell table:style-name="ce105" table:formula="of:=LEFT([.Y7];3)&amp;IF([.$V$26];&quot;s&quot;;&quot;⁻¹&quot;)" office:value-type="string" office:string-value="año⁻¹" calcext:value-type="string">
            <text:p>año⁻¹</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105" office:value-type="string" calcext:value-type="string">
            <text:p>Etiquetas</text:p>
          </table:table-cell>
          <table:table-cell table:style-name="ce105"/>
          <table:table-cell table:number-columns-repeated="28"/>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5"/>
          <table:table-cell table:style-name="ce10" office:value-type="string" calcext:value-type="string">
            <text:p><text:a xlink:href="#Energia" xlink:type="simple">Cálculo de la energía</text:a></text:p>
          </table:table-cell>
          <table:covered-table-cell table:style-name="ce45"/>
          <table:table-cell table:style-name="ce45" table:number-columns-repeated="6"/>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1">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 r &lt; R !</text:p>
          </table:table-cell>
          <table:table-cell table:style-name="ce181" office:value-type="string" calcext:value-type="string">
            <text:p>el </text:p>
          </table:table-cell>
          <table:table-cell table:style-name="ce105" office:value-type="string" calcext:value-type="string">
            <text:p>radio</text:p>
          </table:table-cell>
          <table:table-cell table:number-columns-repeated="28"/>
        </table:table-row>
        <table:table-row table:style-name="ro6">
          <table:table-cell table:style-name="ce53" office:value-type="string" calcext:value-type="string">
            <text:p>a)</text:p>
          </table:table-cell>
          <table:table-cell table:style-name="ce52" table:formula="of:=IF([.T2];[.AI25];[.AI26])" office:value-type="string" office:string-value="El período del satélite y su velocidad." calcext:value-type="string">
            <text:p>El período del satélite y su velocidad.</text:p>
          </table:table-cell>
          <table:table-cell table:style-name="ce52" table:number-columns-repeated="7"/>
          <table:table-cell table:style-name="ce45"/>
          <table:covered-table-cell table:style-name="ce45"/>
          <table:table-cell table:style-name="ce45" table:number-columns-repeated="6"/>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105" office:value-type="string" calcext:value-type="string">
            <text:p>velocidad</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Default"/>
          <table:table-cell table:style-name="ce105" table:number-columns-repeated="2"/>
          <table:table-cell table:style-name="ce105" office:value-type="string" calcext:value-type="string">
            <text:p>clic</text:p>
          </table:table-cell>
          <table:table-cell table:style-name="ce181" office:value-type="string" calcext:value-type="string">
            <text:p>la </text:p>
          </table:table-cell>
          <table:table-cell table:style-name="ce105" office:value-type="string" calcext:value-type="string">
            <text:p>altura</text:p>
          </table:table-cell>
          <table:table-cell table:number-columns-repeated="28"/>
        </table:table-row>
        <table:table-row table:style-name="ro6">
          <table:table-cell table:style-name="ce53" office:value-type="string" calcext:value-type="string">
            <text:p>b)</text:p>
          </table:table-cell>
          <table:table-cell table:style-name="ce52" table:formula="of:=IF([.R6];[.AI27];[.AI28])" office:value-type="string" office:string-value="El peso del satélite en la órbita." calcext:value-type="string">
            <text:p>El peso del satélite en la órbita.</text:p>
          </table:table-cell>
          <table:table-cell table:style-name="ce52" table:number-columns-repeated="7"/>
          <table:table-cell table:style-name="ce75" office:value-type="string" calcext:value-type="string">
            <text:p>Ver el documento</text:p>
          </table:table-cell>
          <table:covered-table-cell table:style-name="ce45"/>
          <table:table-cell table:style-name="ce45" table:number-columns-repeated="6"/>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Default"/>
          <table:table-cell table:style-name="ce105" table:number-columns-repeated="3"/>
          <table:table-cell table:style-name="ce181" office:value-type="string" calcext:value-type="string">
            <text:p><text:s/>de </text:p>
          </table:table-cell>
          <table:table-cell table:style-name="ce105" office:value-type="string" calcext:value-type="string">
            <text:p>período</text:p>
          </table:table-cell>
          <table:table-cell table:number-columns-repeated="28"/>
        </table:table-row>
        <table:table-row table:style-name="ro6">
          <table:table-cell table:style-name="ce53" table:formula="of:=IF([.R6];&quot;c)&quot;;&quot;&quot;)" office:value-type="string" office:string-value="c)" calcext:value-type="string">
            <text:p>c)</text:p>
          </table:table-cell>
          <table:table-cell table:style-name="ce52" table:formula="of:=IF([.R6];[.AI29];&quot;&quot;)" office:value-type="string" office:string-value="Las energías cinética, potencial y mecánica del satélite." calcext:value-type="string">
            <text:p>Las energías cinética, potencial y mecánica del satélite.</text:p>
          </table:table-cell>
          <table:table-cell table:style-name="ce52" table:number-columns-repeated="7"/>
          <table:table-cell table:style-name="ce10" office:value-type="string" calcext:value-type="string">
            <text:p><text:a xlink:href="../SatelitesEjemplosABAUEs.pdf" xlink:type="simple" office:target-frame-name="_blank">Ejemplos ABAU</text:a></text:p>
          </table:table-cell>
          <table:covered-table-cell table:style-name="ce45"/>
          <table:table-cell table:style-name="ce45" table:number-columns-repeated="6"/>
          <table:table-cell table:style-name="ce105" office:value-type="string" calcext:value-type="string">
            <text:p>No hay satélite</text:p>
          </table:table-cell>
          <table:table-cell table:style-name="ce105" office:value-type="string" calcext:value-type="string">
            <text:p>Faltan radios</text:p>
          </table:table-cell>
          <table:table-cell table:style-name="ce105" office:value-type="string" calcext:value-type="string">
            <text:p>T, M y <text:span text:style-name="T11">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2"/>
          <table:table-cell table:style-name="ce181" office:value-type="string" calcext:value-type="string">
            <text:p><text:s/>del </text:p>
          </table:table-cell>
          <table:table-cell table:style-name="ce105" office:value-type="string" calcext:value-type="string">
            <text:p>órbita</text:p>
          </table:table-cell>
          <table:table-cell table:number-columns-repeated="28"/>
        </table:table-row>
        <table:table-row table:style-name="ro6">
          <table:table-cell table:style-name="ce52" table:number-columns-repeated="9"/>
          <table:table-cell table:style-name="ce10" office:value-type="string" calcext:value-type="string">
            <text:p><text:a xlink:href="../SatelitesEjemplosPAUEs.pdf" xlink:type="simple" office:target-frame-name="_blank">Ejemplos PAU</text:a></text:p>
          </table:table-cell>
          <table:covered-table-cell table:style-name="ce45"/>
          <table:table-cell table:style-name="ce45" table:number-columns-repeated="6"/>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198" office:value-type="string" calcext:value-type="string">
            <text:p>Radio (m)</text:p>
          </table:table-cell>
          <table:table-cell table:style-name="ce198" office:value-type="string" calcext:value-type="string">
            <text:p>Velocidad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2"/>
          <table:table-cell table:style-name="ce181" office:value-type="string" calcext:value-type="string">
            <text:p><text:s/>de la </text:p>
          </table:table-cell>
          <table:table-cell table:style-name="ce105" office:value-type="string" calcext:value-type="string">
            <text:p>satélite</text:p>
          </table:table-cell>
          <table:table-cell table:number-columns-repeated="28"/>
        </table:table-row>
        <table:table-row table:style-name="ro6">
          <table:table-cell table:style-name="ce45"/>
          <table:table-cell table:style-name="ce43" office:value-type="string" calcext:value-type="string">
            <text:p>Respuestas</text:p>
          </table:table-cell>
          <table:table-cell table:style-name="ce133" table:formula="of:=IF(ISBLANK([.C14]);[.$AH$9]&amp;&quot; ↓&quot;;&quot;&quot;)" office:value-type="string" office:string-value="clic ↓" calcext:value-type="string">
            <text:p>clic ↓</text:p>
          </table:table-cell>
          <table:table-cell table:style-name="ce45" table:number-columns-repeated="3"/>
          <table:table-cell table:style-name="ce71" office:value-type="string" calcext:value-type="string">
            <office:annotation draw:style-name="gr4" draw:text-style-name="P6" svg:width="2.899cm" svg:height="3.302cm" svg:x="14.658cm" svg:y="3.897cm" draw:caption-point-x="-0.61cm" draw:caption-point-y="1.511cm">
              <dc:creator>ABM</dc:creator>
              <dc:date>2020-03-10T00:00:00</dc:date>
              <text:p text:style-name="P5"><text:span text:style-name="T1">Número de cifras significativas (1 a 6) de los resultados. Dejarlo en blanco supone 3.</text:span></text:p>
            </office:annotation>
            <text:p>Cifras significativas: </text:p>
          </table:table-cell>
          <table:table-cell table:style-name="ce128" table:content-validation-name="val3"/>
          <table:table-cell table:style-name="ce71" table:formula="of:=IF(ISBLANK([.H13]);3&amp;REPT(&quot; &quot;;5);&quot;&quot;)" office:value-type="string" office:string-value="3     " calcext:value-type="string">
            <text:p>3 <text:s text:c="4"/></text:p>
          </table:table-cell>
          <table:table-cell table:style-name="ce45"/>
          <table:covered-table-cell table:style-name="ce45"/>
          <table:table-cell table:style-name="ce45" table:number-columns-repeated="6"/>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589.70929476659" calcext:value-type="float">
            <text:p>5,59E+003</text:p>
          </table:table-cell>
          <table:table-cell table:style-name="ce207" table:formula="of:=IF(ISERROR([.AB13]);&quot;&quot;;([.AC13]-[.AB13]))" office:value-type="float" office:value="6370000" calcext:value-type="float">
            <text:p>6370000</text:p>
          </table:table-cell>
          <table:table-cell table:style-name="ce105"/>
          <table:table-cell table:style-name="ce210" office:value-type="string" calcext:value-type="string">
            <text:p>Rad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2740000" calcext:value-type="float">
            <text:p>1,27E+007</text:p>
          </table:table-cell>
          <table:table-cell table:style-name="ce105" table:number-columns-repeated="3"/>
          <table:table-cell table:number-columns-repeated="2"/>
          <table:table-cell table:style-name="ce181" office:value-type="string" calcext:value-type="string">
            <text:p><text:s/>y </text:p>
          </table:table-cell>
          <table:table-cell table:style-name="ce105" office:value-type="string" calcext:value-type="string">
            <text:p>velocidad</text:p>
          </table:table-cell>
          <table:table-cell table:number-columns-repeated="28"/>
        </table:table-row>
        <table:table-row table:style-name="ro6">
          <table:table-cell table:style-name="ce45" table:number-columns-repeated="2"/>
          <table:table-cell table:style-name="ce134" table:content-validation-name="val8"/>
          <table:table-cell table:style-name="ce133" table:formula="of:=IF(ISBLANK([.D15]);[.$AH$9]&amp;&quot; ↓&quot;;&quot;&quot;)" office:value-type="string" office:string-value="clic ↓" calcext:value-type="string">
            <text:p>clic ↓</text:p>
          </table:table-cell>
          <table:table-cell table:style-name="ce71" office:value-type="string" calcext:value-type="string">
            <text:p>Velocidad</text:p>
          </table:table-cell>
          <table:table-cell table:style-name="ce133" table:formula="of:=IF(ISBLANK([.F15]);[.$AH$9]&amp;&quot; ↓&quot;;&quot;&quot;)">
            <text:p/>
          </table:table-cell>
          <table:table-cell table:style-name="ce134" table:content-validation-name="val15"/>
          <table:table-cell table:style-name="ce133" table:formula="of:=IF(ISERROR([.AB9]);[.$AH$9]&amp;&quot; ↓&quot;;&quot;&quot;)">
            <text:p/>
          </table:table-cell>
          <table:table-cell table:style-name="ce45" table:formula="of:=IF(ISBLANK([.H15]);[.AA3]&amp;REPT(&quot; &quot;;14);&quot;&quot;)" office:value-type="string" office:string-value="s              " calcext:value-type="string">
            <text:p>s <text:s text:c="13"/></text:p>
          </table:table-cell>
          <table:table-cell table:style-name="ce45"/>
          <table:covered-table-cell table:style-name="ce45"/>
          <table:table-cell table:style-name="ce45" table:number-columns-repeated="6"/>
          <table:table-cell table:style-name="ce105" table:number-columns-repeated="2"/>
          <table:table-cell table:style-name="ce105" office:value-type="string" calcext:value-type="string">
            <text:p>T, R y g</text:p>
          </table:table-cell>
          <table:table-cell table:style-name="ce105"/>
          <table:table-cell table:style-name="ce201" office:value-type="string" calcext:value-type="string">
            <text:p>En el suelo:</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gía (J&quot;&amp;IF(ISBLANK([.$E$2]);&quot;/kg&quot;;&quot;&quot;)&amp;&quot;)&quot;" office:value-type="string" office:string-value="Energía (J)" calcext:value-type="string">
            <text:p>Energ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60" calcext:value-type="float">
            <text:p>60</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2"/>
          <table:table-cell table:style-name="ce105" office:value-type="string" calcext:value-type="string">
            <text:p>s </text:p>
          </table:table-cell>
          <table:table-cell table:style-name="ce105" office:value-type="string" calcext:value-type="string">
            <text:p>peso</text:p>
          </table:table-cell>
          <table:table-cell table:number-columns-repeated="28"/>
        </table:table-row>
        <table:table-row table:style-name="ro6">
          <table:table-cell table:style-name="ce45"/>
          <table:table-cell table:style-name="ce45" table:formula="of:=[.V13]" office:value-type="string" office:string-value="Órbita" calcext:value-type="string">
            <text:p>Órbita</text:p>
          </table:table-cell>
          <table:table-cell table:style-name="ce149" table:formula="of:=IF(OR([.R12];ISBLANK([.C14]);ISBLANK([.D15]));&quot;&quot;;IF(AND([.C14]=[.V22];LEN([.Y13])=0);&quot;¿Radio?&quot;;NUMFORMA(IF([.C14]=[.V21];[.AC13];[.Y13])/IF([.D15]=[.W3];1;1000);[.$X$1])))">
            <text:p/>
          </table:table-cell>
          <table:table-cell table:style-name="ce143" table:content-validation-name="val10"/>
          <table:table-cell table:style-name="ce149" table:formula="of:=IF(OR([.R12];ISBLANK([.F15]));&quot;&quot;;NUMFORMA([.X13]*CHOOSE([.$X$9];1;0.001;3.6);[.$X$1];3;3))" office:value-type="string" office:string-value="5,59·10³" calcext:value-type="string">
            <text:p>5,59·10³</text:p>
          </table:table-cell>
          <table:table-cell table:style-name="ce143" table:content-validation-name="val14" office:value-type="string" calcext:value-type="string">
            <text:p>m/s</text:p>
          </table:table-cell>
          <table:table-cell table:style-name="ce178" table:formula="of:=IF(OR([.R12];ISBLANK([.G14]);ISBLANK([.H15]));&quot;&quot;;IF([.$V$26];IF([.AB9]=6;TIME(0;0;[.AB18]);NUMFORMA([.AB18]/[.AB10];[.$X$1]));NUMFORMA([.AB10]/[.AB18];[.$X$1])))">
            <text:p/>
          </table:table-cell>
          <table:table-cell table:style-name="ce143" table:content-validation-name="val16"/>
          <table:table-cell table:style-name="ce45" table:number-columns-repeated="2"/>
          <table:covered-table-cell table:style-name="ce45"/>
          <table:table-cell table:style-name="ce45" table:number-columns-repeated="6"/>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01" office:value-type="string" calcext:value-type="string">
            <text:p>Para alcanzar la altura de la órbita</text:p>
          </table:table-cell>
          <table:table-cell table:style-name="ce203"/>
          <table:table-cell table:style-name="ce205" table:formula="of:=SQRT(2*[.Y15]/[.$AC$14])" office:value-type="float" office:value="7905.04269438186" calcext:value-type="float">
            <text:p>7,91E+003</text:p>
          </table:table-cell>
          <table:table-cell table:style-name="ce203" table:formula="of:=[.X18]-[.X19]" office:value-type="float" office:value="1874691000" calcext:value-type="float">
            <text:p>1,87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valor</text:p>
          </table:table-cell>
          <table:table-cell table:number-columns-repeated="28"/>
        </table:table-row>
        <table:table-row table:style-name="ro6">
          <table:table-cell table:style-name="ce45" table:number-columns-repeated="7"/>
          <table:table-cell table:style-name="ce133"/>
          <table:table-cell table:style-name="ce45" table:number-columns-repeated="2"/>
          <table:covered-table-cell table:style-name="ce45"/>
          <table:table-cell table:style-name="ce45" table:number-columns-repeated="6"/>
          <table:table-cell table:style-name="ce105"/>
          <table:table-cell table:style-name="ce105" office:value-type="string" calcext:value-type="string">
            <text:p>Falta g o MT</text:p>
          </table:table-cell>
          <table:table-cell table:style-name="ce105" office:value-type="string" calcext:value-type="string">
            <text:p>Datos insuficientes</text:p>
          </table:table-cell>
          <table:table-cell table:style-name="ce105"/>
          <table:table-cell table:style-name="ce201" office:value-type="string" calcext:value-type="string">
            <text:p>Para ponerlo en órbita</text:p>
          </table:table-cell>
          <table:table-cell table:style-name="ce203"/>
          <table:table-cell table:style-name="ce205" table:formula="of:=SQRT(2*[.Y16]/[.$AC$14])" office:value-type="float" office:value="9681.66049807573" calcext:value-type="float">
            <text:p>9,68E+003</text:p>
          </table:table-cell>
          <table:table-cell table:style-name="ce203" table:formula="of:=[.Y18]-[.Y19]" office:value-type="float" office:value="2812036500" calcext:value-type="float">
            <text:p>2,81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2.4525" calcext:value-type="float">
            <text:p>2,45</text:p>
          </table:table-cell>
          <table:table-cell table:style-name="ce214" table:formula="of:=[.AC16]*[.AC14]" office:value-type="float" office:value="147.15" calcext:value-type="float">
            <text:p>147,15</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aceleración</text:p>
          </table:table-cell>
          <table:table-cell table:number-columns-repeated="28"/>
        </table:table-row>
        <table:table-row table:style-name="ro6">
          <table:table-cell table:style-name="ce45"/>
          <table:table-cell table:style-name="ce81" table:formula="of:=IF(ISBLANK([.B18]);[.$AH$9]&amp;&quot; ↓&quot;;&quot;&quot;)" office:value-type="string" office:string-value="clic ↓" calcext:value-type="string">
            <text:p>clic ↓</text:p>
          </table:table-cell>
          <table:table-cell table:style-name="ce71" office:value-type="string" calcext:value-type="string">
            <text:p>cinética</text:p>
          </table:table-cell>
          <table:table-cell table:style-name="ce45"/>
          <table:table-cell table:style-name="ce71" office:value-type="string" calcext:value-type="string">
            <text:p>potencial</text:p>
          </table:table-cell>
          <table:table-cell table:style-name="ce45"/>
          <table:table-cell table:style-name="ce71" office:value-type="string" calcext:value-type="string">
            <text:p>mecánica</text:p>
          </table:table-cell>
          <table:table-cell table:style-name="ce143" table:content-validation-name="val17"/>
          <table:table-cell table:style-name="ce71" table:formula="of:=IF(ISBLANK([.H17]);[.AD3]&amp;REPT(&quot; &quot;;14);&quot;&quot;)" office:value-type="string" office:string-value="J              " calcext:value-type="string">
            <text:p>J <text:s text:c="13"/></text:p>
          </table:table-cell>
          <table:table-cell table:style-name="ce45"/>
          <table:covered-table-cell table:style-name="ce45"/>
          <table:table-cell table:style-name="ce45" table:number-columns-repeated="6"/>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2"/>
          <table:table-cell table:style-name="ce105" office:value-type="string" calcext:value-type="string">
            <text:p><text:s/>en </text:p>
          </table:table-cell>
          <table:table-cell table:style-name="ce105" office:value-type="string" calcext:value-type="string">
            <text:p>gravedad</text:p>
          </table:table-cell>
          <table:table-cell table:number-columns-repeated="28"/>
        </table:table-row>
        <table:table-row table:style-name="ro6">
          <table:table-cell table:style-name="ce45"/>
          <table:table-cell table:style-name="ce130" table:content-validation-name="val4"/>
          <table:table-cell table:style-name="ce149" table:formula="of:=IF([.$S$27];&quot;&quot;;NUMFORMA(CONVERT(IF([.$AH$5];[.W18];0);&quot;J&quot;;[.$T$25]);[.$X$1]))">
            <text:p/>
          </table:table-cell>
          <table:table-cell table:style-name="ce77" table:formula="of:=[.$V$17]" office:value-type="string" office:string-value="J" calcext:value-type="string">
            <text:p>J</text:p>
          </table:table-cell>
          <table:table-cell table:style-name="ce149" table:formula="of:=IF([.$S$27];&quot;&quot;;NUMFORMA(CONVERT(IF([.$AH$5];[.X18];[.X19]);&quot;J&quot;;[.$T$25]);[.$X$1]))">
            <text:p/>
          </table:table-cell>
          <table:table-cell table:style-name="ce77" table:formula="of:=[.$V$17]" office:value-type="string" office:string-value="J" calcext:value-type="string">
            <text:p>J</text:p>
          </table:table-cell>
          <table:table-cell table:style-name="ce152" table:formula="of:=IF([.$S$27];&quot;&quot;;NUMFORMA(CONVERT(IF([.$AH$5];[.Y18];[.Y19]);&quot;J&quot;;[.$T$25]);[.$X$1]))">
            <text:p/>
          </table:table-cell>
          <table:table-cell table:style-name="ce77" table:formula="of:=[.$V$17]" office:value-type="string" office:string-value="J" calcext:value-type="string">
            <text:p>J</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201" office:value-type="string" calcext:value-type="string">
            <text:p>En órbita</text:p>
          </table:table-cell>
          <table:table-cell table:style-name="ce203" table:formula="of:=[.AC14]*[.X13]*[.X13]/2" office:value-type="float" office:value="937345500" calcext:value-type="float">
            <text:p>9,37E+008</text:p>
          </table:table-cell>
          <table:table-cell table:style-name="ce203" table:formula="of:=-[.AB15]/[.AC13]*[.AC14]" office:value-type="float" office:value="-1874691000" calcext:value-type="float">
            <text:p>-1,87E+009</text:p>
          </table:table-cell>
          <table:table-cell table:style-name="ce203" table:formula="of:=[.X18]+[.W18]" office:value-type="float" office:value="-937345500" calcext:value-type="float">
            <text:p>-9,37E+008</text:p>
          </table:table-cell>
          <table:table-cell table:style-name="ce105"/>
          <table:table-cell table:style-name="ce210" office:value-type="string" calcext:value-type="string">
            <text:p>Período (s)</text:p>
          </table:table-cell>
          <table:table-cell table:style-name="ce203" table:formula="of:=2*PI()*[.AC13]/[.X13]" office:value-type="float" office:value="14320.5624107167" calcext:value-type="float">
            <text:p>1,43E+004</text:p>
          </table:table-cell>
          <table:table-cell table:style-name="ce105"/>
          <table:table-cell table:style-name="ce105" table:formula="of:=AVALOR([.E6])" office:value-type="float" office:value="2" calcext:value-type="float">
            <text:p>2</text:p>
          </table:table-cell>
          <table:table-cell table:style-name="ce105" table:number-columns-repeated="2"/>
          <table:table-cell table:number-columns-repeated="2"/>
          <table:table-cell table:style-name="ce105" office:value-type="string" calcext:value-type="string">
            <text:p>los </text:p>
          </table:table-cell>
          <table:table-cell table:style-name="ce105" office:value-type="string" calcext:value-type="string">
            <text:p>energía</text:p>
          </table:table-cell>
          <table:table-cell table:number-columns-repeated="28"/>
        </table:table-row>
        <table:table-row table:style-name="ro6">
          <table:table-cell table:style-name="ce45"/>
          <table:table-cell table:style-name="ce83"/>
          <table:table-cell table:style-name="ce45" table:number-columns-repeated="8"/>
          <table:covered-table-cell table:style-name="ce45"/>
          <table:table-cell table:style-name="ce45" table:number-columns-repeated="6"/>
          <table:table-cell table:style-name="ce105" office:value-type="string" calcext:value-type="string">
            <text:p>Se puede calcular M?</text:p>
          </table:table-cell>
          <table:table-cell table:style-name="ce105" office:value-type="string" calcext:value-type="string">
            <text:p>Se puede calcular el R</text:p>
          </table:table-cell>
          <table:table-cell table:style-name="ce105" table:number-columns-repeated="2"/>
          <table:table-cell table:style-name="ce201" office:value-type="string" calcext:value-type="string">
            <text:p>En el suelo</text:p>
          </table:table-cell>
          <table:table-cell table:style-name="ce204" office:value-type="string" calcext:value-type="string">
            <text:p>≈ 0</text:p>
          </table:table-cell>
          <table:table-cell table:style-name="ce203" table:formula="of:=-[.AC14]*[.AB15]/[.AB13]" office:value-type="float" office:value="-3749382000" calcext:value-type="float">
            <text:p>-3,75E+009</text:p>
          </table:table-cell>
          <table:table-cell table:style-name="ce203" table:formula="of:=[.X19]" office:value-type="float" office:value="-3749382000" calcext:value-type="float">
            <text:p>-3,75E+009</text:p>
          </table:table-cell>
          <table:table-cell table:style-name="ce105" table:number-columns-repeated="7"/>
          <table:table-cell table:number-columns-repeated="2"/>
          <table:table-cell table:style-name="ce105" office:value-type="string" calcext:value-type="string">
            <text:p>las </text:p>
          </table:table-cell>
          <table:table-cell table:style-name="ce105" office:value-type="string" calcext:value-type="string">
            <text:p>cinética</text:p>
          </table:table-cell>
          <table:table-cell table:number-columns-repeated="28"/>
        </table:table-row>
        <table:table-row table:style-name="ro6">
          <table:table-cell table:style-name="ce45"/>
          <table:table-cell table:style-name="ce77" table:formula="of:=IF(OR([.T17];AND([.$R$2];[.$S$25]));&quot;&quot;;[.W27])" office:value-type="string" office:string-value="Tierra" calcext:value-type="string">
            <text:p>Tierra</text:p>
          </table:table-cell>
          <table:table-cell table:style-name="ce45" table:number-columns-repeated="2"/>
          <table:table-cell table:style-name="ce133" table:formula="of:=IF(ISBLANK([.E21]);[.$AH$9]&amp;&quot; ↓&quot;;&quot;&quot;)">
            <text:p/>
          </table:table-cell>
          <table:table-cell table:style-name="ce138"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45" table:number-columns-repeated="2"/>
          <table:covered-table-cell table:style-name="ce45"/>
          <table:table-cell table:style-name="ce45" table:number-columns-repeated="6"/>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105" office:value-type="string" calcext:value-type="string">
            <text:p>MOSTR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248"/>
          <table:table-cell table:style-name="ce105"/>
          <table:table-cell table:number-columns-repeated="2"/>
          <table:table-cell table:style-name="ce181" office:value-type="string" calcext:value-type="string">
            <text:p><text:s/>de </text:p>
          </table:table-cell>
          <table:table-cell table:style-name="ce105" office:value-type="string" calcext:value-type="string">
            <text:p>potencial</text:p>
          </table:table-cell>
          <table:table-cell table:number-columns-repeated="28"/>
        </table:table-row>
        <table:table-row table:style-name="ro6">
          <table:table-cell table:style-name="ce45"/>
          <table:table-cell table:style-name="ce134" table:content-validation-name="val5" office:value-type="string" calcext:value-type="string">
            <text:p>Velocidad</text:p>
          </table:table-cell>
          <table:table-cell table:style-name="ce77" table:formula="of:=IF([.$S$21];&quot; en el suelo para&quot;;&quot;&quot;)" office:value-type="string" office:string-value=" en el suelo para" calcext:value-type="string">
            <text:p><text:s/>en el suelo para</text:p>
          </table:table-cell>
          <table:table-cell table:style-name="ce45"/>
          <table:table-cell table:style-name="ce130" table:content-validation-name="val11" office:value-type="string" calcext:value-type="string" table:number-columns-spanned="2" table:number-rows-spanned="1">
            <text:p>alcanzar la altura</text:p>
          </table:table-cell>
          <table:covered-table-cell table:style-name="ce45"/>
          <table:table-cell table:style-name="ce152" table:formula="of:=IF([.$S$28];&quot;&quot;;OFFSET([.$X$22];[.$AF$5]-1;[.$B$21]=[.$AE$3]))" office:value-type="string" office:string-value="7,91·10³" calcext:value-type="string">
            <text:p>7,91·10³</text:p>
          </table:table-cell>
          <table:table-cell table:style-name="ce77" table:formula="of:=IF([.$S$28];&quot;&quot;;IF([.B21]=[.AE3];[.$V$17];IF(ISBLANK([.F15]);[.X3];[.F15])))" office:value-type="string" office:string-value="m/s" calcext:value-type="string">
            <text:p>m/s</text:p>
          </table:table-cell>
          <table:table-cell table:style-name="ce45" table:number-columns-repeated="2"/>
          <table:covered-table-cell table:style-name="ce45"/>
          <table:table-cell table:style-name="ce45" table:number-columns-repeated="6"/>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dio" calcext:value-type="string">
            <text:p>Radio</text:p>
          </table:table-cell>
          <table:table-cell table:style-name="ce105" office:value-type="string" calcext:value-type="string">
            <text:p>MOSTRAR</text:p>
          </table:table-cell>
          <table:table-cell table:style-name="ce210" table:formula="of:=&quot;Veloc. (&quot;&amp;IF([.X25];[.F15];[.X3])&amp;&quot;)&quot;" office:value-type="string" office:string-value="Veloc. (m/s)" calcext:value-type="string">
            <text:p>Veloc. (m/s)</text:p>
          </table:table-cell>
          <table:table-cell table:style-name="ce210" table:formula="of:=&quot;Energía (&quot;&amp;IF([.Y25];[.H17];[.AD3])&amp;&quot;)&quot;" office:value-type="string" office:string-value="Energía (J)" calcext:value-type="string">
            <text:p>Energía (J)</text:p>
          </table:table-cell>
          <table:table-cell table:style-name="Default"/>
          <table:table-cell table:style-name="ce210" office:value-type="string" calcext:value-type="string">
            <text:p>Rad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27·10⁷" calcext:value-type="string">
            <text:p>1,27·10⁷</text:p>
          </table:table-cell>
          <table:table-cell table:style-name="ce192" table:formula="of:=NUMFORMA([.Y13];[.$X$1])" office:value-type="string" office:string-value="6,37·10⁶" calcext:value-type="string">
            <text:p>6,37·10⁶</text:p>
          </table:table-cell>
          <table:table-cell table:style-name="ce181" office:value-type="string" calcext:value-type="string">
            <text:p>Búsq. frec. &gt;1</text:p>
          </table:table-cell>
          <table:table-cell table:style-name="ce105" table:number-columns-repeated="3"/>
          <table:table-cell table:style-name="ce105" office:value-type="string" calcext:value-type="string">
            <text:p><text:s/>en </text:p>
          </table:table-cell>
          <table:table-cell table:style-name="ce105" office:value-type="string" calcext:value-type="string">
            <text:p>mecánica</text:p>
          </table:table-cell>
          <table:table-cell table:style-name="ce105" table:number-columns-repeated="4"/>
          <table:table-cell table:number-columns-repeated="24"/>
        </table:table-row>
        <table:table-row table:style-name="ro6">
          <table:table-cell table:style-name="ce45"/>
          <table:table-cell table:style-name="ce133" table:formula="of:=IF(ISBLANK([.B21]);[.$AH$9]&amp;&quot; ↑&quot;;&quot;&quot;)">
            <text:p/>
          </table:table-cell>
          <table:table-cell table:style-name="ce115" table:content-validation-name="val9" table:number-columns-spanned="2" table:number-rows-spanned="1"/>
          <table:covered-table-cell table:style-name="ce69"/>
          <table:table-cell table:style-name="ce45" table:formula="of:=IF([.R12];&quot;&quot;;&quot;en la órbita&quot;)" office:value-type="string" office:string-value="en la órbita" calcext:value-type="string">
            <text:p>en la órbita</text:p>
          </table:table-cell>
          <table:table-cell table:style-name="ce45"/>
          <table:table-cell table:style-name="ce152" table:formula="of:=IF([.$S$29];&quot;&quot;;CHOOSE([.AG6]+1;&quot;&quot;;[.AD32];[.AC23];[.AD23];[.AB32]))">
            <text:p/>
          </table:table-cell>
          <table:table-cell table:style-name="ce77" table:formula="of:=IF([.$S$29];&quot;&quot;;CHOOSE([.AG6]+1;&quot;&quot;;&quot;N&quot;&amp;IF([.R6];&quot;&quot;;&quot;/kg&quot;);&quot;m/s²&quot;;[.R8];&quot;kg·m²/s&quot;))">
            <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05" table:formula="of:=NUMFORMA(IF([.X$25];CONVERT([.X14];[.$X$3];[.$F$15]);[.X14]);[.$X$1])" office:value-type="string" office:string-value="1,12·10⁴" calcext:value-type="string">
            <text:p>1,12·10⁴</text:p>
          </table:table-cell>
          <table:table-cell table:style-name="ce105" table:formula="of:=NUMFORMA(IF([.Y$25];CONVERT(-[.Y19];[.$AD$3];[.$H$17]);-[.Y19]);[.$X$1])" office:value-type="string" office:string-value="3,75·10⁹" calcext:value-type="string">
            <text:p>3,75·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0,0" calcext:value-type="string">
            <text:p>60,0</text:p>
          </table:table-cell>
          <table:table-cell table:style-name="ce23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number-columns-repeated="2"/>
          <table:table-cell table:style-name="ce181"/>
          <table:table-cell table:style-name="ce105" office:value-type="string" calcext:value-type="string">
            <text:p>suelo</text:p>
          </table:table-cell>
          <table:table-cell table:number-columns-repeated="28"/>
        </table:table-row>
        <table:table-row table:style-name="ro6">
          <table:table-cell table:style-name="ce45" table:number-columns-repeated="2"/>
          <table:table-cell table:style-name="ce133" table:formula="of:=IF(ISBLANK([.C22]);[.$AH$9]&amp;&quot; ↑&quot;;&quot;&quot;)" office:value-type="string" office:string-value="clic ↑" calcext:value-type="string">
            <text:p>clic ↑</text:p>
          </table:table-cell>
          <table:table-cell table:style-name="ce45" table:number-columns-repeated="7"/>
          <table:covered-table-cell table:style-name="ce45"/>
          <table:table-cell table:style-name="ce45" table:number-columns-repeated="6"/>
          <table:table-cell table:style-name="ce105"/>
          <table:table-cell table:style-name="ce192" office:value-type="string" calcext:value-type="string">
            <text:p>Blanquear suelo</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05" table:formula="of:=NUMFORMA(IF([.X$25];CONVERT([.X15];[.$X$3];[.$F$15]);[.X15]);[.$X$1])" office:value-type="string" office:string-value="7,91·10³" calcext:value-type="string">
            <text:p>7,91·10³</text:p>
          </table:table-cell>
          <table:table-cell table:style-name="ce199" table:formula="of:=NUMFORMA(IF([.Y$25];CONVERT([.Y15];[.$AD$3];[.$H$17]);[.Y15]);[.$X$1])" office:value-type="string" office:string-value="1,87·10⁹" calcext:value-type="string">
            <text:p>1,87·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2,45" calcext:value-type="string">
            <text:p>2,45</text:p>
          </table:table-cell>
          <table:table-cell table:style-name="ce223" table:formula="of:=NUMFORMA([.AC16]/[.AB16];[.$X$1])" office:value-type="string" office:string-value="0,250" calcext:value-type="string">
            <text:p>0,250</text:p>
          </table:table-cell>
          <table:table-cell table:style-name="ce181" table:formula="of:=IF([.R12];0;[.AE22]+1-([.AB18]=INDEX([.Z3:.Z8];[.AE22];1)))" office:value-type="float" office:value="4" calcext:value-type="float">
            <text:p>4</text:p>
          </table:table-cell>
          <table:table-cell table:style-name="ce249"/>
          <table:table-cell table:number-columns-repeated="2"/>
          <table:table-cell table:style-name="ce181" office:value-type="string" calcext:value-type="string">
            <text:p><text:s/>desde </text:p>
          </table:table-cell>
          <table:table-cell table:style-name="ce105" office:value-type="string" calcext:value-type="string">
            <text:p>escape</text:p>
          </table:table-cell>
          <table:table-cell table:number-columns-repeated="28"/>
        </table:table-row>
        <table:table-row table:style-name="ro6">
          <table:table-cell table:style-name="ce45"/>
          <table:table-cell table:style-name="ce142" office:value-type="string" calcext:value-type="string" table:number-columns-spanned="7" table:number-rows-spanned="1">
            <text:p>O T R O S <text:s text:c="2"/>C Á L C U L O S</text:p>
          </table:table-cell>
          <table:covered-table-cell table:number-columns-repeated="6" table:style-name="ce45"/>
          <table:table-cell table:style-name="ce45" table:number-columns-repeated="2"/>
          <table:covered-table-cell table:style-name="ce45"/>
          <table:table-cell table:style-name="ce45" table:number-columns-repeated="6"/>
          <table:table-cell table:style-name="ce105" office:value-type="string" calcext:value-type="string">
            <text:p>energía</text:p>
          </table:table-cell>
          <table:table-cell table:style-name="ce190" table:formula="of:=OR(AND(NOT([.$S$21]);NOT([.$AH$5])))"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105" office:value-type="string" calcext:value-type="string">
            <text:p>Para poner órbita</text:p>
          </table:table-cell>
          <table:table-cell table:style-name="ce105" table:formula="of:=NUMFORMA(IF([.X$25];CONVERT([.X16];[.$X$3];[.$F$15]);[.X16]);[.$X$1])" office:value-type="string" office:string-value="9,68·10³" calcext:value-type="string">
            <text:p>9,68·10³</text:p>
          </table:table-cell>
          <table:table-cell table:style-name="ce105" table:formula="of:=NUMFORMA(IF([.Y$25];CONVERT([.Y16];[.$AD$3];[.$H$17]);[.Y16]);[.$X$1])" office:value-type="string" office:string-value="2,81·10⁹" calcext:value-type="string">
            <text:p>2,81·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23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number-columns-repeated="2"/>
          <table:table-cell table:style-name="ce181"/>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71" table:formula="of:=AND(NOT(ISBLANK([.F15]));[.F15]&lt;&gt;[.$X$3])" office:value-type="boolean" office:boolean-value="false" calcext:value-type="boolean">
            <text:p>FALSO</text:p>
          </table:table-cell>
          <table:table-cell table:style-name="ce277"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43·10⁴" calcext:value-type="string">
            <text:p>1,43·10⁴</text:p>
          </table:table-cell>
          <table:table-cell table:style-name="ce229" table:formula="of:=TIME(0;0;[.AB18])" office:value-type="time" office:time-value="PT03H58M40.562410717S" calcext:value-type="time">
            <text:p>03:58:40</text:p>
          </table:table-cell>
          <table:table-cell table:style-name="ce239" table:formula="of:=NUMFORMA(INDEX([.Z3:.Z7];[.AE23];1)/[.AB18];[.$X$1])" office:value-type="string" office:string-value="6,03" calcext:value-type="string">
            <text:p>6,03</text:p>
          </table:table-cell>
          <table:table-cell table:style-name="Default"/>
          <table:table-cell table:style-name="ce105"/>
          <table:table-cell table:number-columns-repeated="2"/>
          <table:table-cell table:style-name="ce105" table:formula="of:=PROPER([.AI8])&amp;[.AJ8]&amp;&quot;/&quot;&amp;[.AI9]&amp;[.AJ9]&amp;[.AI12]&amp;[.AJ11]&amp;&quot;.&quot;" office:value-type="string" office:string-value="El radio/la altura de la órbita." calcext:value-type="string">
            <text:p>El radio/la altura de la órbita.</text:p>
          </table:table-cell>
          <table:table-cell table:style-name="ce105"/>
          <table:table-cell table:number-columns-repeated="28"/>
        </table:table-row>
        <table:table-row table:style-name="ro6">
          <table:table-cell table:style-name="ce45"/>
          <table:table-cell table:style-name="ce71" office:value-type="string" calcext:value-type="string">
            <office:annotation draw:style-name="gr5" svg:width="2.899cm" svg:height="1.799cm" svg:x="5.407cm" svg:y="9.745cm" draw:caption-point-x="-0.61cm" draw:caption-point-y="1.51cm">
              <dc:creator>Alfonso Barbadillo Marán</dc:creator>
              <dc:date>2024-03-17T00:00:00</dc:date>
              <text:p>Indique la magnitud</text:p>
            </office:annotation>
            <text:p>Magnitud: </text:p>
          </table:table-cell>
          <table:table-cell table:style-name="ce90"/>
          <table:table-cell table:style-name="ce45"/>
          <table:table-cell table:style-name="ce90"/>
          <table:table-cell table:style-name="ce45"/>
          <table:table-cell table:style-name="ce90"/>
          <table:table-cell table:style-name="ce45" table:number-columns-repeated="3"/>
          <table:covered-table-cell table:style-name="ce45"/>
          <table:table-cell table:style-name="ce45" table:number-columns-repeated="6"/>
          <table:table-cell table:style-name="ce105" office:value-type="string" calcext:value-type="string">
            <text:p>Donde sin</text:p>
          </table:table-cell>
          <table:table-cell table:style-name="ce190" table:formula="of:=ISBLANK([.B18])" office:value-type="boolean" office:boolean-value="true" calcext:value-type="boolean">
            <text:p>VERDADERO</text:p>
          </table:table-cell>
          <table:table-cell table:number-columns-repeated="2"/>
          <table:table-cell table:style-name="ce202" table:formula="of:=([.G14]=[.V24])" office:value-type="boolean" office:boolean-value="false" calcext:value-type="boolean">
            <text:p>FALSO</text:p>
          </table:table-cell>
          <table:table-cell table:style-name="ce105"/>
          <table:table-cell table:style-name="ce198"/>
          <table:table-cell table:style-name="ce209"/>
          <table:table-cell/>
          <table:table-cell table:style-name="ce189" office:value-type="string" calcext:value-type="string">
            <text:p>Energ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4"/>
          <table:table-cell table:style-name="ce105" table:formula="of:=PROPER([.AI8])&amp;[.AJ10]&amp;[.AI11]&amp;[.AJ12]&amp;IF([.U8];&quot;&quot;;[.AI13]&amp;[.A22]&amp;[.AI22]&amp;[.AI16]&amp;[.AJ13])&amp;&quot;.&quot;" office:value-type="string" office:string-value="El período del satélite y su velocidad." calcext:value-type="string">
            <text:p>El período del satélite y su velocidad.</text:p>
          </table:table-cell>
          <table:table-cell table:style-name="ce105"/>
          <table:table-cell table:number-columns-repeated="28"/>
        </table:table-row>
        <table:table-row table:style-name="ro6">
          <table:table-cell table:style-name="ce45"/>
          <table:table-cell table:style-name="ce71" office:value-type="string" calcext:value-type="string">
            <office:annotation draw:style-name="gr6" draw:text-style-name="P8" svg:width="2.899cm" svg:height="1.799cm" svg:x="5.407cm" svg:y="10.195cm" draw:caption-point-x="-0.61cm" draw:caption-point-y="1.51cm">
              <dc:creator>Alfonso Barbadillo Marán</dc:creator>
              <dc:date>2024-03-17T00:00:00</dc:date>
              <text:p text:style-name="P7"><text:span text:style-name="T2">Escriba la fórmula</text:span></text:p>
            </office:annotation>
            <text:p>Ecuación: </text:p>
          </table:table-cell>
          <table:table-cell table:style-name="ce172"/>
          <table:table-cell table:style-name="ce45"/>
          <table:table-cell table:style-name="ce172"/>
          <table:table-cell table:style-name="ce45"/>
          <table:table-cell table:style-name="ce172"/>
          <table:table-cell table:style-name="ce45" table:number-columns-repeated="3"/>
          <table:covered-table-cell table:style-name="ce45"/>
          <table:table-cell table:style-name="ce45" table:number-columns-repeated="6"/>
          <table:table-cell table:style-name="ce105" office:value-type="string" calcext:value-type="string">
            <text:p>Ocultar energías</text:p>
          </table:table-cell>
          <table:table-cell table:style-name="ce190" table:formula="of:=OR([.S26];[.S24])" office:value-type="boolean" office:boolean-value="true" calcext:value-type="boolean">
            <text:p>VERDADER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ierra" calcext:value-type="string">
            <text:p>Tierra</text:p>
          </table:table-cell>
          <table:table-cell table:style-name="ce105"/>
          <table:table-cell table:style-name="ce201"/>
          <table:table-cell/>
          <table:table-cell table:style-name="ce192"/>
          <table:table-cell table:style-name="ce223" table:formula="of:=NUMFORMA([.W18];[.$X$1])" office:value-type="string" office:string-value="9,37·10⁸" calcext:value-type="string">
            <text:p>9,37·10⁸</text:p>
          </table:table-cell>
          <table:table-cell table:style-name="ce223" table:formula="of:=NUMFORMA([.X18];[.$X$1])" office:value-type="string" office:string-value="-1,87·10⁹" calcext:value-type="string">
            <text:p>-1,87·10⁹</text:p>
          </table:table-cell>
          <table:table-cell table:style-name="ce223" table:formula="of:=NUMFORMA([.Y18];[.$X$1])" office:value-type="string" office:string-value="-9,37·10⁸" calcext:value-type="string">
            <text:p>-9,37·10⁸</text:p>
          </table:table-cell>
          <table:table-cell table:number-columns-repeated="4"/>
          <table:table-cell table:style-name="ce105" table:formula="of:=PROPER([.AI8])&amp;[.AJ14]&amp;[.AI11]&amp;[.AJ12]&amp;[.AI21]&amp;[.AI9]&amp;[.AJ11]&amp;&quot;.&quot;" office:value-type="string" office:string-value="El peso del satélite en la órbita." calcext:value-type="string">
            <text:p>El peso del satélite en la órbita.</text:p>
          </table:table-cell>
          <table:table-cell table:style-name="ce105"/>
          <table:table-cell table:number-columns-repeated="28"/>
        </table:table-row>
        <table:table-row table:style-name="ro6">
          <table:table-cell table:style-name="ce45"/>
          <table:table-cell table:style-name="ce144"/>
          <table:table-cell table:style-name="ce45" table:number-columns-repeated="8"/>
          <table:covered-table-cell table:style-name="ce45"/>
          <table:table-cell table:style-name="ce45" table:number-columns-repeated="6"/>
          <table:table-cell table:style-name="ce105" office:value-type="string" calcext:value-type="string">
            <text:p>Ocultar en el suelo</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105" office:value-type="string" calcext:value-type="string">
            <text:p>Velocidad (m/s)</text:p>
          </table:table-cell>
          <table:table-cell table:number-columns-repeated="4"/>
          <table:table-cell table:style-name="ce105" table:formula="of:=PROPER([.AI8])&amp;[.AJ15]&amp;[.AI12]&amp;[.AJ16]&amp;[.AI12]&amp;[.AJ17]&amp;&quot;.&quot;" office:value-type="string" office:string-value="El valor de la aceleración de la gravedad." calcext:value-type="string">
            <text:p>El valor de la aceleración de la gravedad.</text:p>
          </table:table-cell>
          <table:table-cell table:style-name="ce105"/>
          <table:table-cell table:number-columns-repeated="28"/>
        </table:table-row>
        <table:table-row table:style-name="ro6">
          <table:table-cell table:style-name="ce45"/>
          <table:table-cell table:style-name="ce142" office:value-type="string" calcext:value-type="string" table:number-columns-spanned="7" table:number-rows-spanned="1">
            <text:p>R E F E R E N C I A</text:p>
          </table:table-cell>
          <table:covered-table-cell table:number-columns-repeated="6" table:style-name="ce155"/>
          <table:table-cell table:style-name="ce45" table:number-columns-repeated="2"/>
          <table:covered-table-cell table:style-name="ce45"/>
          <table:table-cell table:style-name="ce45" table:number-columns-repeated="6"/>
          <table:table-cell table:style-name="ce105" office:value-type="string" calcext:value-type="string">
            <text:p>Ocultar en l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Tierra" calcext:value-type="string">
            <text:p>Ti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59·10³" calcext:value-type="string">
            <text:p>5,59·10³</text:p>
          </table:table-cell>
          <table:table-cell table:number-columns-repeated="4"/>
          <table:table-cell table:style-name="ce105" table:formula="of:=PROPER([.AI19])&amp;[.AJ18]&amp;[.AI14]&amp;[.AJ19]&amp;&quot;, &quot;&amp;[.AJ20]&amp;[.AI13]&amp;[.AJ21]&amp;[.AI11]&amp;[.AJ12]&amp;&quot;.&quot;" office:value-type="string" office:string-value="Las energías cinética, potencial y mecánica del satélite." calcext:value-type="string">
            <text:p>Las energías cinética, potencial y mecánica del satélite.</text:p>
          </table:table-cell>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45"/>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156" office:value-type="string" calcext:value-type="string">
            <text:p>Radio astro (m)</text:p>
          </table:table-cell>
          <table:table-cell table:style-name="ce156"/>
          <table:table-cell table:style-name="ce156" office:value-type="string" calcext:value-type="string">
            <text:p>Radio órb. (m)</text:p>
          </table:table-cell>
          <table:table-cell table:style-name="ce156"/>
          <table:table-cell table:style-name="ce45"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ierra" calcext:value-type="string">
            <text:p>Ti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46" table:formula="of:=IF([.R12];&quot;&quot;;NUMFORMA([.AD18];[.$X$1])&amp;&quot; · &quot;&amp;CHOOSE([.$W$10]-2;[.AB21];&quot;&quot;;[.Z4]&amp;&quot; · &quot;;[.Z5]&amp;&quot; · &quot;;[.Z8]&amp;&quot; · &quot;)&amp;IF([.$W$10]&gt;3;[.AD30];&quot;&quot;))" office:value-type="string" office:string-value="2,00 · 6,37·10⁶" calcext:value-type="string">
            <text:p>2,00 · 6,37·10⁶</text:p>
          </table:table-cell>
          <table:table-cell table:number-columns-repeated="34"/>
        </table:table-row>
        <table:table-row table:style-name="ro6">
          <table:table-cell table:style-name="ce45"/>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45"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27·10¹²" calcext:value-type="string">
            <text:p>4,27·10¹²</text:p>
          </table:table-cell>
          <table:table-cell table:style-name="ce198" office:value-type="string" calcext:value-type="string">
            <text:p>Peso (N)</text:p>
          </table:table-cell>
          <table:table-cell table:style-name="ce223" table:formula="of:=NUMFORMA([.AD16];[.$X$1])" office:value-type="string" office:string-value="147" calcext:value-type="string">
            <text:p>147</text:p>
          </table:table-cell>
          <table:table-cell table:number-columns-repeated="34"/>
        </table:table-row>
        <table:table-row table:style-name="ro6">
          <table:table-cell table:style-name="ce45"/>
          <table:table-cell table:style-name="ce146" office:value-type="string" calcext:value-type="string">
            <text:p>Ti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45" table:number-columns-repeated="8"/>
          <table:table-cell table:number-columns-repeated="9"/>
          <table:table-cell table:style-name="ce295" office:value-type="string" calcext:value-type="string">
            <text:p>ω =</text:p>
          </table:table-cell>
          <table:table-cell table:style-name="ce224" table:formula="of:=NUMFORMA(2*PI()/[.AB18];[.$X$1])" office:value-type="string" office:string-value="4,39·10⁻⁴" calcext:value-type="string">
            <text:p>4,39·10⁻⁴</text:p>
          </table:table-cell>
          <table:table-cell office:value-type="string" calcext:value-type="string">
            <text:p>rad/s</text:p>
          </table:table-cell>
          <table:table-cell table:number-columns-repeated="35"/>
        </table:table-row>
        <table:table-row table:style-name="ro6">
          <table:table-cell table:style-name="ce45"/>
          <table:table-cell table:style-name="ce146" office:value-type="string" calcext:value-type="string">
            <text:p>Lun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45" table:number-columns-repeated="9"/>
          <table:table-cell table:number-columns-repeated="9"/>
          <table:table-cell table:style-name="ce295"/>
          <table:table-cell table:style-name="ce224" table:formula="of:=IF([.$S$28];&quot;&quot;;IF([.S21];NUMFORMA(CONVERT(IF([.B21]=[.AE3];IF([.E21]=[.AF2];[.Y15];[.Y16]);IF([.E21]=[.AF2];[.X15];[.X16]));IF([.B21]=[.AE3];&quot;J&quot;;&quot;m/s&quot;);[.H21]);[.$X$1]);&quot;&quot;))" office:value-type="string" office:string-value="9,68·10³" calcext:value-type="string">
            <text:p>9,68·10³</text:p>
          </table:table-cell>
          <table:table-cell table:number-columns-repeated="36"/>
        </table:table-row>
        <table:table-row table:style-name="ro6">
          <table:table-cell table:style-name="ce45" table:number-columns-repeated="17"/>
          <table:table-cell table:number-columns-repeated="47"/>
        </table:table-row>
        <table:table-row table:style-name="ro6">
          <table:table-cell table:style-name="Default" table:number-columns-repeated="17"/>
          <table:table-cell table:number-columns-repeated="47"/>
        </table:table-row>
        <table:table-row table:style-name="ro6">
          <table:table-cell table:style-name="Default"/>
          <table:table-cell table:style-name="Default" office:value-type="string" calcext:value-type="string">
            <text:p>Actualizado</text:p>
          </table:table-cell>
          <table:table-cell table:style-name="ce20" office:value-type="date" office:date-value="2023-08-30" calcext:value-type="date">
            <text:p>30/08/23</text:p>
          </table:table-cell>
          <table:table-cell table:style-name="Default" table:number-columns-repeated="14"/>
          <table:table-cell table:number-columns-repeated="47"/>
        </table:table-row>
        <table:table-row table:style-name="ro4">
          <table:table-cell table:number-columns-repeated="64"/>
        </table:table-row>
        <table:table-row table:style-name="ro4" table:number-rows-repeated="3">
          <table:table-cell table:number-columns-repeated="9"/>
          <table:table-cell table:style-name="ce148" table:number-columns-repeated="8"/>
          <table:table-cell table:number-columns-repeated="47"/>
        </table:table-row>
        <table:table-row table:style-name="ro4" table:number-rows-repeated="6">
          <table:table-cell table:number-columns-repeated="64"/>
        </table:table-row>
        <table:table-row table:style-name="ro4">
          <table:table-cell table:number-columns-repeated="10"/>
          <table:table-cell table:style-name="ce105" office:value-type="string" calcext:value-type="string">
            <text:p>Ayuda</text:p>
          </table:table-cell>
          <table:table-cell table:number-columns-repeated="53"/>
        </table:table-row>
        <table:table-row table:style-name="ro4">
          <table:table-cell table:number-columns-repeated="10"/>
          <table:table-cell table:style-name="ce105" office:value-type="string" calcext:value-type="string">
            <text:p>_</text:p>
          </table:table-cell>
          <table:table-cell table:number-columns-repeated="53"/>
        </table:table-row>
        <table:table-row table:style-name="ro4">
          <table:table-cell table:number-columns-repeated="10"/>
          <table:table-cell table:style-name="ce105"/>
          <table:table-cell table:number-columns-repeated="53"/>
        </table:table-row>
        <table:table-row table:style-name="ro7">
          <table:table-cell table:number-columns-repeated="10"/>
          <table:table-cell table:style-name="ce105" office:value-type="string" calcext:value-type="string">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number-columns-repeated="53"/>
        </table:table-row>
        <table:table-row table:style-name="ro4" table:number-rows-repeated="13">
          <table:table-cell table:number-columns-repeated="64"/>
        </table:table-row>
        <table:table-row table:style-name="ro4">
          <table:table-cell table:number-columns-repeated="10"/>
          <table:table-cell table:style-name="Default"/>
          <table:table-cell table:number-columns-repeated="53"/>
        </table:table-row>
        <table:table-row table:style-name="ro4" table:number-rows-repeated="1048510">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47"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l período</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0" table:number-columns-repeated="2"/>
          <table:table-cell table:style-name="ce251" office:value-type="string" calcext:value-type="string">
            <text:p>Datos</text:p>
          </table:table-cell>
          <table:table-cell table:style-name="ce340"/>
          <table:table-cell table:style-name="ce251"/>
          <table:table-cell table:style-name="ce340" table:number-columns-repeated="7"/>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81" table:number-columns-repeated="2"/>
          <table:table-cell table:number-columns-repeated="37"/>
        </table:table-row>
        <table:table-row table:style-name="ro4">
          <table:table-cell table:style-name="ce340" table:formula="of:=IF([.V12];[.AA3];&quot;&quot;)">
            <text:p/>
          </table:table-cell>
          <table:table-cell table:style-name="ce340"/>
          <table:table-cell table:style-name="ce252" table:formula="of:=IF([.V12];&quot;G =&quot;;&quot;&quot;)">
            <text:p/>
          </table:table-cell>
          <table:table-cell table:style-name="ce259" table:formula="of:=IF([.V12];[$Enunciado.$AB$29];&quot;&quot;)">
            <text:p/>
          </table:table-cell>
          <table:table-cell table:style-name="ce340" table:formula="of:=IF([.V12];[$Enunciado.$AA$29];&quot;&quot;)">
            <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238" office:value-type="string" calcext:value-type="string">
            <text:p>T o f?</text:p>
          </table:table-cell>
          <table:table-cell table:style-name="ce192" office:value-type="string" calcext:value-type="string">
            <text:p>Ver r ó v?</text:p>
          </table:table-cell>
          <table:table-cell table:style-name="ce192"/>
          <table:table-cell table:style-name="ce105" office:value-type="string" calcext:value-type="string">
            <text:p>Constante de la gravitación</text:p>
          </table:table-cell>
          <table:table-cell table:style-name="ce105"/>
          <table:table-cell table:number-columns-repeated="37"/>
        </table:table-row>
        <table:table-row table:style-name="ro4">
          <table:table-cell table:style-name="ce282" table:formula="of:=IF(NOT([.V8]);&quot;&quot;;IF([.V2];[.AA10]&amp;[.AB10];[.AA4]))" office:value-type="string" office:string-value="Gravedad en el suelo" calcext:value-type="string">
            <text:p>Gravedad en el suelo</text:p>
          </table:table-cell>
          <table:table-cell table:style-name="ce340"/>
          <table:table-cell table:style-name="ce252" table:formula="of:=IF(NOT([.V8]);&quot;&quot;;IF([.V2];&quot;M =&quot;;&quot;g₀ =&quot;))" office:value-type="string" office:string-value="g₀ =" calcext:value-type="string">
            <text:p>g₀ =</text:p>
          </table:table-cell>
          <table:table-cell table:style-name="ce258" table:formula="of:=IF(NOT([.V8]);&quot;&quot;;IF([.V2];[$Enunciado.$AB$22];[$Enunciado.$AB$23]))" office:value-type="string" office:string-value="9,81" calcext:value-type="string">
            <text:p>9,81</text:p>
          </table:table-cell>
          <table:table-cell table:style-name="ce340" table:formula="of:=IF(NOT([.V8]);&quot;&quot;;IF([.V2];&quot;kg&quot;;&quot;m/s²&quot;))" office:value-type="string" office:string-value="m/s²" calcext:value-type="string">
            <text:p>m/s²</text:p>
          </table:table-cell>
          <table:table-cell table:style-name="ce340" table:number-columns-repeated="7"/>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105" table:formula="of:=[.AA16]&amp;[.AB16]" office:value-type="string" office:string-value="Gravedad en el suelo" calcext:value-type="string">
            <text:p>Gravedad en el suelo</text:p>
          </table:table-cell>
          <table:table-cell table:style-name="ce181"/>
          <table:table-cell table:number-columns-repeated="37"/>
        </table:table-row>
        <table:table-row table:style-name="ro4">
          <table:table-cell table:style-name="ce340" table:formula="of:=IF([.U4];[.AA11]&amp;[.AB10];&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number-columns-repeated="7"/>
          <table:table-cell table:style-name="ce45" table:number-columns-repeated="8"/>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92" office:value-type="string" calcext:value-type="string">
            <text:p>Ver <text:span text:style-name="T6">√?</text:span></text:p>
          </table:table-cell>
          <table:table-cell table:style-name="ce105"/>
          <table:table-cell table:style-name="ce189"/>
          <table:table-cell table:style-name="ce105"/>
          <table:table-cell table:number-columns-repeated="37"/>
        </table:table-row>
        <table:table-row table:style-name="ro4">
          <table:table-cell table:style-name="ce340" table:formula="of:=IF([.W10];IF([.W18];[.AA12];[.AA11])&amp;[.AB12];&quot;&quot;)" office:value-type="string" office:string-value="Radio de la órbita" calcext:value-type="string">
            <text:p>Radio de la órbita</text:p>
          </table:table-cell>
          <table:table-cell table:style-name="ce340"/>
          <table:table-cell table:style-name="ce255" table:formula="of:=IF([.W10];IF([.W18];&quot;h =&quot;;&quot;r =&quot;);&quot;&quot;)" office:value-type="string" office:string-value="r =" calcext:value-type="string">
            <text:p>r =</text:p>
          </table:table-cell>
          <table:table-cell table:style-name="ce259" table:formula="of:=IF([.W20];[.V20];IF([.W22];[.V22];IF([.W10];IF([.W2];[$Enunciado.$AC$21];[$Enunciado.$AD$21]);&quot;&quot;)))" office:value-type="string" office:string-value="2 · R" calcext:value-type="string">
            <text:p>2 · R</text:p>
          </table:table-cell>
          <table:table-cell table:style-name="ce282" table:formula="of:=IF([.W10];IF(OR([.W20];[.W22]);&quot;&quot;;&quot;m&quot;);&quot;&quot;)">
            <text:p/>
          </table:table-cell>
          <table:table-cell table:style-name="ce340" table:number-columns-repeated="7"/>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number-columns-repeated="3"/>
          <table:table-cell table:number-columns-repeated="37"/>
        </table:table-row>
        <table:table-row table:style-name="ro4">
          <table:table-cell table:style-name="ce340" table:formula="of:=IF([.X2];CHOOSE([.X4];[.AA13];[.AA14]);IF([.Y2];[.AA15];&quot;&quot;)&amp;IF(OR([.X2];[.Y2]);[.AB11];&quot;&quot;))">
            <text:p/>
          </table:table-cell>
          <table:table-cell table:style-name="ce340"/>
          <table:table-cell table:style-name="ce252" table:formula="of:=IF([.X2];CHOOSE([.X4];&quot;T =&quot;;&quot;f =&quot;);IF([.Y2];&quot;v =&quot;;&quot;&quot;))">
            <text:p/>
          </table:table-cell>
          <table:table-cell table:style-name="ce297" table:formula="of:=IF([.X2];IF(AND([.X4]=1;[.X8]);TIME(0;0;[$Enunciado.AB18]);NUMFORMA(AVALOR([$Enunciado.$E$7]);[$Enunciado.$X$1]));IF([.Y2];[$Enunciado.$AD$29];&quot;&quot;))">
            <text:p/>
          </table:table-cell>
          <table:table-cell table:style-name="ce340" table:formula="of:=IF([.X2];[$Enunciado.$F$7];IF([.Y2];&quot;m/s&quot;;&quot;&quot;))">
            <text:p/>
          </table:table-cell>
          <table:table-cell table:style-name="ce340" table:number-columns-repeated="7"/>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105" table:number-columns-repeated="2"/>
          <table:table-cell table:number-columns-repeated="37"/>
        </table:table-row>
        <table:table-row table:style-name="ro4">
          <table:table-cell table:style-name="ce340" table:formula="of:=IF([.Z2];[.AA10]&amp;[.AB11];&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formula="of:=AND([.W2];[Enunciado.$W$10]&lt;3)" office:value-type="boolean" office:boolean-value="false" calcext:value-type="boolean">
            <text:p>FALSO</text:p>
          </table:table-cell>
          <table:table-cell table:style-name="ce290" table:formula="of:=([$Enunciado.$AA$9]=6)" office:value-type="boolean" office:boolean-value="true" calcext:value-type="boolean">
            <text:p>VERDADERO</text:p>
          </table:table-cell>
          <table:table-cell table:number-columns-repeated="2"/>
          <table:table-cell table:style-name="ce105" table:number-columns-repeated="2"/>
          <table:table-cell table:number-columns-repeated="37"/>
        </table:table-row>
        <table:table-row table:style-name="ro4">
          <table:table-cell table:style-name="ce340" table:number-columns-repeated="4"/>
          <table:table-cell table:style-name="ce356"/>
          <table:table-cell table:style-name="ce340" table:number-columns-repeated="7"/>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ce393" table:formula="of:=[$Enunciado.$AC$25]" office:value-type="time" office:time-value="PT03H58M40.562410717S" calcext:value-type="time">
            <text:p>03:58:40</text:p>
          </table:table-cell>
          <table:table-cell table:number-columns-repeated="2"/>
          <table:table-cell table:style-name="ce105" table:number-columns-repeated="2"/>
          <table:table-cell table:number-columns-repeated="37"/>
        </table:table-row>
        <table:table-row table:style-name="ro4">
          <table:table-cell table:style-name="ce340" table:number-columns-repeated="2"/>
          <table:table-cell table:style-name="ce251" office:value-type="string" calcext:value-type="string">
            <text:p>Ecuaciones</text:p>
          </table:table-cell>
          <table:table-cell table:style-name="ce340" table:number-columns-repeated="3"/>
          <table:table-cell table:style-name="ce251" office:value-type="string" calcext:value-type="string">
            <text:p>Cálculos</text:p>
          </table:table-cell>
          <table:table-cell table:style-name="ce340" table:number-columns-repeated="5"/>
          <table:table-cell table:style-name="ce7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ce181" table:formula="of:=HOUR([.$X$9])" office:value-type="float" office:value="3" calcext:value-type="float">
            <text:p>3</text:p>
          </table:table-cell>
          <table:table-cell table:style-name="ce105" office:value-type="string" calcext:value-type="string">
            <text:p>h</text:p>
          </table:table-cell>
          <table:table-cell/>
          <table:table-cell table:style-name="ce199" office:value-type="string" calcext:value-type="string">
            <text:p>Masa</text:p>
          </table:table-cell>
          <table:table-cell table:style-name="ce105" office:value-type="string" calcext:value-type="string">
            <text:p><text:s/>del astro</text:p>
          </table:table-cell>
          <table:table-cell table:number-columns-repeated="37"/>
        </table:table-row>
        <table:table-row table:style-name="ro4">
          <table:table-cell table:style-name="ce340" table:formula="of:=IF([.W14];[.AA12]&amp;[.AB12];&quot;&quot;)">
            <text:p/>
          </table:table-cell>
          <table:table-cell table:style-name="ce340" table:number-columns-repeated="5"/>
          <table:table-cell table:style-name="ce252" table:formula="of:=IF([.W14];&quot;h =&quot;;&quot;&quot;)">
            <text:p/>
          </table:table-cell>
          <table:table-cell table:style-name="ce268" table:formula="of:=IF([.W14];[$Enunciado.$AD$31];&quot;&quot;)" table:number-columns-spanned="2" table:number-rows-spanned="1">
            <text:p/>
          </table:table-cell>
          <table:covered-table-cell table:style-name="ce298"/>
          <table:table-cell table:style-name="ce335"/>
          <table:table-cell table:style-name="ce259" table:formula="of:=IF([.W14];[$Enunciado.$AD$21];&quot;&quot;)">
            <text:p/>
          </table:table-cell>
          <table:table-cell table:style-name="ce332" table:formula="of:=IF([.W14];&quot;m&quot;;&quot;&quot;)">
            <text:p/>
          </table:table-cell>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G?</text:p>
          </table:table-cell>
          <table:table-cell table:style-name="ce292"/>
          <table:table-cell table:style-name="ce105" table:formula="of:=MINUTE([.$X$9])" office:value-type="float" office:value="58" calcext:value-type="float">
            <text:p>58</text:p>
          </table:table-cell>
          <table:table-cell table:style-name="ce105" office:value-type="string" calcext:value-type="string">
            <text:p>m</text:p>
          </table:table-cell>
          <table:table-cell/>
          <table:table-cell table:style-name="ce105" office:value-type="string" calcext:value-type="string">
            <text:p>Radio</text:p>
          </table:table-cell>
          <table:table-cell table:style-name="ce105" office:value-type="string" calcext:value-type="string">
            <text:p><text:s/>del satélite</text:p>
          </table:table-cell>
          <table:table-cell table:number-columns-repeated="37"/>
        </table:table-row>
        <table:table-row table:style-name="ro4">
          <table:table-cell table:style-name="ce340" table:formula="of:=IF([.W4];[.AA11]&amp;[.AB12];&quot;&quot;)" office:value-type="string" office:string-value="Radio de la órbita" calcext:value-type="string">
            <text:p>Radio de la órbita</text:p>
          </table:table-cell>
          <table:table-cell table:style-name="ce340"/>
          <table:table-cell table:style-name="ce324" table:formula="of:=IF([$Enunciado.$S$9];&quot;r =&quot;;&quot;&quot;)">
            <text:p/>
          </table:table-cell>
          <table:table-cell table:style-name="ce324" table:formula="of:=IF([$Enunciado.$S$9];&quot;R + h&quot;;&quot;&quot;)">
            <text:p/>
          </table:table-cell>
          <table:table-cell table:style-name="ce340" table:number-columns-repeated="2"/>
          <table:table-cell table:style-name="ce255" table:formula="of:=IF([.W4];&quot;r =&quot;;&quot;&quot;)" office:value-type="string" office:string-value="r =" calcext:value-type="string">
            <text:p>r =</text:p>
          </table:table-cell>
          <table:table-cell table:style-name="ce270" table:formula="of:=IF([.W4];IF([.W18];[$Enunciado.$AB$21]&amp;&quot; + &quot;&amp;[$Enunciado.$AD$21];[$Enunciado.$AD$31]);&quot;&quot;)" office:value-type="string" office:string-value="2,00 · 6,37·10⁶" calcext:value-type="string" table:number-columns-spanned="2" table:number-rows-spanned="1">
            <text:p>2,00 · 6,37·10⁶</text:p>
          </table:table-cell>
          <table:covered-table-cell table:style-name="ce150"/>
          <table:table-cell table:style-name="ce313" table:formula="of:=IF([.W4];&quot;=&quot;;&quot;&quot;)" office:value-type="string" office:string-value="=" calcext:value-type="string">
            <text:p>=</text:p>
          </table:table-cell>
          <table:table-cell table:style-name="ce310" table:formula="of:=IF([.W4];[Enunciado.AC21];&quot;&quot;)" office:value-type="string" office:string-value="1,27·10⁷" calcext:value-type="string">
            <text:p>1,27·10⁷</text:p>
          </table:table-cell>
          <table:table-cell table:style-name="ce320" table:formula="of:=IF([.W4];&quot;m&quot;;&quot;&quot;)" office:value-type="string" office:string-value="m" calcext:value-type="string">
            <text:p>m</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OR([.V2];[.V16])" office:value-type="boolean" office:boolean-value="false" calcext:value-type="boolean">
            <text:p>FALSO</text:p>
          </table:table-cell>
          <table:table-cell table:style-name="ce292"/>
          <table:table-cell table:style-name="ce105" table:formula="of:=SECOND([.$X$9])" office:value-type="float" office:value="41" calcext:value-type="float">
            <text:p>41</text:p>
          </table:table-cell>
          <table:table-cell table:style-name="ce105" office:value-type="string" calcext:value-type="string">
            <text:p>s</text:p>
          </table:table-cell>
          <table:table-cell/>
          <table:table-cell table:style-name="ce105" office:value-type="string" calcext:value-type="string">
            <text:p>Altura</text:p>
          </table:table-cell>
          <table:table-cell table:style-name="ce105" office:value-type="string" calcext:value-type="string">
            <text:p><text:s/>de la órbita</text:p>
          </table:table-cell>
          <table:table-cell table:number-columns-repeated="37"/>
        </table:table-row>
        <table:table-row table:style-name="ro4">
          <table:table-cell table:style-name="ce340" table:number-columns-repeated="12"/>
          <table:table-cell table:style-name="ce45"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3 · 3600 + 58 · 60 + 41" calcext:value-type="string">
            <text:p>3 · 3600 + 58 · 60 + 41</text:p>
          </table:table-cell>
          <table:table-cell table:style-name="ce105"/>
          <table:table-cell/>
          <table:table-cell table:style-name="ce105" office:value-type="string" calcext:value-type="string">
            <text:p>Período</text:p>
          </table:table-cell>
          <table:table-cell table:style-name="ce105" office:value-type="string" calcext:value-type="string">
            <text:p><text:s/>angular</text:p>
          </table:table-cell>
          <table:table-cell table:number-columns-repeated="37"/>
        </table:table-row>
        <table:table-row table:style-name="ro4">
          <table:table-cell table:style-name="ce340" table:number-columns-repeated="2"/>
          <table:table-cell table:style-name="ce230" table:formula="of:=IF(OR([.V2];[.X2]);&quot;&quot;;&quot;G · M = g₀ · R²&quot;)" office:value-type="string" office:string-value="G · M = g₀ · R²" calcext:value-type="string" table:number-columns-spanned="2" table:number-rows-spanned="1">
            <text:p>G · M = g₀ · R²</text:p>
          </table:table-cell>
          <table:covered-table-cell table:style-name="ce340"/>
          <table:table-cell table:style-name="ce340" table:number-columns-repeated="2"/>
          <table:table-cell table:style-name="ce252" table:formula="of:=IF(OR([.X2];[.U8]);&quot;&quot;;&quot;G · M =&quot;)" office:value-type="string" office:string-value="G · M =" calcext:value-type="string">
            <text:p>G · M =</text:p>
          </table:table-cell>
          <table:table-cell table:style-name="ce274"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272"/>
          <table:table-cell table:style-name="ce242" table:formula="of:=IF(OR([.X2];[.U8]);&quot;&quot;;&quot;=&quot;)" office:value-type="string" office:string-value="=" calcext:value-type="string">
            <text:p>=</text:p>
          </table:table-cell>
          <table:table-cell table:style-name="ce278" table:formula="of:=IF(OR([.X2];[.U8]);&quot;&quot;;[$Enunciado.$AC$29])" office:value-type="string" office:string-value="3,98·10¹⁴" calcext:value-type="string">
            <text:p>3,98·10¹⁴</text:p>
          </table:table-cell>
          <table:table-cell table:style-name="ce282" table:formula="of:=IF(OR([.X2];[.U8]);&quot;&quot;;&quot;m³/s²&quot;)" office:value-type="string" office:string-value="m³/s²" calcext:value-type="string">
            <text:p>m³/s²</text:p>
          </table:table-cell>
          <table:table-cell table:style-name="ce45"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105" office:value-type="string" calcext:value-type="string">
            <text:p>Frecuencia</text:p>
          </table:table-cell>
          <table:table-cell table:style-name="ce105"/>
          <table:table-cell table:number-columns-repeated="37"/>
        </table:table-row>
        <table:table-row table:style-name="ro4">
          <table:table-cell table:style-name="ce340" table:formula="of:=IF(OR([.X2];[.V2];[.U8]);&quot;&quot;;[.AA10]&amp;[.AB10])" office:value-type="string" office:string-value="Masa del astro" calcext:value-type="string">
            <text:p>Masa del astro</text:p>
          </table:table-cell>
          <table:table-cell table:style-name="ce340" table:number-columns-repeated="5"/>
          <table:table-cell table:style-name="ce252" table:formula="of:=IF(OR([.X2];[.V2];[.U8]);&quot;&quot;;&quot;M =&quot;)" office:value-type="string" office:string-value="M =" calcext:value-type="string">
            <text:p>M =</text:p>
          </table:table-cell>
          <table:table-cell table:style-name="ce344"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272"/>
          <table:table-cell table:style-name="ce242" table:formula="of:=IF(OR([.X2];[.V2];[.U8]);&quot;&quot;;&quot;=&quot;)" office:value-type="string" office:string-value="=" calcext:value-type="string">
            <text:p>=</text:p>
          </table:table-cell>
          <table:table-cell table:style-name="ce278" table:formula="of:=IF(OR([.X2];[.V2];[.U8]);&quot;&quot;;[$Enunciado.$AB$22])" office:value-type="string" office:string-value="5,96·10²⁴" calcext:value-type="string">
            <text:p>5,96·10²⁴</text:p>
          </table:table-cell>
          <table:table-cell table:style-name="ce282" table:formula="of:=IF(OR([.X2];[.V2];[.U8]);&quot;&quot;;&quot;kg&quot;)" office:value-type="string" office:string-value="kg" calcext:value-type="string">
            <text:p>kg</text:p>
          </table:table-cell>
          <table:table-cell table:style-name="ce45"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105" office:value-type="string" calcext:value-type="string">
            <text:p>Velocidad</text:p>
          </table:table-cell>
          <table:table-cell table:style-name="ce105"/>
          <table:table-cell table:number-columns-repeated="37"/>
        </table:table-row>
        <table:table-row table:style-name="ro4">
          <table:table-cell table:style-name="ce346" table:formula="of:=IF([.Y4];IF([.Y2];[.AA11]&amp;[.AB12];[.AA15]&amp;[.AB11]);&quot;&quot;)" office:value-type="string" office:string-value="Velocidad del satélite" calcext:value-type="string" table:number-columns-spanned="1" table:number-rows-spanned="2">
            <text:p>Velocidad del satélite</text:p>
          </table:table-cell>
          <table:table-cell table:style-name="ce256" table:formula="of:=IF([.Y4];IF([.Y2];&quot;r =&quot;;&quot;v =&quot;);&quot;&quot;)" office:value-type="string" office:string-value="v =" calcext:value-type="string" table:number-columns-spanned="1" table:number-rows-spanned="2">
            <text:p>v =</text:p>
          </table:table-cell>
          <table:table-cell table:style-name="ce177" table:formula="of:=IF([.Y4];&quot;√&quot;;&quot;&quot;)" office:value-type="string" office:string-value="√" calcext:value-type="string" table:number-columns-spanned="1" table:number-rows-spanned="2">
            <text:p>√</text:p>
          </table:table-cell>
          <table:table-cell table:style-name="ce362" table:formula="of:=IF([.Y4];&quot;G · M&quot;;&quot;&quot;)" office:value-type="string" office:string-value="G · M" calcext:value-type="string">
            <text:p>G · M</text:p>
          </table:table-cell>
          <table:table-cell table:style-name="ce340"/>
          <table:table-cell table:style-name="ce243" table:formula="of:=IF([.Y4];IF([.Y2];&quot;r =&quot;;&quot;v =&quot;);&quot;&quot;)" office:value-type="string" office:string-value="v =" calcext:value-type="string" table:number-columns-spanned="1" table:number-rows-spanned="2">
            <text:p>v =</text:p>
          </table:table-cell>
          <table:table-cell table:style-name="ce245" table:formula="of:=IF([.Y4];&quot;√&quot;;&quot;&quot;)" office:value-type="string" office:string-value="√" calcext:value-type="string" table:number-columns-spanned="1" table:number-rows-spanned="2">
            <text:p>√</text:p>
          </table:table-cell>
          <table:table-cell table:style-name="ce391" table:formula="of:=IF([.Y4];[$Enunciado.$AC$29];&quot;&quot;)" office:value-type="string" office:string-value="3,98·10¹⁴" calcext:value-type="string" table:number-columns-spanned="2" table:number-rows-spanned="1">
            <text:p>3,98·10¹⁴</text:p>
          </table:table-cell>
          <table:covered-table-cell table:style-name="ce333"/>
          <table:table-cell table:style-name="ce302" table:formula="of:=IF([.Y4];&quot;=&quot;;&quot;&quot;)" office:value-type="string" office:string-value="=" calcext:value-type="string" table:number-columns-spanned="1" table:number-rows-spanned="2">
            <text:p>=</text:p>
          </table:table-cell>
          <table:table-cell table:style-name="ce280" table:formula="of:=IF([.Y4];IF([.Y2];[$Enunciado.$AC$21];[$Enunciado.$AD$29]);&quot;&quot;)" office:value-type="string" office:string-value="5,59·10³" calcext:value-type="string" table:number-columns-spanned="1" table:number-rows-spanned="2">
            <text:p>5,59·10³</text:p>
          </table:table-cell>
          <table:table-cell table:style-name="ce221" table:formula="of:=IF([.Y4];IF([.Y2];&quot;m&quot;;&quot;m/s&quot;);&quot;&quot;)" office:value-type="string" office:string-value="m/s" calcext:value-type="string" table:number-columns-spanned="1" table:number-rows-spanned="2">
            <text:p>m/s</text:p>
          </table:table-cell>
          <table:table-cell table:style-name="ce45" table:number-columns-repeated="8"/>
          <table:table-cell/>
          <table:table-cell table:style-name="ce190" table:formula="of:=[$Enunciado.$R$20]" office:value-type="boolean" office:boolean-value="false" calcext:value-type="boolean">
            <text:p>FALSO</text:p>
          </table:table-cell>
          <table:table-cell table:style-name="ce402"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105" office:value-type="string" calcext:value-type="string">
            <text:p>Gravedad</text:p>
          </table:table-cell>
          <table:table-cell table:style-name="ce105" office:value-type="string" calcext:value-type="string">
            <text:p><text:s/>en el suelo</text:p>
          </table:table-cell>
          <table:table-cell table:number-columns-repeated="37"/>
        </table:table-row>
        <table:table-row table:style-name="ro4">
          <table:covered-table-cell table:number-columns-repeated="3" table:style-name="ce340"/>
          <table:table-cell table:style-name="ce265" table:formula="of:=IF([.Y4];IF([.Y2];&quot;v²&quot;;&quot;r&quot;);&quot;&quot;)" office:value-type="string" office:string-value="r" calcext:value-type="string">
            <text:p>r</text:p>
          </table:table-cell>
          <table:table-cell table:style-name="ce340"/>
          <table:covered-table-cell table:number-columns-repeated="2" table:style-name="ce340"/>
          <table:table-cell table:style-name="ce250" table:formula="of:=IF([.Y4];IF([.Y2];ENTREPARENT([$Enunciado.$AD$29];2);[$Enunciado.$AC$21]);&quot;&quot;)" office:value-type="string" office:string-value="1,27·10⁷" calcext:value-type="string" table:number-columns-spanned="2" table:number-rows-spanned="1">
            <text:p>1,27·10⁷</text:p>
          </table:table-cell>
          <table:covered-table-cell table:style-name="ce334"/>
          <table:covered-table-cell table:number-columns-repeated="3" table:style-name="ce340"/>
          <table:table-cell table:style-name="ce45" table:number-columns-repeated="8"/>
          <table:table-cell table:number-columns-repeated="2"/>
          <table:table-cell table:style-name="ce403" office:value-type="string" calcext:value-type="string">
            <text:p>h es un dato?</text:p>
          </table:table-cell>
          <table:table-cell table:style-name="ce410" office:value-type="string" calcext:value-type="string" table:number-columns-spanned="2" table:number-rows-spanned="1">
            <text:p>frecuencia</text:p>
          </table:table-cell>
          <table:covered-table-cell table:style-name="ce105"/>
          <table:table-cell/>
          <table:table-cell table:style-name="ce105" office:value-type="string" calcext:value-type="string">
            <text:p>Peso</text:p>
          </table:table-cell>
          <table:table-cell table:style-name="ce105" office:value-type="string" calcext:value-type="string">
            <text:p><text:s/>en la altura</text:p>
          </table:table-cell>
          <table:table-cell table:number-columns-repeated="37"/>
        </table:table-row>
        <table:table-row table:style-name="ro4">
          <table:table-cell table:style-name="ce340" table:formula="of:=IF(AND([.$X$4]=1;[$Enunciado.$AA$10]&lt;&gt;1);[.$AA$13];&quot;&quot;)">
            <text:p/>
          </table:table-cell>
          <table:table-cell table:style-name="ce340"/>
          <table:table-cell table:style-name="ce284"/>
          <table:table-cell table:style-name="ce340" table:number-columns-repeated="3"/>
          <table:table-cell table:style-name="ce324" table:formula="of:=IF(AND([.$X$4]=1;[$Enunciado.$AA$10]&lt;&gt;1);&quot;T =&quot;;&quot;&quot;)">
            <text:p/>
          </table:table-cell>
          <table:table-cell table:style-name="ce285" table:formula="of:=IF(AND([.$X$4]=1;[$Enunciado.$AA$10]&lt;&gt;1);IF([.X8];[.X13];[.D7]&amp;&quot; · &quot;&amp;[$Enunciado.$AA$11]);&quot;&quot;)" table:number-columns-spanned="2" table:number-rows-spanned="1">
            <text:p/>
          </table:table-cell>
          <table:covered-table-cell table:style-name="ce340"/>
          <table:table-cell table:style-name="ce335" table:formula="of:=IF(AND([.$X$4]=1;[$Enunciado.$AA$10]&lt;&gt;1);&quot;=&quot;;&quot;&quot;)">
            <text:p/>
          </table:table-cell>
          <table:table-cell table:style-name="ce314" table:formula="of:=IF(AND([.$X$4]=1;[$Enunciado.$AA$10]&lt;&gt;1);[$Enunciado.$AB$25];&quot;&quot;)">
            <text:p/>
          </table:table-cell>
          <table:table-cell table:style-name="ce316" table:formula="of:=IF(AND([.$X$4]=1;[$Enunciado.$AA$10]&lt;&gt;1);&quot;s&quot;;&quot;&quot;)">
            <text:p/>
          </table:table-cell>
          <table:table-cell table:style-name="ce45"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346" table:formula="of:=IF([.X16];[.AA13]&amp;[.AB11];&quot;&quot;)" office:value-type="string" office:string-value="Período del satélite" calcext:value-type="string" table:number-columns-spanned="1" table:number-rows-spanned="2">
            <text:p>Período del satélite</text:p>
          </table:table-cell>
          <table:table-cell table:style-name="ce340"/>
          <table:table-cell table:style-name="ce283" table:formula="of:=IF([.X16];&quot;T =&quot;;&quot;&quot;)" office:value-type="string" office:string-value="T =" calcext:value-type="string" table:number-columns-spanned="1" table:number-rows-spanned="2">
            <text:p>T =</text:p>
          </table:table-cell>
          <table:table-cell table:style-name="ce294" table:formula="of:=IF([.X16];CHOOSE([.X4]+1;&quot;2 · π · r&quot;;&quot;&quot;;1;&quot;2 · π · r&quot;);&quot;&quot;)" office:value-type="string" office:string-value="2 · π · r" calcext:value-type="string">
            <text:p>2 · π · r</text:p>
          </table:table-cell>
          <table:table-cell table:style-name="ce340" table:number-columns-repeated="2"/>
          <table:table-cell table:style-name="ce307" table:formula="of:=IF([.X16];&quot;T =&quot;;&quot;&quot;)" office:value-type="string" office:string-value="T =" calcext:value-type="string" table:number-columns-spanned="1" table:number-rows-spanned="2">
            <text:p>T =</text:p>
          </table:table-cell>
          <table:table-cell table:style-name="ce326" table:formula="of:=IF(AND([.X16];NOT([.U8]));IF([.X6];[$Enunciado.AA10];&quot;2 · &quot;&amp;NUMFORMA(PI();[$Enunciado.$X$1])&amp;&quot; · &quot;&amp;[$Enunciado.$AC$21]);&quot;&quot;)" office:value-type="string" office:string-value="2 · 3,14 · 1,27·10⁷" calcext:value-type="string" table:number-columns-spanned="2" table:number-rows-spanned="1">
            <text:p>2 · 3,14 · 1,27·10⁷</text:p>
          </table:table-cell>
          <table:covered-table-cell table:style-name="ce150"/>
          <table:table-cell table:style-name="ce306" table:formula="of:=IF([.X16];&quot;=&quot;;&quot;&quot;)" office:value-type="string" office:string-value="=" calcext:value-type="string" table:number-columns-spanned="1" table:number-rows-spanned="2">
            <text:p>=</text:p>
          </table:table-cell>
          <table:table-cell table:style-name="ce317" table:formula="of:=IF(AND([.X16];NOT([.U8]));[$Enunciado.$AB$25];&quot;&quot;)" office:value-type="string" office:string-value="1,43·10⁴" calcext:value-type="string" table:number-columns-spanned="1" table:number-rows-spanned="2">
            <text:p>1,43·10⁴</text:p>
          </table:table-cell>
          <table:table-cell table:style-name="ce289" table:formula="of:=IF([.X16];&quot;s&quot;;&quot;&quot;)" office:value-type="string" office:string-value="s" calcext:value-type="string" table:number-columns-spanned="1" table:number-rows-spanned="2">
            <text:p>s</text:p>
          </table:table-cell>
          <table:table-cell table:style-name="ce45" table:number-columns-repeated="8"/>
          <table:table-cell table:number-columns-repeated="2"/>
          <table:table-cell table:style-name="ce105" office:value-type="string" calcext:value-type="string">
            <text:p>u luz?</text:p>
          </table:table-cell>
          <table:table-cell table:style-name="ce411" office:value-type="string" calcext:value-type="string" table:number-columns-spanned="2" table:number-rows-spanned="1">
            <text:p>El dato no es T</text:p>
          </table:table-cell>
          <table:covered-table-cell table:style-name="ce413"/>
          <table:table-cell table:number-columns-repeated="40"/>
        </table:table-row>
        <table:table-row table:style-name="ro4">
          <table:covered-table-cell table:style-name="ce340"/>
          <table:table-cell table:style-name="ce340"/>
          <table:covered-table-cell table:style-name="ce340"/>
          <table:table-cell table:style-name="ce265" table:formula="of:=IF([.X16];CHOOSE([.X4]+1;&quot;v&quot;;&quot;&quot;;&quot;f&quot;;&quot;v&quot;);&quot;&quot;)" office:value-type="string" office:string-value="v" calcext:value-type="string">
            <text:p>v</text:p>
          </table:table-cell>
          <table:table-cell table:style-name="ce340" table:number-columns-repeated="2"/>
          <table:covered-table-cell table:style-name="ce340"/>
          <table:table-cell table:style-name="ce296" table:formula="of:=IF(OR([.U8];NOT([.U10]));&quot;&quot;;CHOOSE([.X4]+1;[$Enunciado.$AD$29];&quot;&quot;;[$Enunciado.$AD$25];[$Enunciado.$AD$29]))" office:value-type="string" office:string-value="5,59·10³" calcext:value-type="string" table:number-columns-spanned="2" table:number-rows-spanned="1">
            <text:p>5,59·10³</text:p>
          </table:table-cell>
          <table:covered-table-cell table:number-columns-repeated="4" table:style-name="ce340"/>
          <table:table-cell table:style-name="ce45"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1,43·10⁴ s" calcext:value-type="string">
            <text:p>1,43·10⁴ s</text:p>
          </table:table-cell>
          <table:table-cell/>
          <table:table-cell table:style-name="ce224"/>
          <table:table-cell table:number-columns-repeated="38"/>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n · R?</text:p>
          </table:table-cell>
          <table:table-cell table:style-name="ce411" office:value-type="string" calcext:value-type="string" table:number-columns-spanned="2" table:number-rows-spanned="1">
            <text:p>El dato es T</text:p>
          </table:table-cell>
          <table:covered-table-cell table:style-name="ce413"/>
          <table:table-cell table:number-columns-repeated="40"/>
        </table:table-row>
        <table:table-row table:style-name="ro4">
          <table:table-cell table:style-name="ce346" table:formula="of:=IF([.$X$6];&quot;&quot;;[.AA14]&amp;[.AB11])" office:value-type="string" office:string-value="Frecuencia del satélite" calcext:value-type="string" table:number-columns-spanned="1" table:number-rows-spanned="2">
            <text:p>Frecuencia del satélite</text:p>
          </table:table-cell>
          <table:table-cell table:style-name="ce340"/>
          <table:table-cell table:style-name="ce327" table:formula="of:=IF([.$X$6];&quot;&quot;;&quot;f =&quot;)" office:value-type="string" office:string-value="f =" calcext:value-type="string" table:number-columns-spanned="1" table:number-rows-spanned="2">
            <text:p>f =</text:p>
          </table:table-cell>
          <table:table-cell table:style-name="ce260" table:formula="of:=IF([.$X$6];&quot;&quot;;1)" office:value-type="float" office:value="1" calcext:value-type="float">
            <text:p>1</text:p>
          </table:table-cell>
          <table:table-cell table:style-name="ce340" table:number-columns-repeated="2"/>
          <table:table-cell table:style-name="ce247" table:formula="of:=IF([.X6];&quot;&quot;;&quot;f =&quot;)" office:value-type="string" office:string-value="f =" calcext:value-type="string" table:number-columns-spanned="1" table:number-rows-spanned="2">
            <text:p>f =</text:p>
          </table:table-cell>
          <table:table-cell table:style-name="ce329" table:formula="of:=IF(OR([.$X$6];[.U8]);&quot;&quot;;IF([.X4]=1;[.X22];[.X20]))" office:value-type="string" office:string-value="86400 s · día⁻¹" calcext:value-type="string" table:number-columns-spanned="2" table:number-rows-spanned="1">
            <text:p>86400 s · día⁻¹</text:p>
          </table:table-cell>
          <table:covered-table-cell table:style-name="ce299"/>
          <table:table-cell table:style-name="ce286" table:formula="of:=IF([.X6];&quot;&quot;;&quot; =&quot;)" office:value-type="string" office:string-value=" =" calcext:value-type="string" table:number-columns-spanned="1" table:number-rows-spanned="2">
            <text:p><text:s/>=</text:p>
          </table:table-cell>
          <table:table-cell table:style-name="ce318" table:formula="of:=IF(OR([.$X$6];[.U8]);&quot;&quot;;[$Enunciado.$AD$25])" office:value-type="string" office:string-value="6,03" calcext:value-type="string" table:number-columns-spanned="1" table:number-rows-spanned="2">
            <text:p>6,03</text:p>
          </table:table-cell>
          <table:table-cell table:style-name="ce384" table:formula="of:=IF(OR([.$X$6];[.U8]);&quot;&quot;;[$Enunciado.$AD$24])" office:value-type="string" office:string-value="día⁻¹" calcext:value-type="string" table:number-columns-spanned="1" table:number-rows-spanned="2">
            <text:p>día⁻¹</text:p>
          </table:table-cell>
          <table:table-cell table:style-name="ce45"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1,43·10⁴ s" calcext:value-type="string">
            <text:p>1,43·10⁴ s</text:p>
          </table:table-cell>
          <table:table-cell table:number-columns-repeated="40"/>
        </table:table-row>
        <table:table-row table:style-name="ro4">
          <table:covered-table-cell table:style-name="ce340"/>
          <table:table-cell table:style-name="ce340"/>
          <table:covered-table-cell table:style-name="ce340"/>
          <table:table-cell table:style-name="ce257" table:formula="of:=IF([.$X$6];&quot;&quot;;&quot;T&quot;)" office:value-type="string" office:string-value="T" calcext:value-type="string">
            <text:p>T</text:p>
          </table:table-cell>
          <table:table-cell table:style-name="ce340" table:number-columns-repeated="2"/>
          <table:covered-table-cell table:style-name="ce340"/>
          <table:table-cell table:style-name="ce250" table:formula="of:=IF(OR([.$X$6];[.U8]);&quot;&quot;;IF([.X4]=1;[.Y22];[.Y20]))" office:value-type="string" office:string-value="1,43·10⁴ s" calcext:value-type="string" table:number-columns-spanned="2" table:number-rows-spanned="1">
            <text:p>1,43·10⁴ s</text:p>
          </table:table-cell>
          <table:covered-table-cell table:number-columns-repeated="4" table:style-name="ce340"/>
          <table:table-cell table:style-name="ce45" table:number-columns-repeated="8"/>
          <table:table-cell table:number-columns-repeated="45"/>
        </table:table-row>
        <table:table-row table:style-name="ro4">
          <table:table-cell table:style-name="ce346" table:formula="of:=[.AA15]&amp;[.AB13]&amp;[.AB11]" office:value-type="string" office:string-value="Velocidad angular del satélite" calcext:value-type="string" table:number-columns-spanned="1" table:number-rows-spanned="2">
            <text:p>Velocidad angular del satélite</text:p>
          </table:table-cell>
          <table:table-cell table:style-name="ce340"/>
          <table:table-cell table:style-name="ce283" office:value-type="string" calcext:value-type="string" table:number-columns-spanned="1" table:number-rows-spanned="2">
            <text:p>ω =</text:p>
          </table:table-cell>
          <table:table-cell table:style-name="ce373" office:value-type="string" calcext:value-type="string">
            <text:p>2 · π</text:p>
          </table:table-cell>
          <table:table-cell table:style-name="ce340" table:number-columns-repeated="2"/>
          <table:table-cell table:style-name="ce283" office:value-type="string" calcext:value-type="string" table:number-columns-spanned="1" table:number-rows-spanned="2">
            <text:p>ω =</text:p>
          </table:table-cell>
          <table:table-cell table:style-name="ce401" table:formula="of:=&quot;2 · &quot;&amp;NUMFORMA(PI())" office:value-type="string" office:string-value="2 · 3,14" calcext:value-type="string" table:number-columns-spanned="2" table:number-rows-spanned="1">
            <text:p>2 · 3,14</text:p>
          </table:table-cell>
          <table:covered-table-cell table:style-name="ce340"/>
          <table:table-cell table:style-name="ce286" office:value-type="string" calcext:value-type="string" table:number-columns-spanned="1" table:number-rows-spanned="2">
            <text:p>=</text:p>
          </table:table-cell>
          <table:table-cell table:style-name="ce433" table:formula="of:=[$Enunciado.$AB$33]" office:value-type="string" office:string-value="4,39·10⁻⁴" calcext:value-type="string" table:number-columns-spanned="1" table:number-rows-spanned="2">
            <text:p>4,39·10⁻⁴</text:p>
          </table:table-cell>
          <table:table-cell table:style-name="ce346" office:value-type="string" calcext:value-type="string" table:number-columns-spanned="1" table:number-rows-spanned="2">
            <text:p>rad/s</text:p>
          </table:table-cell>
          <table:table-cell table:style-name="ce45" table:number-columns-repeated="8"/>
          <table:table-cell table:number-columns-repeated="45"/>
        </table:table-row>
        <table:table-row table:style-name="ro4">
          <table:covered-table-cell table:style-name="ce340"/>
          <table:table-cell table:style-name="ce340"/>
          <table:covered-table-cell table:style-name="ce340"/>
          <table:table-cell table:style-name="ce257" office:value-type="string" calcext:value-type="string">
            <text:p>T</text:p>
          </table:table-cell>
          <table:table-cell table:style-name="ce340" table:number-columns-repeated="2"/>
          <table:covered-table-cell table:style-name="ce340"/>
          <table:table-cell table:style-name="ce463" table:formula="of:=[$Enunciado.$AB$25]" office:value-type="string" office:string-value="1,43·10⁴" calcext:value-type="string" table:number-columns-spanned="2" table:number-rows-spanned="1">
            <text:p>1,43·10⁴</text:p>
          </table:table-cell>
          <table:covered-table-cell table:number-columns-repeated="4" table:style-name="ce340"/>
          <table:table-cell table:style-name="ce45" table:number-columns-repeated="8"/>
          <table:table-cell table:number-columns-repeated="45"/>
        </table:table-row>
        <table:table-row table:style-name="ro4">
          <table:table-cell table:style-name="ce346" table:formula="of:=IF([.$V$16];[.AA10]&amp;[.AB10];&quot;&quot;)" table:number-columns-spanned="1" table:number-rows-spanned="2">
            <text:p/>
          </table:table-cell>
          <table:table-cell table:style-name="ce340"/>
          <table:table-cell table:style-name="ce256" table:formula="of:=IF([.$V$16];&quot;M =&quot;;&quot;&quot;)" table:number-columns-spanned="1" table:number-rows-spanned="2">
            <text:p/>
          </table:table-cell>
          <table:table-cell table:style-name="ce319" table:formula="of:=IF([.$V$16];&quot;4 · π² · r³&quot;;&quot;&quot;)">
            <text:p/>
          </table:table-cell>
          <table:table-cell table:style-name="ce340" table:number-columns-repeated="2"/>
          <table:table-cell table:style-name="ce283" table:formula="of:=IF([.$V$16];&quot;M =&quot;;&quot;&quot;)" table:number-columns-spanned="1" table:number-rows-spanned="2">
            <text:p/>
          </table:table-cell>
          <table:table-cell table:style-name="ce351" table:formula="of:=IF([.$V$16];&quot;4 · &quot;&amp;[$Enunciado.$AB$30]&amp;&quot;² · (&quot;&amp;[$Enunciado.$AC$21]&amp;&quot;)³&quot;;&quot;&quot;)" table:number-columns-spanned="2" table:number-rows-spanned="1">
            <text:p/>
          </table:table-cell>
          <table:covered-table-cell table:style-name="ce340"/>
          <table:table-cell table:style-name="ce375" table:formula="of:=IF([.$V$16];&quot;=&quot;;&quot;&quot;)" table:number-columns-spanned="1" table:number-rows-spanned="2">
            <text:p/>
          </table:table-cell>
          <table:table-cell table:style-name="ce376" table:formula="of:=IF([.$V$16];[$Enunciado.$AB$22];&quot;&quot;)" table:number-columns-spanned="1" table:number-rows-spanned="2">
            <text:p/>
          </table:table-cell>
          <table:table-cell table:style-name="ce221" table:formula="of:=IF([.$V$16];&quot;kg&quot;;&quot;&quot;)" table:number-columns-spanned="1" table:number-rows-spanned="2">
            <text:p/>
          </table:table-cell>
          <table:table-cell table:style-name="ce45" table:number-columns-repeated="8"/>
          <table:table-cell table:number-columns-repeated="45"/>
        </table:table-row>
        <table:table-row table:style-name="ro4">
          <table:covered-table-cell table:style-name="ce340"/>
          <table:table-cell table:style-name="ce340"/>
          <table:covered-table-cell table:style-name="ce340"/>
          <table:table-cell table:style-name="ce257" table:formula="of:=IF([.$V$16];&quot;G · T²&quot;;&quot;&quot;)">
            <text:p/>
          </table:table-cell>
          <table:table-cell table:style-name="ce340" table:number-columns-repeated="2"/>
          <table:covered-table-cell table:style-name="ce340"/>
          <table:table-cell table:style-name="ce268" table:formula="of:=IF([.$V$16];[$Enunciado.$AB$29]&amp;&quot; · (&quot;&amp;[$Enunciado.$AB$25]&amp;&quot;)²&quot;;&quot;&quot;)" table:number-columns-spanned="2" table:number-rows-spanned="1">
            <text:p/>
          </table:table-cell>
          <table:covered-table-cell table:style-name="ce298"/>
          <table:covered-table-cell table:number-columns-repeated="3" table:style-name="ce340"/>
          <table:table-cell table:style-name="ce45" table:number-columns-repeated="8"/>
          <table:table-cell table:number-columns-repeated="45"/>
        </table:table-row>
        <table:table-row table:style-name="ro4" table:number-rows-repeated="7">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5:Período.H15">
            <calcext:condition calcext:apply-style-name="Numerador" calcext:value="formula-is([.$Y$6])" calcext:base-cell-address="Período.H15"/>
          </calcext:conditional-format>
          <calcext:conditional-format calcext:target-range-address="Período.D16:Período.D16">
            <calcext:condition calcext:apply-style-name="NumeradorRaiz" calcext:value="!=&quot;&quot;" calcext:base-cell-address="Período.D16"/>
          </calcext:conditional-format>
          <calcext:conditional-format calcext:target-range-address="Período.H16:Período.H16">
            <calcext:condition calcext:apply-style-name="NumeradorRaiz" calcext:value="!=&quot;&quot;" calcext:base-cell-address="Período.H16"/>
          </calcext:conditional-format>
        </calcext:conditional-formats>
      </table:table>
      <table:table table:name="Altura"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altura</text:p>
          </table:table-cell>
          <table:table-cell table:style-name="ce217" table:number-columns-repeated="11"/>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251" office:value-type="string" calcext:value-type="string">
            <text:p>Magnitudes ya calculadas</text:p>
          </table:table-cell>
          <table:table-cell table:style-name="ce340" table:number-columns-repeated="5"/>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0" table:formula="of:=IF([.V2];[$Período.AA3];&quot;&quot;)">
            <text:p/>
          </table:table-cell>
          <table:table-cell table:style-name="ce340"/>
          <table:table-cell table:style-name="ce252" table:formula="of:=IF([.V2];&quot;G =&quot;;&quot;&quot;)">
            <text:p/>
          </table:table-cell>
          <table:table-cell table:style-name="ce259" table:formula="of:=IF([.V2];[$Enunciado.$AB$29];&quot;&quot;)">
            <text:p/>
          </table:table-cell>
          <table:table-cell table:style-name="ce340" table:formula="of:=IF([.V2];[$Enunciado.$AA$29];&quot;&quot;)">
            <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number-columns-repeated="2"/>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0"/>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0"/>
          <table:table-cell table:style-name="ce252" table:formula="of:=IF([.V10];&quot;G · M =&quot;;&quot;&quot;)" office:value-type="string" office:string-value="G · M =" calcext:value-type="string">
            <text:p>G · M =</text:p>
          </table:table-cell>
          <table:table-cell table:style-name="ce259" table:formula="of:=IF([.V10];[$Enunciado.$AC$29];&quot;&quot;)" office:value-type="string" office:string-value="3,98·10¹⁴" calcext:value-type="string">
            <text:p>3,98·10¹⁴</text:p>
          </table:table-cell>
          <table:table-cell table:style-name="ce340" table:formula="of:=IF([.V10];&quot;m³/s²&quot;;&quot;&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340" table:formula="of:=IF([.U4];[$Perí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table-cell table:style-name="ce255" table:formula="of:=IF([.W24];&quot;&quot;;&quot;r =&quot;)" office:value-type="string" office:string-value="r =" calcext:value-type="string">
            <text:p>r =</text:p>
          </table:table-cell>
          <table:table-cell table:style-name="ce258" table:formula="of:=IF([.W24];&quot;&quot;;[$Enunciado.$AC$21])" office:value-type="string" office:string-value="1,27·10⁷" calcext:value-type="string">
            <text:p>1,27·10⁷</text:p>
          </table:table-cell>
          <table:table-cell table:style-name="ce340" table:formula="of:=IF([.W24];&quot;&quot;;&quot;m&quot;)" office:value-type="string" office:string-value="m" calcext:value-type="string">
            <text:p>m</text:p>
          </table:table-cell>
          <table:table-cell table:style-name="ce340" table:number-columns-repeated="3"/>
          <table:table-cell table:style-name="ce10" office:value-type="string" calcext:value-type="string">
            <text:p><text:a xlink:href="#Peri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W$10];[$Período.A6];&quot;&quot;)" office:value-type="string" office:string-value="Radio de la órbita" calcext:value-type="string">
            <text:p>Radio de la órbita</text:p>
          </table:table-cell>
          <table:table-cell table:style-name="ce340"/>
          <table:table-cell table:style-name="ce255" table:formula="of:=IF([.$W$10];[$Período.C6];&quot;&quot;)" office:value-type="string" office:string-value="r =" calcext:value-type="string">
            <text:p>r =</text:p>
          </table:table-cell>
          <table:table-cell table:style-name="ce336" table:formula="of:=IF([.W10];[$Período.D6];&quot;&quot;)" office:value-type="string" office:string-value="2 · R" calcext:value-type="string">
            <text:p>2 · R</text:p>
          </table:table-cell>
          <table:table-cell table:style-name="ce320" table:formula="of:=IF([.W10];[$Período.E6];&quot;&quot;)">
            <text:p/>
          </table:table-cell>
          <table:table-cell table:style-name="ce340"/>
          <table:table-cell table:style-name="ce372" table:formula="of:=IF([.W14];&quot;h =&quot;;&quot;&quot;)">
            <text:p/>
          </table:table-cell>
          <table:table-cell table:style-name="ce314" table:formula="of:=IF([.W14];[$Enunciado.$AD$21];&quot;&quot;)">
            <text:p/>
          </table:table-cell>
          <table:table-cell table:style-name="ce340" table:formula="of:=IF([.W14];&quot;m&quot;;&quot;&quot;)">
            <text:p/>
          </table:table-cell>
          <table:table-cell table:style-name="ce340" table:number-columns-repeated="3"/>
          <table:table-cell table:style-name="ce45"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0"/>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0"/>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0" table:number-columns-repeated="3"/>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340" table:formula="of:=IF([.Z2];[$Período.A8];&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0" table:number-columns-repeated="2"/>
          <table:table-cell table:style-name="ce251" office:value-type="string" calcext:value-type="string">
            <text:p>Ecuaciones</text:p>
          </table:table-cell>
          <table:table-cell table:style-name="ce340" table:number-columns-repeated="3"/>
          <table:table-cell table:style-name="ce357" office:value-type="string" calcext:value-type="string">
            <text:p>Cálculos</text:p>
          </table:table-cell>
          <table:table-cell table:style-name="ce340" table:number-columns-repeated="5"/>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0" table:number-columns-repeated="12"/>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cálculo GM</text:p>
          </table:table-cell>
          <table:table-cell table:style-name="ce292" office:value-type="string" calcext:value-type="string">
            <text:p>r ya calculado?</text:p>
          </table:table-cell>
          <table:table-cell table:number-columns-repeated="42"/>
        </table:table-row>
        <table:table-row table:style-name="ro4">
          <table:table-cell table:style-name="ce340" table:number-columns-repeated="2"/>
          <table:table-cell table:style-name="ce230" table:formula="of:=IF([.V12];&quot;G · M = g₀ · R²&quot;;&quot;&quot;)" table:number-columns-spanned="2" table:number-rows-spanned="1">
            <text:p/>
          </table:table-cell>
          <table:covered-table-cell table:style-name="ce340"/>
          <table:table-cell table:style-name="ce340" table:number-columns-repeated="2"/>
          <table:table-cell table:style-name="ce252" table:formula="of:=IF([.V12];&quot;G · M =&quot;;&quot;&quot;)">
            <text:p/>
          </table:table-cell>
          <table:table-cell table:style-name="ce274" table:formula="of:=IF([.V12];IF([.V2];[$Enunciado.$AB$29];[$Enunciado.$AB$23])&amp;&quot; · &quot;&amp;IF([.$V2];[$Enunciado.$AB$22];&quot;(&quot;&amp;[$Enunciado.$AB$21]&amp;&quot;)²&quot;);&quot;&quot;)" table:number-columns-spanned="2" table:number-rows-spanned="1">
            <text:p/>
          </table:table-cell>
          <table:covered-table-cell table:style-name="ce272"/>
          <table:table-cell table:style-name="ce242" table:formula="of:=IF([.V12];&quot;=&quot;;&quot;&quot;)">
            <text:p/>
          </table:table-cell>
          <table:table-cell table:style-name="ce278" table:formula="of:=IF([.V12];[$Enunciado.$AC$29];&quot;&quot;)">
            <text:p/>
          </table:table-cell>
          <table:table-cell table:style-name="ce282" table:formula="of:=IF([.V12];&quot;m³/s²&quot;;&quot;&quot;)">
            <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AND(NOT([.U8]);[.X2])" office:value-type="boolean" office:boolean-value="false" calcext:value-type="boolean">
            <text:p>FALSO</text:p>
          </table:table-cell>
          <table:table-cell table:style-name="ce292" table:formula="of:=OR([.W2];IF([.U8];1;NOT([$Enunciado.S3])))" office:value-type="boolean" office:boolean-value="true" calcext:value-type="boolean">
            <text:p>VERDADERO</text:p>
          </table:table-cell>
          <table:table-cell table:number-columns-repeated="42"/>
        </table:table-row>
        <table:table-row table:style-name="ro4">
          <table:table-cell table:style-name="ce340" table:number-columns-repeated="3"/>
          <table:table-cell table:style-name="ce365"/>
          <table:table-cell table:style-name="ce340" table:number-columns-repeated="2"/>
          <table:table-cell table:style-name="ce252"/>
          <table:table-cell table:style-name="ce378" table:number-columns-spanned="2" table:number-rows-spanned="1"/>
          <table:covered-table-cell table:style-name="ce272"/>
          <table:table-cell table:style-name="ce242"/>
          <table:table-cell table:style-name="ce278"/>
          <table:table-cell table:style-name="ce282"/>
          <table:table-cell table:style-name="ce45"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289" table:formula="of:=IF(NOT([.$W$12]);[$Período.AA11]&amp;[$Período.AB12];&quot;&quot;)" table:number-columns-spanned="1" table:number-rows-spanned="2">
            <text:p/>
          </table:table-cell>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234" table:formula="of:=IF([.W12];&quot;&quot;;&quot;G · M&quot;&amp;IF([.X2];&quot; · T²&quot;;&quot;&quot;))">
            <text:p/>
          </table:table-cell>
          <table:table-cell table:style-name="ce340"/>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427" table:formula="of:=IF(NOT([.W12]);[$Enunciado.$AC$29]&amp;IF([.X2];&quot; · &quot;&amp;ENTREPARENT([$Enunciado.$AB$25];2);&quot;&quot;);&quot;&quot;)" table:number-columns-spanned="2" table:number-rows-spanned="1">
            <text:p/>
          </table:table-cell>
          <table:covered-table-cell table:style-name="ce333"/>
          <table:table-cell table:style-name="ce269" table:formula="of:=IF([.W12];&quot;&quot;;&quot;=&quot;)" table:number-columns-spanned="1" table:number-rows-spanned="2">
            <text:p/>
          </table:table-cell>
          <table:table-cell table:style-name="ce280" table:formula="of:=IF([.W12];&quot;&quot;;[$Enunciado.$AC$21])" table:number-columns-spanned="1" table:number-rows-spanned="2">
            <text:p/>
          </table:table-cell>
          <table:table-cell table:style-name="ce221" table:formula="of:=IF([.W12];&quot;&quot;;&quot;m&quot;)" table:number-columns-spanned="1" table:number-rows-spanned="2">
            <text:p/>
          </table:table-cell>
          <table:table-cell table:style-name="ce45"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340"/>
          <table:table-cell table:style-name="ce265" table:formula="of:=IF([.W12];&quot;&quot;;IF([.X2];&quot;4 π²&quot;;&quot;r&quot;))">
            <text:p/>
          </table:table-cell>
          <table:table-cell table:style-name="ce340"/>
          <table:covered-table-cell table:number-columns-repeated="2" table:style-name="ce340"/>
          <table:table-cell table:style-name="ce250" table:formula="of:=IF(NOT([.W12]);IF([.Y2];ENTREPARENT([$Enunciado.$AD$29];2);&quot;4 · &quot;&amp;ENTREPARENT(NUMFORMA(PI();[$Enunciado.$X$1]);2));&quot;&quot;)" table:number-columns-spanned="2" table:number-rows-spanned="1">
            <text:p/>
          </table:table-cell>
          <table:covered-table-cell table:style-name="ce334"/>
          <table:covered-table-cell table:number-columns-repeated="3" table:style-name="ce340"/>
          <table:table-cell table:style-name="ce45"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340" table:number-columns-repeated="6"/>
          <table:table-cell table:style-name="ce251"/>
          <table:table-cell table:style-name="ce340" table:number-columns-repeated="5"/>
          <table:table-cell table:style-name="ce45" table:number-columns-repeated="8"/>
          <table:table-cell table:number-columns-repeated="2"/>
          <table:table-cell table:style-name="ce402" table:formula="of:=AND([$Enunciado.$S$9];[$Enunciado.$W$10]=3)" office:value-type="boolean" office:boolean-value="false" calcext:value-type="boolean">
            <text:p>FALSO</text:p>
          </table:table-cell>
          <table:table-cell table:number-columns-repeated="42"/>
        </table:table-row>
        <table:table-row table:style-name="ro4">
          <table:table-cell table:style-name="ce340" table:formula="of:=IF(OR([.W18];NOT([.U2]));&quot;&quot;;[$Período.AA12]&amp;[$Período.AB12])" office:value-type="string" office:string-value="Altura de la órbita" calcext:value-type="string">
            <text:p>Altura de la órbita</text:p>
          </table:table-cell>
          <table:table-cell table:style-name="ce340"/>
          <table:table-cell table:style-name="ce283" table:formula="of:=IF(OR([.W18];NOT([.U2]));&quot;&quot;;&quot;h = r - R&quot;)" office:value-type="string" office:string-value="h = r - R" calcext:value-type="string">
            <text:p>h = r - R</text:p>
          </table:table-cell>
          <table:table-cell table:style-name="ce284"/>
          <table:table-cell table:style-name="ce340" table:number-columns-repeated="2"/>
          <table:table-cell table:style-name="ce255" table:formula="of:=IF(OR([.W18];NOT([.U2]));&quot;&quot;;&quot;h =&quot;)" office:value-type="string" office:string-value="h =" calcext:value-type="string">
            <text:p>h =</text:p>
          </table:table-cell>
          <table:table-cell table:style-name="ce274" table:formula="of:=IF(OR([.W18];NOT([.U2]));&quot;&quot;;[$Enunciado.$AC$21]&amp;&quot; – &quot;&amp;[$Enunciado.$AB$21])" office:value-type="string" office:string-value="1,27·10⁷ – 6,37·10⁶" calcext:value-type="string" table:number-columns-spanned="2" table:number-rows-spanned="1">
            <text:p>1,27·10⁷ – 6,37·10⁶</text:p>
          </table:table-cell>
          <table:covered-table-cell table:style-name="ce150"/>
          <table:table-cell table:style-name="ce171" table:formula="of:=IF(OR([.W18];NOT([.U2]));&quot;&quot;;&quot;=&quot;)" office:value-type="string" office:string-value="=" calcext:value-type="string">
            <text:p>=</text:p>
          </table:table-cell>
          <table:table-cell table:style-name="ce336" table:formula="of:=IF(OR([.W18];NOT([.U2]));&quot;&quot;;[$Enunciado.$AD$21])" office:value-type="string" office:string-value="6,37·10⁶" calcext:value-type="string">
            <text:p>6,37·10⁶</text:p>
          </table:table-cell>
          <table:table-cell table:style-name="ce316" table:formula="of:=IF(OR([.W18];NOT([.U2]));&quot;&quot;;&quot;m&quot;)" office:value-type="string" office:string-value="m" calcext:value-type="string">
            <text:p>m</text:p>
          </table:table-cell>
          <table:table-cell table:style-name="ce45" table:number-columns-repeated="8"/>
          <table:table-cell table:number-columns-repeated="2"/>
          <table:table-cell table:style-name="ce403" office:value-type="string" calcext:value-type="string">
            <text:p>h es un dat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0" table:number-columns-repeated="12"/>
          <table:table-cell table:style-name="ce45"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10">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9" table:default-cell-style-name="Default"/>
        <table:table-column table:style-name="co40" table:default-cell-style-name="ce56"/>
        <table:table-column table:style-name="co21" table:default-cell-style-name="ce56"/>
        <table:table-column table:style-name="co12" table:default-cell-style-name="ce56"/>
        <table:table-column table:style-name="co42" table:default-cell-style-name="ce56"/>
        <table:table-column table:style-name="co21" table:default-cell-style-name="ce56"/>
        <table:table-column table:style-name="co48"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431" office:value-type="string" calcext:value-type="string">
            <text:p>Cálculo del peso</text:p>
          </table:table-cell>
          <table:table-cell table:style-name="ce213" table:number-columns-repeated="2"/>
          <table:table-cell table:style-name="ce217" table:number-columns-repeated="9"/>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432" office:value-type="string" calcext:value-type="string">
            <text:p>Magnitudes ya calculadas</text:p>
          </table:table-cell>
          <table:table-cell table:style-name="ce432"/>
          <table:table-cell table:style-name="ce340" table:number-columns-repeated="4"/>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0" table:formula="of:=IF([.V2];[$Período.$AA$3];&quot;&quot;)">
            <text:p/>
          </table:table-cell>
          <table:table-cell table:style-name="ce340"/>
          <table:table-cell table:style-name="ce252" table:formula="of:=IF([.V2];&quot;G =&quot;;&quot;&quot;)">
            <text:p/>
          </table:table-cell>
          <table:table-cell table:style-name="ce259" table:formula="of:=IF([.V2];[$Enunciado.$AB$29];&quot;&quot;)">
            <text:p/>
          </table:table-cell>
          <table:table-cell table:style-name="ce340" table:formula="of:=IF([.V2];[$Enunciado.$AA$29];&quot;&quot;)">
            <text:p/>
          </table:table-cell>
          <table:table-cell table:style-name="ce340"/>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0" table:number-columns-repeated="3"/>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0"/>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0"/>
          <table:table-cell table:style-name="ce252" table:formula="of:=IF([.U8];&quot;&quot;;&quot;G · M =&quot;)" office:value-type="string" office:string-value="G · M =" calcext:value-type="string">
            <text:p>G · M =</text:p>
          </table:table-cell>
          <table:table-cell table:style-name="ce259" table:formula="of:=IF([.U8];&quot;&quot;;[$Enunciado.$AC$29])" office:value-type="string" office:string-value="3,98·10¹⁴" calcext:value-type="string">
            <text:p>3,98·10¹⁴</text:p>
          </table:table-cell>
          <table:table-cell table:style-name="ce340" table:formula="of:=IF([.U8];&quot;&quot;;&quot;m³/s²&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290" table:formula="of:=AND([.Z2];[.U10])" office:value-type="boolean" office:boolean-value="true" calcext:value-type="boolean">
            <text:p>VERDADERO</text:p>
          </table:table-cell>
          <table:table-cell table:number-columns-repeated="39"/>
        </table:table-row>
        <table:table-row table:style-name="ro4">
          <table:table-cell table:style-name="ce340" table:formula="of:=IF([.U4];[$Perí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number-columns-repeated="7"/>
          <table:table-cell table:style-name="ce10" office:value-type="string" calcext:value-type="string">
            <text:p><text:a xlink:href="#Periodo" xlink:type="simple">Cálculo del período</text:a></text:p>
          </table:table-cell>
          <table:table-cell table:style-name="ce45" table:number-columns-repeated="7"/>
          <table:table-cell table:style-name="Default"/>
          <table:table-cell table:style-name="ce192" office:value-type="string" calcext:value-type="string">
            <text:p>Oculta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U10];[$Período.A6];&quot;&quot;)" office:value-type="string" office:string-value="Radio de la órbita" calcext:value-type="string">
            <text:p>Radio de la órbita</text:p>
          </table:table-cell>
          <table:table-cell table:style-name="ce340"/>
          <table:table-cell table:style-name="ce255" table:formula="of:=IF([.W10];[$Período.C6];&quot;&quot;)" office:value-type="string" office:string-value="r =" calcext:value-type="string">
            <text:p>r =</text:p>
          </table:table-cell>
          <table:table-cell table:style-name="ce336" table:formula="of:=IF([.W10];[$Período.D6];&quot;&quot;)" office:value-type="string" office:string-value="2 · R" calcext:value-type="string">
            <text:p>2 · R</text:p>
          </table:table-cell>
          <table:table-cell table:style-name="ce320" table:formula="of:=IF([.W10];[$Período.E6];&quot;&quot;)">
            <text:p/>
          </table:table-cell>
          <table:table-cell table:style-name="ce340"/>
          <table:table-cell table:style-name="ce252" table:formula="of:=IF([.W25];&quot;&quot;;&quot;r =&quot;)" office:value-type="string" office:string-value="r =" calcext:value-type="string">
            <text:p>r =</text:p>
          </table:table-cell>
          <table:table-cell table:style-name="ce278" table:formula="of:=IF([.W25];&quot;&quot;;[$Enunciado.$AC$21])" office:value-type="string" office:string-value="1,27·10⁷" calcext:value-type="string">
            <text:p>1,27·10⁷</text:p>
          </table:table-cell>
          <table:table-cell table:style-name="ce282" table:formula="of:=IF([.W25];&quot;&quot;;&quot;m&quot;)" office:value-type="string" office:string-value="m" calcext:value-type="string">
            <text:p>m</text:p>
          </table:table-cell>
          <table:table-cell table:style-name="ce340"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Default"/>
          <table:table-cell table:style-name="ce190" table:formula="of:=OR(AND(NOT([.V2]);[$Enunciado.$R$9]);NOT([.U16]))"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0"/>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0" table:number-columns-repeated="6"/>
          <table:table-cell table:style-name="ce284"/>
          <table:table-cell table:style-name="ce45" table:number-columns-repeated="8"/>
          <table:table-cell table:style-name="ce105" office:value-type="string" calcext:value-type="string">
            <text:p>Datos insuficientes</text:p>
          </table:table-cell>
          <table:table-cell table:style-name="ce105" office:value-type="string" calcext:value-type="string">
            <text:p>Ver g ó M?</text:p>
          </table:table-cell>
          <table:table-cell table:style-name="ce105"/>
          <table:table-cell table:style-name="ce192"/>
          <table:table-cell table:number-columns-repeated="41"/>
        </table:table-row>
        <table:table-row table:style-name="ro4">
          <table:table-cell table:style-name="ce340" table:formula="of:=IF([.Z2];[$Período.A8];&quot;&quot;)" office:value-type="string" office:string-value="Masa del satélite" calcext:value-type="string">
            <text:p>Masa del satélite</text:p>
          </table:table-cell>
          <table:table-cell table:style-name="ce340"/>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60,0" calcext:value-type="string">
            <text:p>60,0</text:p>
          </table:table-cell>
          <table:table-cell table:style-name="ce340" table:formula="of:=IF([.Z2];&quot;kg&quot;;&quot;&quot;)" office:value-type="string" office:string-value="kg" calcext:value-type="string">
            <text:p>kg</text:p>
          </table:table-cell>
          <table:table-cell table:style-name="ce340" table:number-columns-repeated="7"/>
          <table:table-cell table:style-name="ce10" office:value-type="string" calcext:value-type="string">
            <text:p><text:a xlink:href="#Energi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0" table:number-columns-repeated="12"/>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0" table:number-columns-repeated="12"/>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0" table:number-columns-repeated="2"/>
          <table:table-cell table:style-name="ce432" office:value-type="string" calcext:value-type="string">
            <text:p>Ecuaciones</text:p>
          </table:table-cell>
          <table:table-cell table:style-name="ce340" table:number-columns-repeated="3"/>
          <table:table-cell table:style-name="ce251" office:value-type="string" calcext:value-type="string">
            <text:p>Cálculos</text:p>
          </table:table-cell>
          <table:table-cell table:style-name="ce340" table:number-columns-repeated="5"/>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casi todo?</text:p>
          </table:table-cell>
          <table:table-cell/>
          <table:table-cell table:style-name="ce292"/>
          <table:table-cell table:number-columns-repeated="42"/>
        </table:table-row>
        <table:table-row table:style-name="ro4">
          <table:table-cell table:style-name="ce340" table:number-columns-repeated="12"/>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table-cell table:style-name="ce292"/>
          <table:table-cell table:number-columns-repeated="42"/>
        </table:table-row>
        <table:table-row table:style-name="ro4">
          <table:table-cell table:style-name="ce346" table:formula="of:=IF([.V6];&quot;&quot;;[$Período.AA16]&amp;[$Período.AB16])" table:number-columns-spanned="1" table:number-rows-spanned="2">
            <text:p/>
          </table:table-cell>
          <table:table-cell table:style-name="ce340"/>
          <table:table-cell table:style-name="ce256" table:formula="of:=IF([.V6];&quot;&quot;;&quot;g₀ =&quot;)" table:number-columns-spanned="1" table:number-rows-spanned="2">
            <text:p/>
          </table:table-cell>
          <table:table-cell table:style-name="ce472" table:formula="of:=IF([.V6];&quot;&quot;;&quot;G · M&quot;)">
            <text:p/>
          </table:table-cell>
          <table:table-cell table:style-name="ce340" table:number-columns-repeated="2"/>
          <table:table-cell table:style-name="ce256" table:formula="of:=IF(OR([.U8];[.V6]);&quot;&quot;;&quot;g₀ =&quot;)" table:number-columns-spanned="1" table:number-rows-spanned="2">
            <text:p/>
          </table:table-cell>
          <table:table-cell table:style-name="ce475" table:formula="of:=IF(OR([.U8];[.V6]);&quot;&quot;;[$Enunciado.$AC$29])" table:number-columns-spanned="2" table:number-rows-spanned="1">
            <text:p/>
          </table:table-cell>
          <table:covered-table-cell table:style-name="ce333"/>
          <table:table-cell table:style-name="ce296" table:formula="of:=IF([.V6];&quot;&quot;;&quot;=&quot;)" table:number-columns-spanned="1" table:number-rows-spanned="2">
            <text:p/>
          </table:table-cell>
          <table:table-cell table:style-name="ce433" table:formula="of:=IF(OR([.U8];[.V6]);&quot;&quot;;[$Enunciado.AB23])" table:number-columns-spanned="1" table:number-rows-spanned="2">
            <text:p/>
          </table:table-cell>
          <table:table-cell table:style-name="ce221" table:formula="of:=IF(OR([.U8];[.V6]);&quot;&quot;;&quot;m/s²&quot;)" table:number-columns-spanned="1" table:number-rows-spanned="2">
            <text:p/>
          </table:table-cell>
          <table:table-cell table:style-name="ce45" table:number-columns-repeated="8"/>
          <table:table-cell table:number-columns-repeated="2"/>
          <table:table-cell table:style-name="ce292"/>
          <table:table-cell table:number-columns-repeated="42"/>
        </table:table-row>
        <table:table-row table:style-name="ro4">
          <table:covered-table-cell table:style-name="ce340"/>
          <table:table-cell table:style-name="ce340"/>
          <table:covered-table-cell table:style-name="ce340"/>
          <table:table-cell table:style-name="ce265" table:formula="of:=IF([.V6];&quot;&quot;;&quot;R²&quot;)">
            <text:p/>
          </table:table-cell>
          <table:table-cell table:style-name="ce340" table:number-columns-repeated="2"/>
          <table:covered-table-cell table:style-name="ce340"/>
          <table:table-cell table:style-name="ce250" table:formula="of:=IF(OR([.U8];[.V6]);&quot;&quot;;ENTREPARENT([$Enunciado.$AB$21];2))" table:number-columns-spanned="2" table:number-rows-spanned="1">
            <text:p/>
          </table:table-cell>
          <table:covered-table-cell table:style-name="ce334"/>
          <table:covered-table-cell table:number-columns-repeated="3" table:style-name="ce340"/>
          <table:table-cell table:style-name="ce45" table:number-columns-repeated="8"/>
          <table:table-cell table:number-columns-repeated="2"/>
          <table:table-cell table:style-name="ce292"/>
          <table:table-cell table:number-columns-repeated="42"/>
        </table:table-row>
        <table:table-row table:style-name="ro4">
          <table:table-cell table:style-name="ce340" table:number-columns-repeated="12"/>
          <table:table-cell table:style-name="ce45" table:number-columns-repeated="8"/>
          <table:table-cell table:style-name="ce105" office:value-type="string" calcext:value-type="string">
            <text:p>Se sabe R?</text:p>
          </table:table-cell>
          <table:table-cell/>
          <table:table-cell table:style-name="ce292"/>
          <table:table-cell table:number-columns-repeated="42"/>
        </table:table-row>
        <table:table-row table:style-name="ro4">
          <table:table-cell table:style-name="ce346" table:formula="of:=[$Período.AA16]&amp;[$Período.AB17]" office:value-type="string" office:string-value="Gravedad en la altura" calcext:value-type="string" table:number-columns-spanned="1" table:number-rows-spanned="2">
            <text:p>Gravedad en la altura</text:p>
          </table:table-cell>
          <table:table-cell table:style-name="ce340"/>
          <table:table-cell table:style-name="ce256" office:value-type="string" calcext:value-type="string" table:number-columns-spanned="1" table:number-rows-spanned="2">
            <text:p>g =</text:p>
          </table:table-cell>
          <table:table-cell table:style-name="ce264" office:value-type="string" calcext:value-type="string">
            <text:p>G · M</text:p>
          </table:table-cell>
          <table:table-cell table:style-name="ce340" table:number-columns-repeated="2"/>
          <table:table-cell table:style-name="ce256" table:formula="of:=IF([.U12];&quot;&quot;;&quot;g =&quot;)" office:value-type="string" office:string-value="g =" calcext:value-type="string" table:number-columns-spanned="1" table:number-rows-spanned="2">
            <text:p>g =</text:p>
          </table:table-cell>
          <table:table-cell table:style-name="ce451" table:formula="of:=IF([.U12];&quot;&quot;;[$Enunciado.$AC$29])" office:value-type="string" office:string-value="3,98·10¹⁴" calcext:value-type="string" table:number-columns-spanned="2" table:number-rows-spanned="1">
            <text:p>3,98·10¹⁴</text:p>
          </table:table-cell>
          <table:covered-table-cell table:style-name="ce333"/>
          <table:table-cell table:style-name="ce296" table:formula="of:=IF([.U12];&quot;&quot;;&quot;=&quot;)" office:value-type="string" office:string-value="=" calcext:value-type="string" table:number-columns-spanned="1" table:number-rows-spanned="2">
            <text:p>=</text:p>
          </table:table-cell>
          <table:table-cell table:style-name="ce433" table:formula="of:=IF([.U12];&quot;&quot;;[$Enunciado.AC23])" office:value-type="string" office:string-value="2,45" calcext:value-type="string" table:number-columns-spanned="1" table:number-rows-spanned="2">
            <text:p>2,45</text:p>
          </table:table-cell>
          <table:table-cell table:style-name="ce221" table:formula="of:=IF([.U12];&quot;&quot;;&quot;m/s²&quot;)" office:value-type="string" office:string-value="m/s²" calcext:value-type="string" table:number-columns-spanned="1" table:number-rows-spanned="2">
            <text:p>m/s²</text:p>
          </table:table-cell>
          <table:table-cell table:style-name="ce45" table:number-columns-repeated="8"/>
          <table:table-cell table:style-name="ce190" table:formula="of:=[$Enunciado.S21]" office:value-type="boolean" office:boolean-value="true" calcext:value-type="boolean">
            <text:p>VERDADERO</text:p>
          </table:table-cell>
          <table:table-cell table:style-name="ce397"/>
          <table:table-cell table:style-name="ce403"/>
          <table:table-cell table:number-columns-repeated="42"/>
        </table:table-row>
        <table:table-row table:style-name="ro4">
          <table:covered-table-cell table:style-name="ce340"/>
          <table:table-cell table:style-name="ce340"/>
          <table:covered-table-cell table:style-name="ce340"/>
          <table:table-cell table:style-name="ce265" office:value-type="string" calcext:value-type="string">
            <text:p>r²</text:p>
          </table:table-cell>
          <table:table-cell table:style-name="ce340" table:number-columns-repeated="2"/>
          <table:covered-table-cell table:style-name="ce340"/>
          <table:table-cell table:style-name="ce250" table:formula="of:=IF([.U12];&quot;&quot;;ENTREPARENT([$Enunciado.$AC$21];2))" office:value-type="string" office:string-value="(1,27·10⁷)²" calcext:value-type="string" table:number-columns-spanned="2" table:number-rows-spanned="1">
            <text:p>(1,27·10⁷)²</text:p>
          </table:table-cell>
          <table:covered-table-cell table:style-name="ce334"/>
          <table:covered-table-cell table:number-columns-repeated="3" table:style-name="ce340"/>
          <table:table-cell table:style-name="ce45" table:number-columns-repeated="8"/>
          <table:table-cell table:number-columns-repeated="2"/>
          <table:table-cell table:style-name="ce403"/>
          <table:table-cell table:number-columns-repeated="42"/>
        </table:table-row>
        <table:table-row table:style-name="ro4">
          <table:table-cell table:style-name="ce340" table:number-columns-repeated="6"/>
          <table:table-cell table:style-name="ce251"/>
          <table:table-cell table:style-name="ce340" table:number-columns-repeated="5"/>
          <table:table-cell table:style-name="ce45" table:number-columns-repeated="8"/>
          <table:table-cell table:number-columns-repeated="2"/>
          <table:table-cell table:style-name="ce403"/>
          <table:table-cell table:number-columns-repeated="42"/>
        </table:table-row>
        <table:table-row table:style-name="ro4">
          <table:table-cell table:style-name="ce346" table:formula="of:=IF(OR([.$U$12];[.$V$6]);&quot;&quot;;[$Período.AA16]&amp;[$Período.AB18])" table:number-columns-spanned="1" table:number-rows-spanned="2">
            <text:p/>
          </table:table-cell>
          <table:table-cell table:style-name="ce340" table:number-columns-repeated="5"/>
          <table:table-cell table:style-name="ce480" table:formula="of:=IF(OR([.$U$12];[.$V$6]);&quot;&quot;;&quot;g&quot;)">
            <text:p/>
          </table:table-cell>
          <table:table-cell table:style-name="ce438" table:formula="of:=IF(OR([.$U$12];[.$V$6]);&quot;&quot;;&quot;=&quot;)" table:number-columns-spanned="1" table:number-rows-spanned="2">
            <text:p/>
          </table:table-cell>
          <table:table-cell table:style-name="ce449" table:formula="of:=IF(OR([.$U$12];[.$V$6]);&quot;&quot;;[$Enunciado.AC23])">
            <text:p/>
          </table:table-cell>
          <table:table-cell table:style-name="ce438" table:formula="of:=IF(OR([.$U$12];[.$V$6]);&quot;&quot;;&quot;=&quot;)" table:number-columns-spanned="1" table:number-rows-spanned="2">
            <text:p/>
          </table:table-cell>
          <table:table-cell table:style-name="ce441" table:formula="of:=IF(OR([.$U$12];[.$V$6]);&quot;&quot;;[$Enunciado.AD23])" table:number-columns-spanned="1" table:number-rows-spanned="2">
            <text:p/>
          </table:table-cell>
          <table:table-cell table:style-name="ce340"/>
          <table:table-cell table:style-name="ce45" table:number-columns-repeated="8"/>
          <table:table-cell table:number-columns-repeated="45"/>
        </table:table-row>
        <table:table-row table:style-name="ro4">
          <table:covered-table-cell table:style-name="ce340"/>
          <table:table-cell table:style-name="ce340" table:number-columns-repeated="5"/>
          <table:table-cell table:style-name="ce257" table:formula="of:=IF(OR([.$U$12];[.$V$6]);&quot;&quot;;&quot;g₀&quot;)">
            <text:p/>
          </table:table-cell>
          <table:covered-table-cell table:style-name="ce298"/>
          <table:table-cell table:style-name="ce298" table:formula="of:=IF(OR([.$U$12];[.$V$6]);&quot;&quot;;[$Enunciado.AB23])">
            <text:p/>
          </table:table-cell>
          <table:covered-table-cell table:number-columns-repeated="2" table:style-name="ce340"/>
          <table:table-cell table:style-name="ce340"/>
          <table:table-cell table:style-name="ce45" table:number-columns-repeated="8"/>
          <table:table-cell table:number-columns-repeated="2"/>
          <table:table-cell table:style-name="ce105"/>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table-cell table:number-columns-repeated="42"/>
        </table:table-row>
        <table:table-row table:style-name="ro4">
          <table:table-cell table:style-name="ce340" table:formula="of:=[$Período.AA17]&amp;[$Período.AB11]" office:value-type="string" office:string-value="Peso del satélite" calcext:value-type="string">
            <text:p>Peso del satélite</text:p>
          </table:table-cell>
          <table:table-cell table:style-name="ce340"/>
          <table:table-cell table:style-name="ce252" office:value-type="string" calcext:value-type="string">
            <text:p>P =</text:p>
          </table:table-cell>
          <table:table-cell table:style-name="ce284" office:value-type="string" calcext:value-type="string">
            <text:p>m · g</text:p>
          </table:table-cell>
          <table:table-cell table:style-name="ce340" table:number-columns-repeated="2"/>
          <table:table-cell table:style-name="ce252" table:formula="of:=IF([.Z4];&quot;P =&quot;;&quot;&quot;)" office:value-type="string" office:string-value="P =" calcext:value-type="string">
            <text:p>P =</text:p>
          </table:table-cell>
          <table:table-cell table:style-name="ce274" table:formula="of:=IF([.Z4];[$Enunciado.$AC$22]&amp;&quot; · &quot;&amp;[$Enunciado.$AC$23];&quot;&quot;)" office:value-type="string" office:string-value="60,0 · 2,45" calcext:value-type="string" table:number-columns-spanned="2" table:number-rows-spanned="1">
            <text:p>60,0 · 2,45</text:p>
          </table:table-cell>
          <table:covered-table-cell table:style-name="ce150"/>
          <table:table-cell table:style-name="ce298" table:formula="of:=IF([.Z4];&quot;=&quot;;&quot;&quot;)" office:value-type="string" office:string-value="=" calcext:value-type="string">
            <text:p>=</text:p>
          </table:table-cell>
          <table:table-cell table:style-name="ce278" table:formula="of:=IF([.Z4];NUMFORMA([$Enunciado.AD16];[$Enunciado.X1]);&quot;&quot;)" office:value-type="string" office:string-value="147" calcext:value-type="string">
            <text:p>147</text:p>
          </table:table-cell>
          <table:table-cell table:style-name="ce340" table:formula="of:=IF([.Z4];&quot;N&quot;;&quot;&quot;)" office:value-type="string" office:string-value="N" calcext:value-type="string">
            <text:p>N</text:p>
          </table:table-cell>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340" table:formula="of:=[$Enunciado.$AG$5]" office:value-type="string" office:string-value="Momento angular" calcext:value-type="string">
            <text:p>Momento angular</text:p>
          </table:table-cell>
          <table:table-cell table:style-name="ce340"/>
          <table:table-cell table:style-name="ce412" table:formula="of:=IF([.Z2];&quot;Lₒ =  r · m · v&quot;;&quot;&quot;)" office:value-type="string" office:string-value="Lₒ =  r · m · v" calcext:value-type="string" table:number-columns-spanned="2" table:number-rows-spanned="1">
            <text:p>Lₒ = <text:s/>r · m · v</text:p>
          </table:table-cell>
          <table:covered-table-cell table:style-name="ce324"/>
          <table:table-cell table:style-name="ce340" table:number-columns-repeated="2"/>
          <table:table-cell table:style-name="ce324" table:formula="of:=IF([.$Z$4];&quot;Lₒ =&quot;;&quot;&quot;)" office:value-type="string" office:string-value="Lₒ =" calcext:value-type="string">
            <text:p>Lₒ =</text:p>
          </table:table-cell>
          <table:table-cell table:style-name="ce268" table:formula="of:=IF([.$Z$4];[$Enunciado.$AC$21]&amp;&quot; · &quot;&amp;[$Enunciado.AC22]&amp;&quot; · &quot;&amp;[$Enunciado.$AD$29];&quot;&quot;)" office:value-type="string" office:string-value="1,27·10⁷ · 60,0 · 5,59·10³" calcext:value-type="string" table:number-columns-spanned="2" table:number-rows-spanned="1">
            <text:p>1,27·10⁷ · 60,0 · 5,59·10³</text:p>
          </table:table-cell>
          <table:covered-table-cell table:style-name="ce298"/>
          <table:table-cell table:style-name="ce335" table:formula="of:=IF([.$Z$4];&quot;=&quot;;&quot;&quot;)" office:value-type="string" office:string-value="=" calcext:value-type="string">
            <text:p>=</text:p>
          </table:table-cell>
          <table:table-cell table:style-name="ce314" table:formula="of:=IF([.$Z$4];[$Enunciado.$AB$32];&quot;&quot;)" office:value-type="string" office:string-value="4,27·10¹²" calcext:value-type="string">
            <text:p>4,27·10¹²</text:p>
          </table:table-cell>
          <table:table-cell table:style-name="ce316" table:formula="of:=IF([.$Z$4];&quot;kg·m²/s&quot;;&quot;&quot;)" office:value-type="string" office:string-value="kg·m²/s" calcext:value-type="string">
            <text:p>kg·m²/s</text:p>
          </table:table-cell>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0" table:number-columns-repeated="12"/>
          <table:table-cell table:style-name="ce45"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9">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H16:Peso.H16">
            <calcext:condition calcext:apply-style-name="Numerador" calcext:value="formula-is(NOT([.$U$12]))" calcext:base-cell-address="Peso.H16"/>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gía" table:style-name="ta1" table:protected="true">
        <loext:table-protection loext:select-protected-cells="true" loext:select-unprotected-cells="true"/>
        <table:table-column table:style-name="co49" table:default-cell-style-name="Default"/>
        <table:table-column table:style-name="co40" table:default-cell-style-name="Default"/>
        <table:table-column table:style-name="co50" table:default-cell-style-name="ce56"/>
        <table:table-column table:style-name="co12" table:default-cell-style-name="ce56"/>
        <table:table-column table:style-name="co42" table:default-cell-style-name="ce56"/>
        <table:table-column table:style-name="co21" table:default-cell-style-name="ce56"/>
        <table:table-column table:style-name="co50" table:default-cell-style-name="ce56"/>
        <table:table-column table:style-name="co20"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51" table:default-cell-style-name="ce56"/>
        <table:table-column table:style-name="co46" table:default-cell-style-name="ce56"/>
        <table:table-column table:style-name="co12" table:number-columns-repeated="39" table:default-cell-style-name="ce56"/>
        <table:table-row table:style-name="ro4">
          <table:table-cell table:style-name="ce487" office:value-type="string" calcext:value-type="string">
            <text:p>Cálculo de la energía</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0" table:number-columns-repeated="2"/>
          <table:table-cell table:style-name="ce251" office:value-type="string" calcext:value-type="string">
            <text:p>Datos</text:p>
          </table:table-cell>
          <table:table-cell table:style-name="ce340" table:number-columns-repeated="3"/>
          <table:table-cell table:style-name="ce432" office:value-type="string" calcext:value-type="string">
            <text:p>Magnitudes ya calculadas</text:p>
          </table:table-cell>
          <table:table-cell table:style-name="ce340" table:number-columns-repeated="5"/>
          <table:table-cell table:style-name="ce10" office:value-type="string" calcext:value-type="string">
            <text:p><text:a xlink:href="#Introd" xlink:type="simple">Introducción</text:a></text:p>
          </table:table-cell>
          <table:table-cell table:style-name="ce45" table:number-columns-repeated="7"/>
          <table:table-cell table:number-columns-repeated="3" table:style-name="ce190" office:value-type="boolean" office:boolean-value="true" calcext:value-type="boolean">
            <text:p>VERDADERO</text:p>
          </table:table-cell>
          <table:table-cell table:number-columns-repeated="2" table:style-name="ce190" office:value-type="boolean" office:boolean-value="false" calcext:value-type="boolean">
            <text:p>FALSO</text:p>
          </table:table-cell>
          <table:table-cell table:style-name="ce190" office:value-type="boolean" office:boolean-value="true" calcext:value-type="boolean">
            <text:p>VERDADERO</text:p>
          </table:table-cell>
          <table:table-cell table:style-name="ce105" table:formula="of:=PROPER([$Enunciado.AJ18])" office:value-type="string" office:string-value="Energía" calcext:value-type="string">
            <text:p>Energía</text:p>
          </table:table-cell>
          <table:table-cell table:style-name="ce105" table:formula="of:=[$Enunciado.AI21]" office:value-type="string" office:string-value=" en " calcext:value-type="string">
            <text:p><text:s/>en </text:p>
          </table:table-cell>
          <table:table-cell table:number-columns-repeated="37"/>
        </table:table-row>
        <table:table-row table:style-name="ro4">
          <table:table-cell table:style-name="ce340" table:formula="of:=IF([.V2];[$Período.AA3];&quot;&quot;)" office:value-type="string" office:string-value="Constante de la gravitación" calcext:value-type="string">
            <text:p>Constante de la gravitación</text:p>
          </table:table-cell>
          <table:table-cell table:style-name="ce340"/>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0" table:formula="of:=IF([.V2];[$Enunciado.$AA$29];&quot;&quot;)" office:value-type="string" office:string-value="N·m²/kg²" calcext:value-type="string">
            <text:p>N·m²/kg²</text:p>
          </table:table-cell>
          <table:table-cell table:style-name="ce340"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el suelo" calcext:value-type="string">
            <text:p>el suelo</text:p>
          </table:table-cell>
          <table:table-cell table:number-columns-repeated="37"/>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0"/>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0"/>
          <table:table-cell table:style-name="ce252" table:formula="of:=IF([.V12];&quot;G · M =&quot;;&quot;&quot;)" office:value-type="string" office:string-value="G · M =" calcext:value-type="string">
            <text:p>G · M =</text:p>
          </table:table-cell>
          <table:table-cell table:style-name="ce259" table:formula="of:=IF([.V12];[$Enunciado.$AC$29];&quot;&quot;)" office:value-type="string" office:string-value="3,98·10¹⁴" calcext:value-type="string">
            <text:p>3,98·10¹⁴</text:p>
          </table:table-cell>
          <table:table-cell table:style-name="ce340" table:formula="of:=IF([.V12];&quot;m³/s²&quot;;&quot;&quot;)" office:value-type="string" office:string-value="m³/s²" calcext:value-type="string">
            <text:p>m³/s²</text:p>
          </table:table-cell>
          <table:table-cell table:style-name="ce340"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table-cell table:style-name="ce190"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la órbita" calcext:value-type="string">
            <text:p>la órbita</text:p>
          </table:table-cell>
          <table:table-cell table:number-columns-repeated="37"/>
        </table:table-row>
        <table:table-row table:style-name="ro4">
          <table:table-cell table:style-name="ce340" table:formula="of:=IF([.U4];[$Período.$A$5];&quot;&quot;)" office:value-type="string" office:string-value="Radio del astro" calcext:value-type="string">
            <text:p>Radio del astro</text:p>
          </table:table-cell>
          <table:table-cell table:style-name="ce340"/>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0" table:formula="of:=IF([.U4];&quot;m&quot;;&quot;&quot;)" office:value-type="string" office:string-value="m" calcext:value-type="string">
            <text:p>m</text:p>
          </table:table-cell>
          <table:table-cell table:style-name="ce340"/>
          <table:table-cell table:style-name="ce356"/>
          <table:table-cell table:style-name="ce340" table:number-columns-repeated="5"/>
          <table:table-cell table:style-name="ce10" office:value-type="string" calcext:value-type="string">
            <text:p><text:a xlink:href="#Peri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465" table:formula="of:=IF([.$W$10];[$Período.A6];&quot;&quot;)" office:value-type="string" office:string-value="Radio de la órbita" calcext:value-type="string">
            <text:p>Radio de la órbita</text:p>
          </table:table-cell>
          <table:table-cell table:style-name="ce340"/>
          <table:table-cell table:style-name="ce255" table:formula="of:=IF([.W10];[$Período.C6];&quot;&quot;)" office:value-type="string" office:string-value="r =" calcext:value-type="string">
            <text:p>r =</text:p>
          </table:table-cell>
          <table:table-cell table:style-name="ce497" table:formula="of:=IF([.W10];[$Período.D6];&quot;&quot;)" office:value-type="string" office:string-value="2 · R" calcext:value-type="string">
            <text:p>2 · R</text:p>
          </table:table-cell>
          <table:table-cell table:style-name="ce465"/>
          <table:table-cell table:style-name="ce340"/>
          <table:table-cell table:style-name="ce255" table:formula="of:=IF([.Y9];&quot;&quot;;&quot;r =&quot;)" office:value-type="string" office:string-value="r =" calcext:value-type="string">
            <text:p>r =</text:p>
          </table:table-cell>
          <table:table-cell table:style-name="ce258" table:formula="of:=IF([.W22];&quot;&quot;;[$Enunciado.$AC$21])" office:value-type="string" office:string-value="1,27·10⁷" calcext:value-type="string">
            <text:p>1,27·10⁷</text:p>
          </table:table-cell>
          <table:table-cell table:style-name="ce340" table:formula="of:=IF([.Y9];&quot;&quot;;&quot;m&quot;)" office:value-type="string" office:string-value="m" calcext:value-type="string">
            <text:p>m</text:p>
          </table:table-cell>
          <table:table-cell table:style-name="ce340"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office:value-type="boolean" office:boolean-value="false" calcext:value-type="boolean">
            <text:p>FALSO</text:p>
          </table:table-cell>
          <table:table-cell table:style-name="ce190"/>
          <table:table-cell table:style-name="ce271"/>
          <table:table-cell table:style-name="ce105"/>
          <table:table-cell table:style-name="ce190" office:value-type="boolean" office:boolean-value="true" calcext:value-type="boolean">
            <text:p>VERDADERO</text:p>
          </table:table-cell>
          <table:table-cell table:style-name="ce105"/>
          <table:table-cell table:style-name="ce105" table:formula="of:=[$Enunciado.AI23]" office:value-type="string" office:string-value=" desde " calcext:value-type="string">
            <text:p><text:s/>desde </text:p>
          </table:table-cell>
          <table:table-cell table:number-columns-repeated="37"/>
        </table:table-row>
        <table:table-row table:style-name="ro4">
          <table:table-cell table:style-name="ce488" table:formula="of:=IF([.$X$2];[$Período.A7];&quot;&quot;)">
            <text:p/>
          </table:table-cell>
          <table:table-cell table:style-name="ce340"/>
          <table:table-cell table:style-name="ce252" table:formula="of:=IF([.$X$2];[$Período.C7];&quot;&quot;)">
            <text:p/>
          </table:table-cell>
          <table:table-cell table:style-name="ce404" table:formula="of:=IF([.$X$2];[$Período.D7];&quot;&quot;)">
            <text:p/>
          </table:table-cell>
          <table:table-cell table:style-name="ce409"/>
          <table:table-cell table:style-name="ce340"/>
          <table:table-cell table:style-name="ce252" table:formula="of:=IF([.U12];&quot;&quot;;IF([.X2];&quot;T =&quot;;&quot;v =&quot;))" office:value-type="string" office:string-value="v =" calcext:value-type="string">
            <text:p>v =</text:p>
          </table:table-cell>
          <table:table-cell table:style-name="ce336" table:formula="of:=IF([.U12];&quot;&quot;;IF([.X2];[$Enunciado.$AB$25];[$Enunciado.$AD$29]))" office:value-type="string" office:string-value="5,59·10³" calcext:value-type="string">
            <text:p>5,59·10³</text:p>
          </table:table-cell>
          <table:table-cell table:style-name="ce316" table:formula="of:=IF([.U12];&quot;&quot;;IF([.X2];&quot;s&quot;;&quot;m/s&quot;))" office:value-type="string" office:string-value="m/s" calcext:value-type="string">
            <text:p>m/s</text:p>
          </table:table-cell>
          <table:table-cell table:style-name="ce340" table:number-columns-repeated="2"/>
          <table:table-cell table:style-name="ce284"/>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 calcext:value-type="string">
            <text:p>Velocidad</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340" table:formula="of:=IF([.Z2];[$Período.A8];&quot;&quot;)" office:value-type="string" office:string-value="Masa del satélite" calcext:value-type="string">
            <text:p>Masa del satélite</text:p>
          </table:table-cell>
          <table:table-cell table:style-name="ce340"/>
          <table:table-cell table:style-name="ce252" table:formula="of:=IF([.Z4];&quot;m =&quot;;&quot;&quot;)" office:value-type="string" office:string-value="m =" calcext:value-type="string">
            <text:p>m =</text:p>
          </table:table-cell>
          <table:table-cell table:style-name="ce278" table:formula="of:=IF([.Z4];[$Enunciado.AC22];&quot;&quot;)" office:value-type="string" office:string-value="60,0" calcext:value-type="string">
            <text:p>60,0</text:p>
          </table:table-cell>
          <table:table-cell table:style-name="ce340" table:formula="of:=IF([.$Z$4];&quot;kg&quot;;&quot;&quot;)" office:value-type="string" office:string-value="kg" calcext:value-type="string">
            <text:p>kg</text:p>
          </table:table-cell>
          <table:table-cell table:style-name="ce340" table:number-columns-repeated="7"/>
          <table:table-cell table:style-name="ce45" table:number-columns-repeated="8"/>
          <table:table-cell table:style-name="ce190"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style-name="ce105"/>
          <table:table-cell/>
          <table:table-cell table:style-name="ce181" office:value-type="string" calcext:value-type="string">
            <text:p><text:s/>para </text:p>
          </table:table-cell>
          <table:table-cell table:style-name="ce181" table:formula="of:=[$Enunciado.AI3]" office:value-type="string" office:string-value="alcanzar la altura" calcext:value-type="string">
            <text:p>alcanzar la altura</text:p>
          </table:table-cell>
          <table:table-cell table:number-columns-repeated="37"/>
        </table:table-row>
        <table:table-row table:style-name="ro4">
          <table:table-cell table:style-name="ce251" table:formula="of:=PROPER([.AB2])&amp;[.AB4]" office:value-type="string" office:string-value=" En la órbita" calcext:value-type="string">
            <text:p><text:s/>En la órbita</text:p>
          </table:table-cell>
          <table:table-cell table:style-name="ce340"/>
          <table:table-cell table:style-name="ce432" office:value-type="string" calcext:value-type="string">
            <text:p>Ecuaciones</text:p>
          </table:table-cell>
          <table:table-cell table:style-name="ce501"/>
          <table:table-cell table:style-name="ce340" table:number-columns-repeated="2"/>
          <table:table-cell table:style-name="ce357" office:value-type="string" calcext:value-type="string">
            <text:p>Cálculos</text:p>
          </table:table-cell>
          <table:table-cell table:style-name="ce511"/>
          <table:table-cell table:style-name="ce340" table:number-columns-repeated="4"/>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table-cell table:style-name="ce105"/>
          <table:table-cell table:style-name="ce181" table:formula="of:=[$Enunciado.AI4]" office:value-type="string" office:string-value="ponerlo en órbita" calcext:value-type="string">
            <text:p>ponerlo en órbita</text:p>
          </table:table-cell>
          <table:table-cell table:number-columns-repeated="37"/>
        </table:table-row>
        <table:table-row table:style-name="ro4">
          <table:table-cell table:style-name="ce251"/>
          <table:table-cell table:style-name="ce340"/>
          <table:table-cell table:style-name="ce283" table:formula="of:=IF(OR([.$Y$2];NOT([.$X$2]));&quot;&quot;;&quot;v =&quot;)" table:number-columns-spanned="1" table:number-rows-spanned="2">
            <text:p/>
          </table:table-cell>
          <table:table-cell table:style-name="ce504" table:formula="of:=IF(OR([.$Y$2];NOT([.$X$2]));&quot;&quot;;&quot;2 · π · r&quot;)">
            <text:p/>
          </table:table-cell>
          <table:table-cell table:style-name="ce340" table:number-columns-repeated="2"/>
          <table:table-cell table:style-name="ce283" table:formula="of:=IF(OR([.$Y$2];NOT([.$X$2]));&quot;&quot;;&quot;v =&quot;)" table:number-columns-spanned="1" table:number-rows-spanned="2">
            <text:p/>
          </table:table-cell>
          <table:table-cell table:style-name="ce517" table:number-columns-spanned="2" table:number-rows-spanned="1"/>
          <table:covered-table-cell table:style-name="ce340"/>
          <table:table-cell table:style-name="ce375" table:formula="of:=IF(OR([.$Y$2];NOT([.$X$2]));&quot;&quot;;&quot;=&quot;)" table:number-columns-spanned="1" table:number-rows-spanned="2">
            <text:p/>
          </table:table-cell>
          <table:table-cell table:style-name="ce376" table:number-columns-spanned="1" table:number-rows-spanned="2"/>
          <table:table-cell table:style-name="ce221" table:formula="of:=IF(OR([.$Y$2];NOT([.$X$2]));&quot;&quot;;&quot;m/s&quot;)" table:number-columns-spanned="1" table:number-rows-spanned="2">
            <text:p/>
          </table:table-cell>
          <table:table-cell table:style-name="ce75" office:value-type="string" calcext:value-type="string">
            <text:p>Ver o documento</text:p>
          </table:table-cell>
          <table:table-cell table:style-name="ce45" table:number-columns-repeated="7"/>
          <table:table-cell table:style-name="ce190" office:value-type="boolean" office:boolean-value="true" calcext:value-type="boolean">
            <text:p>VERDADERO</text:p>
          </table:table-cell>
          <table:table-cell/>
          <table:table-cell table:style-name="ce292" office:value-type="boolean" office:boolean-value="true" calcext:value-type="boolean">
            <text:p>VERDADER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340" table:number-columns-repeated="2"/>
          <table:covered-table-cell table:style-name="ce340"/>
          <table:table-cell table:style-name="ce507" table:formula="of:=IF(OR([.$Y$2];NOT([.$X$2]));&quot;&quot;;&quot;T&quot;)">
            <text:p/>
          </table:table-cell>
          <table:table-cell table:style-name="ce340" table:number-columns-repeated="2"/>
          <table:covered-table-cell table:style-name="ce340"/>
          <table:table-cell table:style-name="ce508" table:number-columns-spanned="2" table:number-rows-spanned="1"/>
          <table:covered-table-cell table:number-columns-repeated="4" table:style-name="ce340"/>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292"/>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340" table:formula="of:=[.$AA$2]&amp;[.AA3]&amp;[.$AB$2]&amp;[.$AB$4]" office:value-type="string" office:string-value="Energía cinética en la órbita" calcext:value-type="string">
            <text:p>Energía cinética en la órbita</text:p>
          </table:table-cell>
          <table:table-cell table:style-name="ce340"/>
          <table:table-cell table:style-name="ce412" office:value-type="string" calcext:value-type="string" table:number-columns-spanned="2" table:number-rows-spanned="1">
            <text:p>E<text:span text:style-name="T6"></text:span><text:span text:style-name="T8"> = ½ m · v²</text:span></text:p>
          </table:table-cell>
          <table:covered-table-cell table:style-name="ce340"/>
          <table:table-cell table:style-name="ce340" table:number-columns-repeated="2"/>
          <table:table-cell table:style-name="ce284" table:formula="of:=IF([.$Z$4];&quot;E =&quot;;&quot;&quot;)" office:value-type="string" office:string-value="E =" calcext:value-type="string">
            <text:p>E =</text:p>
          </table:table-cell>
          <table:table-cell table:style-name="ce285" table:formula="of:=IF([.$Z$4];[.$D$8]&amp;&quot; · &quot;&amp;ENTREPARENT([.$H$7];2)&amp;&quot; / 2&quot;;&quot;&quot;)" office:value-type="string" office:string-value="60,0 · (5,59·10³)² / 2" calcext:value-type="string" table:number-columns-spanned="2" table:number-rows-spanned="1">
            <text:p>60,0 · (5,59·10³)² / 2</text:p>
          </table:table-cell>
          <table:covered-table-cell table:style-name="ce340"/>
          <table:table-cell table:style-name="ce293" table:formula="of:=IF([.$Z$4];&quot;=&quot;;&quot;&quot;)" office:value-type="string" office:string-value="=" calcext:value-type="string">
            <text:p>=</text:p>
          </table:table-cell>
          <table:table-cell table:style-name="ce377" table:formula="of:=IF([.$Z$4];[$Enunciado.$AB$27];&quot;&quot;)" office:value-type="string" office:string-value="9,37·10⁸" calcext:value-type="string">
            <text:p>9,37·10⁸</text:p>
          </table:table-cell>
          <table:table-cell table:style-name="ce289" table:formula="of:=IF([.$Z$4];&quot;J&quot;;&quot;&quot;)" office:value-type="string" office:string-value="J" calcext:value-type="string">
            <text:p>J</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292"/>
          <table:table-cell/>
          <table:table-cell table:formula="of:=IF([$Enunciado.$X$25];[$Enunciado.$F$15];[$Enunciado.$X$3])" office:value-type="string" office:string-value="m/s" calcext:value-type="string">
            <text:p>m/s</text:p>
          </table:table-cell>
          <table:table-cell/>
          <table:table-cell table:style-name="Default" table:number-columns-repeated="2"/>
          <table:table-cell table:number-columns-repeated="37"/>
        </table:table-row>
        <table:table-row table:style-name="ro4">
          <table:table-cell table:style-name="ce346" table:formula="of:=[.$AA$2]&amp;[.AA4]&amp;[.$AB$2]&amp;[.$AB$4]" office:value-type="string" office:string-value="Energía potencial en la órbita" calcext:value-type="string" table:number-columns-spanned="1" table:number-rows-spanned="2">
            <text:p>Energía potencial en la órbita</text:p>
          </table:table-cell>
          <table:table-cell table:style-name="ce340"/>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0" table:number-columns-repeated="2"/>
          <table:table-cell table:style-name="ce283" table:formula="of:=IF([.$Z$4];&quot;Eₚ =&quot;;&quot;&quot;)" office:value-type="string" office:string-value="Eₚ =" calcext:value-type="string" table:number-columns-spanned="1" table:number-rows-spanned="2">
            <text:p>Eₚ =</text:p>
          </table:table-cell>
          <table:table-cell table:style-name="ce514" table:formula="of:=IF([.$Z$4];&quot;–&quot;&amp;[.$H$4]&amp;&quot; · &quot;&amp;[.$D$8];&quot;&quot;)" office:value-type="string" office:string-value="–3,98·10¹⁴ · 60,0" calcext:value-type="string" table:number-columns-spanned="2" table:number-rows-spanned="1">
            <text:p>–3,98·10¹⁴ · 60,0</text:p>
          </table:table-cell>
          <table:covered-table-cell table:style-name="ce528"/>
          <table:table-cell table:style-name="ce375" table:formula="of:=IF([.$Z$4];&quot;=&quot;;&quot;&quot;)" office:value-type="string" office:string-value="=" calcext:value-type="string" table:number-columns-spanned="1" table:number-rows-spanned="2">
            <text:p>=</text:p>
          </table:table-cell>
          <table:table-cell table:style-name="ce376" table:formula="of:=IF([.$Z$4];[$Enunciado.$AC$27];&quot;&quot;)" office:value-type="string" office:string-value="-1,87·10⁹" calcext:value-type="string" table:number-columns-spanned="1" table:number-rows-spanned="2">
            <text:p>-1,87·10⁹</text:p>
          </table:table-cell>
          <table:table-cell table:style-name="ce221"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covered-table-cell table:style-name="ce340"/>
          <table:table-cell table:style-name="ce340"/>
          <table:covered-table-cell table:style-name="ce340"/>
          <table:table-cell table:style-name="ce509" office:value-type="string" calcext:value-type="string">
            <text:p>r</text:p>
          </table:table-cell>
          <table:table-cell table:style-name="ce340" table:number-columns-repeated="2"/>
          <table:covered-table-cell table:style-name="ce340"/>
          <table:table-cell table:style-name="ce508" table:formula="of:=IF([.$Z$4];[.$H$6];&quot;&quot;)" office:value-type="string" office:string-value="1,27·10⁷" calcext:value-type="string" table:number-columns-spanned="2" table:number-rows-spanned="1">
            <text:p>1,27·10⁷</text:p>
          </table:table-cell>
          <table:covered-table-cell table:style-name="ce340"/>
          <table:covered-table-cell table:style-name="ce340" table:formula="of:=IF(#REF!;[.AA8];&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table-cell table:style-name="ce346" table:formula="of:=[.$AA$2]&amp;[.AA5]&amp;[.$AB$2]&amp;[.$AB$4]" office:value-type="string" office:string-value="Energía mecánica en la órbita" calcext:value-type="string">
            <text:p>Energía mecánica en la órbita</text:p>
          </table:table-cell>
          <table:table-cell table:style-name="ce340"/>
          <table:table-cell table:style-name="ce412" office:value-type="string" calcext:value-type="string" table:number-columns-spanned="2" table:number-rows-spanned="1">
            <text:p>E = E + Eₚ</text:p>
          </table:table-cell>
          <table:covered-table-cell table:style-name="ce340"/>
          <table:table-cell table:style-name="ce340" table:number-columns-repeated="2"/>
          <table:table-cell table:style-name="ce284" table:formula="of:=IF([.$Z$4];&quot;E =&quot;;&quot;&quot;)" office:value-type="string" office:string-value="E =" calcext:value-type="string">
            <text:p>E =</text:p>
          </table:table-cell>
          <table:table-cell table:style-name="ce520" table:formula="of:=IF([.$Z$4];[.$K$13]&amp;&quot; + &quot;&amp;[.$K$12];&quot;&quot;)" office:value-type="string" office:string-value="-1,87·10⁹ + 9,37·10⁸" calcext:value-type="string" table:number-columns-spanned="2" table:number-rows-spanned="1">
            <text:p>-1,87·10⁹ + 9,37·10⁸</text:p>
          </table:table-cell>
          <table:covered-table-cell table:style-name="ce340"/>
          <table:table-cell table:style-name="ce293" table:formula="of:=IF([.$Z$4];&quot;=&quot;;&quot;&quot;)" office:value-type="string" office:string-value="=" calcext:value-type="string">
            <text:p>=</text:p>
          </table:table-cell>
          <table:table-cell table:style-name="ce377" table:formula="of:=IF([.$Z$4];[$Enunciado.$AD$27];&quot;&quot;)" office:value-type="string" office:string-value="-9,37·10⁸" calcext:value-type="string">
            <text:p>-9,37·10⁸</text:p>
          </table:table-cell>
          <table:table-cell table:style-name="ce289" table:formula="of:=IF([.$Z$4];&quot;J&quot;;&quot;&quot;)" office:value-type="string" office:string-value="J" calcext:value-type="string">
            <text:p>J</text:p>
          </table:table-cell>
          <table:table-cell table:style-name="ce45" table:number-columns-repeated="8"/>
          <table:table-cell table:number-columns-repeated="2"/>
          <table:table-cell table:style-name="ce397"/>
          <table:table-cell table:number-columns-repeated="3"/>
          <table:table-cell table:style-name="Default" table:number-columns-repeated="2"/>
          <table:table-cell table:number-columns-repeated="37"/>
        </table:table-row>
        <table:table-row table:style-name="ro4">
          <table:table-cell table:style-name="ce346" table:formula="of:=[.AA7]&amp;[.AB7]&amp;[.$AB$2]&amp;[.$AB$4]" office:value-type="string" office:string-value="Velocidad de escape en la órbita" calcext:value-type="string" table:number-columns-spanned="1" table:number-rows-spanned="2">
            <text:p>Velocidad de escape en la órbita</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G · M</text:p>
          </table:table-cell>
          <table:table-cell table:style-name="ce495"/>
          <table:table-cell table:style-name="ce307" table:formula="of:=IF([.$Z$4];[.B16];&quot;&quot;)" office:value-type="string" office:string-value="vₑ =" calcext:value-type="string" table:number-columns-spanned="1" table:number-rows-spanned="2">
            <text:p>vₑ =</text:p>
          </table:table-cell>
          <table:table-cell table:style-name="ce499" table:formula="of:=IF([.$Z$4];[.C16];&quot;&quot;)" office:value-type="string" office:string-value="√" calcext:value-type="string" table:number-columns-spanned="1" table:number-rows-spanned="2">
            <text:p>√</text:p>
          </table:table-cell>
          <table:table-cell table:style-name="ce521" table:formula="of:=IF([.$Z$4];[.$H$4];&quot;&quot;)" office:value-type="string" office:string-value="3,98·10¹⁴" calcext:value-type="string" table:number-columns-spanned="2" table:number-rows-spanned="1">
            <text:p>3,98·10¹⁴</text:p>
          </table:table-cell>
          <table:covered-table-cell table:style-name="ce340"/>
          <table:table-cell table:style-name="ce296" table:formula="of:=IF([.$Z$4];&quot;=&quot;;&quot;&quot;)" office:value-type="string" office:string-value="=" calcext:value-type="string" table:number-columns-spanned="1" table:number-rows-spanned="2">
            <text:p>=</text:p>
          </table:table-cell>
          <table:table-cell table:style-name="ce317" table:formula="of:=IF([.$Z$4];[$Enunciado.$AD$29];&quot;&quot;)" office:value-type="string" office:string-value="5,59·10³" calcext:value-type="string" table:number-columns-spanned="1" table:number-rows-spanned="2">
            <text:p>5,59·10³</text:p>
          </table:table-cell>
          <table:table-cell table:style-name="ce289" table:formula="of:=IF([.$Z$4];&quot;J&quot;;&quot;&quot;)" office:value-type="string" office:string-value="J" calcext:value-type="string" table:number-columns-spanned="1" table:number-rows-spanned="2">
            <text:p>J</text:p>
          </table:table-cell>
          <table:table-cell table:style-name="ce45" table:number-columns-repeated="8"/>
          <table:table-cell table:number-columns-repeated="2"/>
          <table:table-cell table:style-name="ce190"/>
          <table:table-cell table:number-columns-repeated="42"/>
        </table:table-row>
        <table:table-row table:style-name="ro4">
          <table:covered-table-cell table:style-name="ce346"/>
          <table:covered-table-cell table:number-columns-repeated="2" table:style-name="ce340"/>
          <table:table-cell table:style-name="ce265" office:value-type="string" calcext:value-type="string">
            <text:p>r</text:p>
          </table:table-cell>
          <table:table-cell table:style-name="ce340"/>
          <table:covered-table-cell table:number-columns-repeated="2" table:style-name="ce340"/>
          <table:table-cell table:style-name="ce463" table:formula="of:=IF([.$Z$4];[.$H$6];&quot;&quot;)" office:value-type="string" office:string-value="1,27·10⁷" calcext:value-type="string" table:number-columns-spanned="2" table:number-rows-spanned="1">
            <text:p>1,27·10⁷</text:p>
          </table:table-cell>
          <table:covered-table-cell table:style-name="ce340"/>
          <table:covered-table-cell table:style-name="ce150"/>
          <table:covered-table-cell table:style-name="ce441"/>
          <table:covered-table-cell table:style-name="ce289"/>
          <table:table-cell table:style-name="ce45" table:number-columns-repeated="8"/>
          <table:table-cell table:number-columns-repeated="2"/>
          <table:table-cell table:style-name="Default"/>
          <table:table-cell table:number-columns-repeated="42"/>
        </table:table-row>
        <table:table-row table:style-name="ro4">
          <table:table-cell table:style-name="ce251" table:formula="of:=PROPER([.AB2])&amp;[.AB3]" office:value-type="string" office:string-value=" En el suelo" calcext:value-type="string">
            <text:p><text:s/>En el suelo</text:p>
          </table:table-cell>
          <table:table-cell table:style-name="ce340" table:number-columns-repeated="11"/>
          <table:table-cell table:style-name="ce45"/>
          <table:table-cell table:style-name="ce533" table:number-columns-spanned="1" table:number-rows-spanned="2"/>
          <table:table-cell table:style-name="ce45" table:number-columns-repeated="6"/>
          <table:table-cell table:number-columns-repeated="2"/>
          <table:table-cell table:style-name="Default"/>
          <table:table-cell table:number-columns-repeated="42"/>
        </table:table-row>
        <table:table-row table:style-name="ro4">
          <table:table-cell table:style-name="ce346" table:formula="of:=[.$AA$2]&amp;[.$AA$4]&amp;[.$AB$2]&amp;[.$AB$3]" office:value-type="string" office:string-value="Energía potencial en el suelo" calcext:value-type="string" table:number-columns-spanned="1" table:number-rows-spanned="2">
            <text:p>Energía potencial en el suelo</text:p>
          </table:table-cell>
          <table:table-cell table:style-name="ce489"/>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0" table:number-columns-repeated="2"/>
          <table:table-cell table:style-name="ce283" table:formula="of:=IF([.$Z$6];&quot;Eₚ =&quot;;&quot;&quot;)" office:value-type="string" office:string-value="Eₚ =" calcext:value-type="string" table:number-columns-spanned="1" table:number-rows-spanned="2">
            <text:p>Eₚ =</text:p>
          </table:table-cell>
          <table:table-cell table:style-name="ce519" table:formula="of:=IF([.$Z$4];[.$H$13];&quot;&quot;)" office:value-type="string" office:string-value="–3,98·10¹⁴ · 60,0" calcext:value-type="string" table:number-columns-spanned="2" table:number-rows-spanned="1">
            <text:p>–3,98·10¹⁴ · 60,0</text:p>
          </table:table-cell>
          <table:covered-table-cell table:style-name="ce528"/>
          <table:table-cell table:style-name="ce375" table:formula="of:=IF([.$Z$6];&quot;=&quot;;&quot;&quot;)" office:value-type="string" office:string-value="=" calcext:value-type="string" table:number-columns-spanned="1" table:number-rows-spanned="2">
            <text:p>=</text:p>
          </table:table-cell>
          <table:table-cell table:style-name="ce376" table:formula="of:=IF([.$Z$6];NUMFORMA([$Enunciado.$X$19];[$Enunciado.$X$1]);&quot;&quot;)" office:value-type="string" office:string-value="-3,75·10⁹" calcext:value-type="string" table:number-columns-spanned="1" table:number-rows-spanned="2">
            <text:p>-3,75·10⁹</text:p>
          </table:table-cell>
          <table:table-cell table:style-name="ce221" table:formula="of:=IF([.$Z$6];&quot;J&quot;;&quot;&quot;)" office:value-type="string" office:string-value="J" calcext:value-type="string" table:number-columns-spanned="1" table:number-rows-spanned="2">
            <text:p>J</text:p>
          </table:table-cell>
          <table:table-cell table:style-name="ce45"/>
          <table:covered-table-cell table:style-name="ce45"/>
          <table:table-cell table:style-name="ce45" table:number-columns-repeated="6"/>
          <table:table-cell table:number-columns-repeated="2"/>
          <table:table-cell table:style-name="Default"/>
          <table:table-cell table:number-columns-repeated="42"/>
        </table:table-row>
        <table:table-row table:style-name="ro4">
          <table:covered-table-cell table:style-name="ce340"/>
          <table:table-cell table:style-name="ce340"/>
          <table:covered-table-cell table:style-name="ce340"/>
          <table:table-cell table:style-name="ce265" office:value-type="string" calcext:value-type="string">
            <text:p>R</text:p>
          </table:table-cell>
          <table:table-cell table:style-name="ce340" table:number-columns-repeated="2"/>
          <table:covered-table-cell table:style-name="ce340"/>
          <table:table-cell table:style-name="ce508" table:formula="of:=IF([.$Z$4];[.$D$5];&quot;&quot;)" office:value-type="string" office:string-value="6,37·10⁶" calcext:value-type="string" table:number-columns-spanned="2" table:number-rows-spanned="1">
            <text:p>6,37·10⁶</text:p>
          </table:table-cell>
          <table:covered-table-cell table:style-name="ce340"/>
          <table:covered-table-cell table:style-name="ce340" table:formula="of:=IF(#REF!;#REF!;&quot;&quot;)" office:value-type="string" office:string-value="" calcext:value-type="error">
            <text:p>#¡REF!</text:p>
          </table:covered-table-cell>
          <table:covered-table-cell table:number-columns-repeated="2" table:style-name="ce340"/>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7]&amp;[.$AB$2]&amp;[.$AB$3]" office:value-type="string" office:string-value="Velocidad de escape en el suelo" calcext:value-type="string" table:number-columns-spanned="1" table:number-rows-spanned="2">
            <text:p>Velocidad de escape en el suelo</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2 G · M</text:p>
          </table:table-cell>
          <table:table-cell table:style-name="ce495"/>
          <table:table-cell table:style-name="ce307" table:formula="of:=IF([.$Z$6];[.B21];&quot;&quot;)" office:value-type="string" office:string-value="vₑ =" calcext:value-type="string" table:number-columns-spanned="1" table:number-rows-spanned="2">
            <text:p>vₑ =</text:p>
          </table:table-cell>
          <table:table-cell table:style-name="ce490" table:formula="of:=IF([.$Z$6];[.C21];&quot;&quot;)" office:value-type="string" office:string-value="√" calcext:value-type="string" table:number-columns-spanned="1" table:number-rows-spanned="2">
            <text:p>√</text:p>
          </table:table-cell>
          <table:table-cell table:style-name="ce523" table:formula="of:=IF([.$Z$6];&quot;2 · &quot;&amp;[.H4];&quot;&quot;)" office:value-type="string" office:string-value="2 · 3,98·10¹⁴" calcext:value-type="string" table:number-columns-spanned="2" table:number-rows-spanned="1">
            <text:p>2 · 3,98·10¹⁴</text:p>
          </table:table-cell>
          <table:covered-table-cell table:style-name="ce340"/>
          <table:table-cell table:style-name="ce530" table:formula="of:=IF([.$Z$6];&quot;=&quot;;&quot;&quot;)" office:value-type="string" office:string-value="=" calcext:value-type="string" table:number-columns-spanned="1" table:number-rows-spanned="2">
            <text:p>=</text:p>
          </table:table-cell>
          <table:table-cell table:style-name="ce280" table:formula="of:=IF([.$Z$6];NUMFORMA([$Enunciado.X14];[$Enunciado.X1]);&quot;&quot;)" office:value-type="string" office:string-value="1,12·10⁴" calcext:value-type="string" table:number-columns-spanned="1" table:number-rows-spanned="2">
            <text:p>1,12·10⁴</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0"/>
          <table:table-cell table:style-name="ce265" office:value-type="string" calcext:value-type="string">
            <text:p>R</text:p>
          </table:table-cell>
          <table:table-cell table:style-name="ce340"/>
          <table:covered-table-cell table:number-columns-repeated="2" table:style-name="ce340"/>
          <table:table-cell table:style-name="ce524" table:formula="of:=IF([.$Z$6];[$Enunciado.AB21];&quot;&quot;)" office:value-type="string" office:string-value="6,37·10⁶" calcext:value-type="string" table:number-columns-spanned="2" table:number-rows-spanned="1">
            <text:p>6,37·10⁶</text:p>
          </table:table-cell>
          <table:covered-table-cell table:style-name="ce340"/>
          <table:covered-table-cell table:style-name="ce298"/>
          <table:covered-table-cell table:number-columns-repeated="2" table:style-name="ce340"/>
          <table:table-cell table:style-name="ce45" table:number-columns-repeated="8"/>
          <table:table-cell table:number-columns-repeated="2"/>
          <table:table-cell table:style-name="Default"/>
          <table:table-cell table:number-columns-repeated="42"/>
        </table:table-row>
        <table:table-row table:style-name="ro4">
          <table:table-cell table:style-name="ce340" table:formula="of:=[.$AA$2]&amp;[.$AB$2]&amp;[.$AB$3]&amp;[.$AA$8]&amp;[.$AB$8]" office:value-type="string" office:string-value="Energía en el suelo para alcanzar la altura" calcext:value-type="string">
            <text:p>Energía en el suelo para alcanzar la altura</text:p>
          </table:table-cell>
          <table:table-cell table:style-name="ce340"/>
          <table:table-cell table:style-name="ce494" office:value-type="string" calcext:value-type="string">
            <text:p>∆<text:span text:style-name="T12">Eₕ = Eₚ (órb) – Eₚ (s)</text:span></text:p>
          </table:table-cell>
          <table:table-cell table:style-name="ce265"/>
          <table:table-cell table:style-name="ce340"/>
          <table:table-cell table:style-name="ce284" table:formula="of:=IF([.$Z$6];LEFT([.C23];5);&quot;&quot;)" office:value-type="string" office:string-value="∆Eₕ =" calcext:value-type="string">
            <text:p>∆Eₕ =</text:p>
          </table:table-cell>
          <table:table-cell table:style-name="ce340"/>
          <table:table-cell table:style-name="ce524" table:formula="of:=IF([.$Z$6];[.$K$13]&amp;&quot; – (&quot;&amp;[.$K$19]&amp;&quot;)&quot;&amp;&quot;&quot;)" office:value-type="string" office:string-value="-1,87·10⁹ – (-3,75·10⁹)" calcext:value-type="string" table:number-columns-spanned="2" table:number-rows-spanned="1">
            <text:p>-1,87·10⁹ – (-3,75·10⁹)</text:p>
          </table:table-cell>
          <table:covered-table-cell table:style-name="ce340"/>
          <table:table-cell table:style-name="ce298" table:formula="of:=IF([.$Z$6];&quot;=&quot;;&quot;&quot;)" office:value-type="string" office:string-value="=" calcext:value-type="string">
            <text:p>=</text:p>
          </table:table-cell>
          <table:table-cell table:style-name="ce259" office:value-type="string" calcext:value-type="string">
            <text:p>1,87·10⁹</text:p>
          </table:table-cell>
          <table:table-cell table:style-name="ce340" table:formula="of:=IF([.$Z$6];&quot;J&quot;;&quot;&quot;)" office:value-type="string" office:string-value="J" calcext:value-type="string">
            <text:p>J</text:p>
          </table:table-cell>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2]&amp;[.$AB$3]&amp;[.$AA$8]&amp;[.$AB$8]" office:value-type="string" office:string-value="Velocidad en el suelo para alcanzar la altura" calcext:value-type="string" table:number-columns-spanned="1" table:number-rows-spanned="2">
            <text:p>Velocidad en el suelo para alcanzar la altura</text:p>
          </table:table-cell>
          <table:table-cell table:style-name="ce307" office:value-type="string" calcext:value-type="string" table:number-columns-spanned="1" table:number-rows-spanned="2">
            <text:p>v<text:span text:style-name="T10">ₕ</text:span> =</text:p>
          </table:table-cell>
          <table:table-cell table:style-name="ce490" office:value-type="string" calcext:value-type="string" table:number-columns-spanned="1" table:number-rows-spanned="2">
            <text:p>√</text:p>
          </table:table-cell>
          <table:table-cell table:style-name="ce510" office:value-type="string" calcext:value-type="string">
            <text:p>2 ∆Eₕ</text:p>
          </table:table-cell>
          <table:table-cell table:style-name="ce495"/>
          <table:table-cell table:style-name="ce307" table:formula="of:=IF([.$Z$6];[.B24];&quot;&quot;)" office:value-type="string" office:string-value="vₕ =" calcext:value-type="string" table:number-columns-spanned="1" table:number-rows-spanned="2">
            <text:p>vₕ =</text:p>
          </table:table-cell>
          <table:table-cell table:style-name="ce490" table:formula="of:=IF([.$Z$6];[.C24];&quot;&quot;)" office:value-type="string" office:string-value="√" calcext:value-type="string" table:number-columns-spanned="1" table:number-rows-spanned="2">
            <text:p>√</text:p>
          </table:table-cell>
          <table:table-cell table:style-name="ce525" table:formula="of:=IF([.$Z$6];&quot;2 · &quot;&amp;[.$K$23];&quot;&quot;)" office:value-type="string" office:string-value="2 · 1,87·10⁹" calcext:value-type="string" table:number-columns-spanned="2" table:number-rows-spanned="1">
            <text:p>2 · 1,87·10⁹</text:p>
          </table:table-cell>
          <table:covered-table-cell table:style-name="ce340"/>
          <table:table-cell table:style-name="ce530" table:formula="of:=IF([.$Z$6];&quot;=&quot;;&quot;&quot;)" office:value-type="string" office:string-value="=" calcext:value-type="string" table:number-columns-spanned="1" table:number-rows-spanned="2">
            <text:p>=</text:p>
          </table:table-cell>
          <table:table-cell table:style-name="ce280" table:formula="of:=IF([.$Z$6];[$Enunciado.$X$23];&quot;&quot;)" office:value-type="string" office:string-value="7,91·10³" calcext:value-type="string" table:number-columns-spanned="1" table:number-rows-spanned="2">
            <text:p>7,91·10³</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0"/>
          <table:table-cell table:style-name="ce265" office:value-type="string" calcext:value-type="string">
            <text:p>m</text:p>
          </table:table-cell>
          <table:table-cell table:style-name="ce340"/>
          <table:covered-table-cell table:number-columns-repeated="2" table:style-name="ce340"/>
          <table:table-cell table:style-name="ce534" table:formula="of:=IF([.$Z$6];[.$D$8];&quot;&quot;)" office:value-type="string" office:string-value="60,0" calcext:value-type="string" table:number-columns-spanned="2" table:number-rows-spanned="1">
            <text:p>60,0</text:p>
          </table:table-cell>
          <table:covered-table-cell table:style-name="ce340"/>
          <table:covered-table-cell table:style-name="ce298"/>
          <table:covered-table-cell table:number-columns-repeated="2" table:style-name="ce340"/>
          <table:table-cell table:style-name="ce45" table:number-columns-repeated="8"/>
          <table:table-cell table:number-columns-repeated="45"/>
        </table:table-row>
        <table:table-row table:style-name="ro4">
          <table:table-cell table:style-name="ce340" table:formula="of:=[.$AA$2]&amp;[.$AB$2]&amp;[.$AB$3]&amp;[.$AA$8]&amp;[.$AB$9]" office:value-type="string" office:string-value="Energía en el suelo para ponerlo en órbita" calcext:value-type="string">
            <text:p>Energía en el suelo para ponerlo en órbita</text:p>
          </table:table-cell>
          <table:table-cell table:style-name="ce340"/>
          <table:table-cell table:style-name="ce496" office:value-type="string" calcext:value-type="string">
            <text:p>∆E<text:span text:style-name="T10">ₒ</text:span> = E (órb) – Eₚ (s)</text:p>
          </table:table-cell>
          <table:table-cell table:style-name="ce265"/>
          <table:table-cell table:style-name="ce340"/>
          <table:table-cell table:style-name="ce284" table:formula="of:=IF([.$Z$6];LEFT([.C26];5);&quot;&quot;)" office:value-type="string" office:string-value="∆Eₒ =" calcext:value-type="string">
            <text:p>∆Eₒ =</text:p>
          </table:table-cell>
          <table:table-cell table:style-name="ce340"/>
          <table:table-cell table:style-name="ce524" table:formula="of:=[.$K$15]&amp;&quot; – (&quot;&amp;[.$K$19]&amp;&quot;)&quot;" office:value-type="string" office:string-value="-9,37·10⁸ – (-3,75·10⁹)" calcext:value-type="string" table:number-columns-spanned="2" table:number-rows-spanned="1">
            <text:p>-9,37·10⁸ – (-3,75·10⁹)</text:p>
          </table:table-cell>
          <table:covered-table-cell table:style-name="ce340"/>
          <table:table-cell table:style-name="ce298" table:formula="of:=IF([.$Z$6];&quot;=&quot;;&quot;&quot;)" office:value-type="string" office:string-value="=" calcext:value-type="string">
            <text:p>=</text:p>
          </table:table-cell>
          <table:table-cell table:style-name="ce259" table:formula="of:=IF([.$Z$6];[$Enunciado.$Y$24];&quot;&quot;)" office:value-type="string" office:string-value="2,81·10⁹" calcext:value-type="string">
            <text:p>2,81·10⁹</text:p>
          </table:table-cell>
          <table:table-cell table:style-name="ce340" table:formula="of:=IF([.$Z$6];&quot;J&quot;;&quot;&quot;)" office:value-type="string" office:string-value="J" calcext:value-type="string">
            <text:p>J</text:p>
          </table:table-cell>
          <table:table-cell table:style-name="ce45" table:number-columns-repeated="8"/>
          <table:table-cell table:number-columns-repeated="45"/>
        </table:table-row>
        <table:table-row table:style-name="ro4">
          <table:table-cell table:style-name="ce346" table:formula="of:=[.$AA$7]&amp;[.$AB$2]&amp;[.$AB$3]&amp;[.$AA$8]&amp;[.$AB$9]" office:value-type="string" office:string-value="Velocidad en el suelo para ponerlo en órbita" calcext:value-type="string" table:number-columns-spanned="1" table:number-rows-spanned="2">
            <text:p>Velocidad en el suelo para ponerlo en órbita</text:p>
          </table:table-cell>
          <table:table-cell table:style-name="ce307" office:value-type="string" calcext:value-type="string" table:number-columns-spanned="1" table:number-rows-spanned="2">
            <text:p>v<text:span text:style-name="T10">ₒ</text:span> =</text:p>
          </table:table-cell>
          <table:table-cell table:style-name="ce490" office:value-type="string" calcext:value-type="string" table:number-columns-spanned="1" table:number-rows-spanned="2">
            <text:p>√</text:p>
          </table:table-cell>
          <table:table-cell table:style-name="ce510" office:value-type="string" calcext:value-type="string">
            <text:p>2 ∆Eₒ</text:p>
          </table:table-cell>
          <table:table-cell table:style-name="ce495"/>
          <table:table-cell table:style-name="ce307" table:formula="of:=IF([.$Z$6];[.B27];&quot;&quot;)" office:value-type="string" office:string-value="vₒ =" calcext:value-type="string" table:number-columns-spanned="1" table:number-rows-spanned="2">
            <text:p>vₒ =</text:p>
          </table:table-cell>
          <table:table-cell table:style-name="ce490" table:formula="of:=IF([.$Z$6];[.C27];&quot;&quot;)" office:value-type="string" office:string-value="√" calcext:value-type="string" table:number-columns-spanned="1" table:number-rows-spanned="2">
            <text:p>√</text:p>
          </table:table-cell>
          <table:table-cell table:style-name="ce527" table:formula="of:=IF([.$Z$6];&quot;2 · &quot;&amp;[.$K$26];&quot;&quot;)" office:value-type="string" office:string-value="2 · 2,81·10⁹" calcext:value-type="string" table:number-columns-spanned="2" table:number-rows-spanned="1">
            <text:p>2 · 2,81·10⁹</text:p>
          </table:table-cell>
          <table:covered-table-cell table:style-name="ce340"/>
          <table:table-cell table:style-name="ce530" table:formula="of:=IF([.$Z$6];&quot;=&quot;;&quot;&quot;)" office:value-type="string" office:string-value="=" calcext:value-type="string" table:number-columns-spanned="1" table:number-rows-spanned="2">
            <text:p>=</text:p>
          </table:table-cell>
          <table:table-cell table:style-name="ce280" table:formula="of:=IF([.$Z$6];[$Enunciado.$X$24];&quot;&quot;)" office:value-type="string" office:string-value="9,68·10³" calcext:value-type="string" table:number-columns-spanned="1" table:number-rows-spanned="2">
            <text:p>9,68·10³</text:p>
          </table:table-cell>
          <table:table-cell table:style-name="ce346" table:formula="of:=IF([.$Z$6];[.$Y$12];&quot;&quot;)" office:value-type="string" office:string-value="m/s" calcext:value-type="string" table:number-columns-spanned="1" table:number-rows-spanned="2">
            <text:p>m/s</text:p>
          </table:table-cell>
          <table:table-cell table:style-name="ce45" table:number-columns-repeated="8"/>
          <table:table-cell table:number-columns-repeated="45"/>
        </table:table-row>
        <table:table-row table:style-name="ro4">
          <table:covered-table-cell table:number-columns-repeated="3" table:style-name="ce340"/>
          <table:table-cell table:style-name="ce265" office:value-type="string" calcext:value-type="string">
            <text:p>m</text:p>
          </table:table-cell>
          <table:table-cell table:style-name="ce340"/>
          <table:covered-table-cell table:number-columns-repeated="2" table:style-name="ce340"/>
          <table:table-cell table:style-name="ce534" table:formula="of:=IF([.$Z$6];[.$D$8];&quot;&quot;)" office:value-type="string" office:string-value="60,0" calcext:value-type="string" table:number-columns-spanned="2" table:number-rows-spanned="1">
            <text:p>60,0</text:p>
          </table:table-cell>
          <table:covered-table-cell table:style-name="ce340"/>
          <table:covered-table-cell table:style-name="ce298"/>
          <table:covered-table-cell table:number-columns-repeated="2" table:style-name="ce340"/>
          <table:table-cell table:style-name="ce45" table:number-columns-repeated="8"/>
          <table:table-cell table:number-columns-repeated="45"/>
        </table:table-row>
        <table:table-row table:style-name="ro4" table:number-rows-repeated="5">
          <table:table-cell table:style-name="ce340"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gía.H9:Energía.H9">
            <calcext:condition calcext:apply-style-name="Numerador" calcext:value="formula-is(NOT(OR([.$Y$2];NOT([.$X$2]))))" calcext:base-cell-address="Energía.H9"/>
          </calcext:conditional-format>
          <calcext:conditional-format calcext:target-range-address="Energía.D11:Energía.D11 Energía.D9:Energía.D9 Energía.H13:Energía.H13 Energía.H19:Energía.H19">
            <calcext:condition calcext:apply-style-name="Numerador" calcext:value="!=&quot;&quot;" calcext:base-cell-address="Energía.D9"/>
          </calcext:conditional-format>
          <calcext:conditional-format calcext:target-range-address="Energía.H15:Energía.H15">
            <calcext:condition calcext:apply-style-name="Numerador" calcext:value="formula-is([.$Z$6])" calcext:base-cell-address="Energía.H15"/>
          </calcext:conditional-format>
          <calcext:conditional-format calcext:target-range-address="Energía.H16:Energía.H16 Energía.H21:Energía.H21 Energía.H27:Energía.H27">
            <calcext:condition calcext:apply-style-name="NumeradorRaiz" calcext:value="!=&quot;&quot;" calcext:base-cell-address="Energía.H16"/>
          </calcext:conditional-format>
          <calcext:conditional-format calcext:target-range-address="Energía.H22:Energía.H23 Energía.H25:Energía.H26 Energía.H28:Energía.H28">
            <calcext:condition calcext:apply-style-name="NumeradorRaiz" calcext:value="begins-with(&quot;2&quot;)" calcext:base-cell-address="Energía.H22"/>
          </calcext:conditional-format>
          <calcext:conditional-format calcext:target-range-address="Energía.H24:Energía.H24">
            <calcext:condition calcext:apply-style-name="NumeradorRaiz" calcext:value="!=&quot;&quot;" calcext:base-cell-address="Energía.H24"/>
          </calcext:conditional-format>
        </calcext:conditional-formats>
      </table:table>
      <table:named-expressions>
        <table:named-range table:name="BorrarTodo" table:base-cell-address="$Introd.$A$98" table:cell-range-address="$Ayuda.$A$105"/>
        <table:named-range table:name="CifrasSign" table:base-cell-address="$Introd.$A$26" table:cell-range-address="$Ayuda.$A$33"/>
        <table:named-range table:name="CopiarResultado" table:base-cell-address="$Introd.$A$68" table:cell-range-address="$Ayuda.$A$75"/>
        <table:named-range table:name="DescrFunc" table:base-cell-address="$Enunciado.$A$34" table:cell-range-address="$Introd.$A$39:.$K$64"/>
        <table:named-range table:name="EjemploEnlace" table:base-cell-address="$Ayuda.$A$108" table:cell-range-address="$Ayuda.$A$113"/>
        <table:named-range table:name="ElegirOEscribir" table:base-cell-address="$Introd.$A$15" table:cell-range-address="$Ayuda.$A$22"/>
        <table:named-expression table:name="Elv_may_04" table:base-cell-address="$Enunciado.$F$161" table:expression="#REF!"/>
        <table:named-expression table:name="Elv_may_04Mag" table:base-cell-address="$Enunciado.$E$84" table:expression="#REF!"/>
        <table:named-expression table:name="Elv_may_04Nucl" table:base-cell-address="$Enunciado.$F$9" table:expression="#REF!"/>
        <table:named-expression table:name="Elv_may_04Opt" table:base-cell-address="$Enunciado.$F$9" table:expression="#REF!"/>
        <table:named-expression table:name="Elv_set_02" table:base-cell-address="$Enunciado.$F$15" table:expression="#REF!"/>
        <table:named-range table:name="ErrorResult" table:base-cell-address="$Introd.$A$93" table:cell-range-address="$Ayuda.$A$100"/>
        <table:named-range table:name="Formatos" table:base-cell-address="$Introd.$A$50" table:cell-range-address="$Ayuda.$A$57"/>
        <table:named-expression table:name="Masa" table:base-cell-address="$Enunciado.$D$4" table:expression="#REF!"/>
        <table:named-range table:name="NoSePueden" table:base-cell-address="$Introd.$A$78" table:cell-range-address="$Ayuda.$A$85"/>
        <table:named-range table:name="NotasAyuda" table:base-cell-address="$Introd.$A$1" table:cell-range-address="$Ayuda.$A$1"/>
        <table:named-range table:name="OtrosCalc" table:base-cell-address="$Introd.$A$31" table:cell-range-address="$Ayuda.$A$38"/>
        <table:named-expression table:name="PAU_jun_00" table:base-cell-address="$Enunciado.$F$75" table:expression="#REF!"/>
        <table:named-expression table:name="PAU_jun_01_1" table:base-cell-address="$Enunciado.$F$90" table:expression="#REF!"/>
        <table:named-expression table:name="PAU_jun_01_2" table:base-cell-address="$Enunciado.$F$98" table:expression="#REF!"/>
        <table:named-expression table:name="PAU_jun_02" table:base-cell-address="$Enunciado.$F$114" table:expression="#REF!"/>
        <table:named-expression table:name="PAU_jun_04" table:base-cell-address="$Enunciado.$F$175" table:expression="#REF!"/>
        <table:named-expression table:name="PAU_jun_96" table:base-cell-address="$Enunciado.$F$30" table:expression="#REF!"/>
        <table:named-expression table:name="PAU_jun_98" table:base-cell-address="$Enunciado.$F$60" table:expression="#REF!"/>
        <table:named-expression table:name="PAU_set_00" table:base-cell-address="$Enunciado.$E$37" table:expression="#REF!"/>
        <table:named-expression table:name="PAU_set_97" table:base-cell-address="$Enunciado.$F$45" table:expression="#REF!"/>
        <table:named-expression table:name="Velocidad" table:base-cell-address="$Enunciado.$C$6" table:expression="#REF!"/>
      </table:named-expressions>
      <table:database-ranges>
        <table:database-range table:name="__Anonymous_DB__1" table:target-range-address="Enunciado.B15:Enunciado.E19" table:contains-header="false"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pitch="variable"/>
    <style:font-face style:name="Lucida Sans Unicode1"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2" style:font-size-asian="12pt" style:language-asian="zxx" style:country-asian="none" style:font-name-complex="Tahoma1" style:font-size-complex="12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13">
      <number:number number:decimal-places="4" number:min-decimal-places="4" number:min-integer-digits="1"/>
    </number:number-style>
    <number:number-style style:name="N114">
      <number:number number:decimal-places="1" number:min-decimal-places="1" number:min-integer-digits="1"/>
    </number:number-style>
    <number:number-style style:name="N117P0" style:volatile="true">
      <number:number number:decimal-places="0" number:min-decimal-places="0" number:min-integer-digits="1" number:grouping="true"/>
      <number:text> DM </number:text>
    </number:number-style>
    <number:number-style style:name="N117P1" style:volatile="true">
      <number:text>-</number:text>
      <number:number number:decimal-places="0" number:min-decimal-places="0" number:min-integer-digits="1" number:grouping="true"/>
      <number:text> DM </number:text>
    </number:number-style>
    <number:number-style style:name="N117">
      <number:text> - DM </number:text>
      <style:map style:condition="value()&gt;0" style:apply-style-name="N117P0"/>
      <style:map style:condition="value()&lt;0" style:apply-style-name="N117P1"/>
    </number:number-style>
    <number:date-style style:name="N118">
      <number:day number:style="long"/>
    </number:date-style>
    <number:currency-style style:name="N120P0" style:volatile="true">
      <number:number number:decimal-places="2" number:min-decimal-places="2" number:min-integer-digits="1" number:grouping="true"/>
      <number:text> </number:text>
      <number:currency-symbol>€</number:currency-symbol>
    </number:currency-style>
    <number:currency-style style:name="N120">
      <style:text-properties fo:color="#ff0000"/>
      <number:text>-</number:text>
      <number:number number:decimal-places="2" number:min-decimal-places="2" number:min-integer-digits="1" number:grouping="true"/>
      <number:text> </number:text>
      <number:currency-symbol>€</number:currency-symbol>
      <style:map style:condition="value()&gt;=0" style:apply-style-name="N120P0"/>
    </number:currency-style>
    <number:number-style style:name="N122P0" style:volatile="true">
      <number:text>$</number:text>
      <number:number number:decimal-places="0" number:min-decimal-places="0" number:min-integer-digits="1" number:grouping="true"/>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
      <number:number number:decimal-places="3" number:min-decimal-places="3" number:min-integer-digits="1"/>
    </number:number-style>
    <number:number-style style:name="N126P0" style:volatile="true">
      <number:number number:decimal-places="2" number:min-decimal-places="2" number:min-integer-digits="1" number:grouping="true"/>
      <number:text> DM </number:text>
    </number:number-style>
    <number:number-style style:name="N126P1" style:volatile="true">
      <number:text>-</number:text>
      <number:number number:decimal-places="2" number:min-decimal-places="2" number:min-integer-digits="1" number:grouping="true"/>
      <number:text> DM </number:text>
    </number:number-style>
    <number:number-style style:name="N126">
      <number:text>-</number:text>
      <number:number number:decimal-places="0" number:min-decimal-places="0" number:min-integer-digits="0"/>
      <number:text> DM </number:text>
      <style:map style:condition="value()&gt;0" style:apply-style-name="N126P0"/>
      <style:map style:condition="value()&lt;0" style:apply-style-name="N126P1"/>
    </number:number-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Pts</number:text>
    </number:number-style>
    <number:number-style style:name="N129">
      <number:text>-</number:text>
      <number:number number:decimal-places="0" number:min-decimal-places="0" number:min-integer-digits="1" number:grouping="true"/>
      <number:text> Pts</number:text>
      <style:map style:condition="value()&gt;=0" style:apply-style-name="N129P0"/>
    </number:number-style>
    <number:number-style style:name="N131P0" style:volatile="true">
      <number:text>$</number:text>
      <number:number number:decimal-places="2" number:min-decimal-places="2" number:min-integer-digits="1" number:grouping="true"/>
    </number:number-style>
    <number:number-style style:name="N131">
      <number:text>($</number:text>
      <number:number number:decimal-places="2" number:min-decimal-places="2" number:min-integer-digits="1" number:grouping="true"/>
      <number:text>)</number:text>
      <style:map style:condition="value()&gt;=0" style:apply-style-name="N131P0"/>
    </number:number-style>
    <number:date-style style:name="N132">
      <number:month number:style="long" number:textual="true"/>
      <number:text> </number:text>
      <number:year/>
    </number:date-style>
    <number:number-style style:name="N134P0" style:volatile="true">
      <number:number number:decimal-places="2" number:min-decimal-places="2" number:min-integer-digits="1" number:grouping="true"/>
      <number:text> Pts</number:text>
    </number:number-style>
    <number:number-style style:name="N134">
      <number:text>-</number:text>
      <number:number number:decimal-places="2" number:min-decimal-places="2" number:min-integer-digits="1" number:grouping="true"/>
      <number:text> Pts</number:text>
      <style:map style:condition="value()&gt;=0" style:apply-style-name="N134P0"/>
    </number:number-style>
    <number:number-style style:name="N135P0" style:volatile="true">
      <number:text>$</number:text>
      <number:number number:decimal-places="2" number:min-decimal-places="2" number:min-integer-digits="1" number:grouping="true"/>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number number:decimal-places="2" number:min-decimal-places="2" number:min-integer-digits="1" number:grouping="true"/>
      <number:text> Pts</number:text>
    </number:number-style>
    <number:number-style style:name="N136">
      <style:text-properties fo:color="#ff0000"/>
      <number:text>-</number:text>
      <number:number number:decimal-places="2" number:min-decimal-places="2" number:min-integer-digits="1" number:grouping="true"/>
      <number:text> Pts</number:text>
      <style:map style:condition="value()&gt;=0" style:apply-style-name="N136P0"/>
    </number:number-style>
    <number:date-style style:name="N137">
      <number:month number:textual="true"/>
      <number:text> </number:text>
      <number:year/>
    </number:date-style>
    <number:date-style style:name="N138">
      <number:month/>
      <number:text>/</number:text>
      <number:day/>
      <number:text>/</number:text>
      <number:year/>
    </number:date-style>
    <number:number-style style:name="N139">
      <number:scientific-number number:decimal-places="3" number:min-decimal-places="3" number:min-integer-digits="1" number:min-exponent-digits="3" number:exponent-interval="1" number:forced-exponent-sign="true"/>
    </number:number-style>
    <number:number-style style:name="N142P0" style:volatile="true">
      <number:number number:decimal-places="0" number:min-decimal-places="0" number:min-integer-digits="1" number:grouping="true"/>
      <number:text> Pts </number:text>
    </number:number-style>
    <number:number-style style:name="N142P1" style:volatile="true">
      <number:text>-</number:text>
      <number:number number:decimal-places="0" number:min-decimal-places="0" number:min-integer-digits="1" number:grouping="true"/>
      <number:text> Pts </number:text>
    </number:number-style>
    <number:number-style style:name="N142">
      <number:text> - Pts </number:text>
      <style:map style:condition="value()&gt;0" style:apply-style-name="N142P0"/>
      <style:map style:condition="value()&lt;0" style:apply-style-name="N142P1"/>
    </number:number-style>
    <number:date-style style:name="N143">
      <number:day/>
      <number:text>-</number:text>
      <number:month number:textual="true"/>
      <number:text>-</number:text>
      <number:year/>
    </number:date-style>
    <number:number-style style:name="N144">
      <number:number number:decimal-places="5" number:min-decimal-places="5" number:min-integer-digits="1"/>
    </number:number-style>
    <number:date-style style:name="N145">
      <number:day/>
      <number:text>-</number:text>
      <number:month number:textual="true"/>
    </number:date-style>
    <number:number-style style:name="N148P0" style:volatile="true">
      <number:number number:decimal-places="2" number:min-decimal-places="2" number:min-integer-digits="1" number:grouping="true"/>
      <number:text> Pts </number:text>
    </number:number-style>
    <number:number-style style:name="N148P1" style:volatile="true">
      <number:text>-</number:text>
      <number:number number:decimal-places="2" number:min-decimal-places="2" number:min-integer-digits="1" number:grouping="true"/>
      <number:text> Pts </number:text>
    </number:number-style>
    <number:number-style style:name="N148">
      <number:text>-</number:text>
      <number:number number:decimal-places="0" number:min-decimal-places="0" number:min-integer-digits="0"/>
      <number:text> Pts </number:text>
      <style:map style:condition="value()&gt;0" style:apply-style-name="N148P0"/>
      <style:map style:condition="value()&lt;0" style:apply-style-name="N148P1"/>
    </number:number-style>
    <number:number-style style:name="N149">
      <number:number number:decimal-places="6" number:min-decimal-places="6" number:min-integer-digits="1"/>
    </number:number-style>
    <number:date-style style:name="N150">
      <number:day/>
      <number:text>/</number:text>
      <number:month number:style="long"/>
    </number:date-style>
    <number:date-style style:name="N151">
      <number:month number:textual="true"/>
      <number:text>-</number:text>
      <number:year/>
    </number:date-style>
    <number:number-style style:name="N152" number:title="Definido por el usuario">
      <number:scientific-number number:decimal-places="4" number:min-decimal-places="4" number:min-integer-digits="1" number:min-exponent-digits="3" number:exponent-interval="1" number:forced-exponent-sign="true"/>
    </number:number-style>
    <number:number-style style:name="N154P0" style:volatile="true">
      <number:text>+</number:text>
      <number:number number:decimal-places="2" number:min-decimal-places="2" number:min-integer-digits="1"/>
    </number:number-style>
    <number:number-style style:name="N154">
      <number:text>-</number:text>
      <number:number number:decimal-places="2" number:min-decimal-places="2" number:min-integer-digits="1"/>
      <style:map style:condition="value()&gt;=0" style:apply-style-name="N154P0"/>
    </number:number-style>
    <number:time-style style:name="N155">
      <number:hours/>
      <number:text>:</number:text>
      <number:minutes number:style="long"/>
    </number:time-style>
    <number:number-style style:name="N156">
      <number:number number:decimal-places="7" number:min-decimal-places="7" number:min-integer-digits="1"/>
    </number:number-style>
    <number:time-style style:name="N157">
      <number:hours/>
      <number:text>:</number:text>
      <number:minutes number:style="long"/>
      <number:text>:</number:text>
      <number:seconds number:style="long"/>
    </number:time-style>
    <number:currency-style style:name="N158P0" style:volatile="true">
      <number:number number:decimal-places="2" number:min-decimal-places="2" number:min-integer-digits="1" number:grouping="true"/>
      <number:text> </number:text>
      <number:currency-symbol number:language="es" number:country="ES">€</number:currency-symbol>
    </number:currency-style>
    <number:currency-style style:name="N158">
      <number:text>-</number:text>
      <number:number number:decimal-places="2" number:min-decimal-places="2" number:min-integer-digits="1" number:grouping="true"/>
      <number:text> </number:text>
      <number:currency-symbol number:language="es" number:country="ES">€</number:currency-symbol>
      <style:map style:condition="value()&gt;=0" style:apply-style-name="N158P0"/>
    </number:currency-style>
    <number:date-style style:name="N159">
      <number:month/>
      <number:text>/</number:text>
      <number:day/>
      <number:text>/</number:text>
      <number:year/>
      <number:text> </number:text>
      <number:hours/>
      <number:text>:</number:text>
      <number:minutes number:style="long"/>
    </number:date-style>
    <number:percentage-style style:name="N160">
      <number:number number:decimal-places="1" number:min-decimal-places="1" number:min-integer-digits="1"/>
      <number:text>%</number:text>
    </number:percentage-style>
    <number:percentage-style style:name="N161">
      <number:number number:decimal-places="3" number:min-decimal-places="3" number:min-integer-digits="1"/>
      <number:text>%</number:text>
    </number:percentage-style>
    <number:date-style style:name="N162">
      <number:day number:style="long"/>
      <number:text>/</number:text>
      <number:month number:style="long"/>
    </number:date-style>
    <number:number-style style:name="N163P0" style:volatile="true">
      <number:number number:decimal-places="0" number:min-decimal-places="0" number:min-integer-digits="1" number:grouping="true"/>
      <number:text> Pts</number:text>
    </number:number-style>
    <number:number-style style:name="N163">
      <style:text-properties fo:color="#ff0000"/>
      <number:text>-</number:text>
      <number:number number:decimal-places="0" number:min-decimal-places="0" number:min-integer-digits="1" number:grouping="true"/>
      <number:text> Pts</number:text>
      <style:map style:condition="value()&gt;=0" style:apply-style-name="N163P0"/>
    </number:number-style>
    <number:currency-style style:name="N165P0" style:volatile="true">
      <number:number number:decimal-places="0" number:min-decimal-places="0" number:min-integer-digits="1" number:grouping="true"/>
      <number:text> </number:text>
      <number:currency-symbol number:language="es" number:country="ES">Pts</number:currency-symbol>
    </number:currency-style>
    <number:currency-style style:name="N165">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65P0"/>
    </number:currency-style>
    <number:currency-style style:name="N167P0" style:volatile="true">
      <number:number number:decimal-places="2" number:min-decimal-places="2" number:min-integer-digits="1" number:grouping="true"/>
      <number:text> </number:text>
      <number:currency-symbol number:language="gl"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67P0"/>
    </number:currency-style>
    <number:number-style style:name="N168P0" style:volatile="true">
      <number:number number:decimal-places="0" number:min-decimal-places="0" number:min-integer-digits="1" number:grouping="true"/>
    </number:number-style>
    <number:number-style style:name="N168">
      <number:text>-</number:text>
      <number:number number:decimal-places="0" number:min-decimal-places="0" number:min-integer-digits="1" number:grouping="true"/>
      <style:map style:condition="value()&gt;=0" style:apply-style-name="N168P0"/>
    </number:number-style>
    <number:date-style style:name="N169">
      <number:day number:style="long"/>
      <number:text>.</number:text>
      <number:month number:style="long"/>
      <number:text>.</number:text>
      <number:year/>
    </number:date-style>
    <number:number-style style:name="N170P0" style:volatile="true">
      <number:number number:decimal-places="0" number:min-decimal-places="0" number:min-integer-digits="1" number:grouping="true"/>
    </number:number-style>
    <number:number-style style:name="N170">
      <style:text-properties fo:color="#ff0000"/>
      <number:text>-</number:text>
      <number:number number:decimal-places="0" number:min-decimal-places="0" number:min-integer-digits="1" number:grouping="true"/>
      <style:map style:condition="value()&gt;=0" style:apply-style-name="N170P0"/>
    </number:number-style>
    <number:date-style style:name="N171">
      <number:day number:style="long"/>
      <number:text>. </number:text>
      <number:month number:textual="true"/>
      <number:text> </number:text>
      <number:year/>
    </number:date-style>
    <number:number-style style:name="N172P0" style:volatile="true">
      <number:number number:decimal-places="2" number:min-decimal-places="2" number:min-integer-digits="1" number:grouping="true"/>
    </number:number-style>
    <number:number-style style:name="N172">
      <number:text>-</number:text>
      <number:number number:decimal-places="2" number:min-decimal-places="2" number:min-integer-digits="1" number:grouping="true"/>
      <style:map style:condition="value()&gt;=0" style:apply-style-name="N172P0"/>
    </number:number-style>
    <number:date-style style:name="N173">
      <number:day number:style="long"/>
      <number:text>. </number:text>
      <number:month number:textual="true"/>
    </number:date-style>
    <number:number-style style:name="N174P0" style:volatile="true">
      <number:number number:decimal-places="2" number:min-decimal-places="2" number:min-integer-digits="1" number:grouping="true"/>
    </number:number-style>
    <number:number-style style:name="N174">
      <style:text-properties fo:color="#ff0000"/>
      <number:text>-</number:text>
      <number:number number:decimal-places="2" number:min-decimal-places="2" number:min-integer-digits="1" number:grouping="true"/>
      <style:map style:condition="value()&gt;=0" style:apply-style-name="N174P0"/>
    </number:number-style>
    <number:time-style style:name="N175">
      <number:hours/>
      <number:text>:</number:text>
      <number:minutes number:style="long"/>
      <number:text> </number:text>
      <number:am-pm/>
    </number:time-style>
    <number:time-style style:name="N176">
      <number:hours/>
      <number:text>:</number:text>
      <number:minutes number:style="long"/>
      <number:text>:</number:text>
      <number:seconds number:style="long"/>
      <number:text> </number:text>
      <number:am-pm/>
    </number:time-style>
    <number:date-style style:name="N177">
      <number:day number:style="long"/>
      <number:text>.</number:text>
      <number:month number:style="long"/>
      <number:text>.</number:text>
      <number:year number:style="long"/>
      <number:text> </number:text>
      <number:hours number:style="long"/>
      <number:text>:</number:text>
      <number:minutes number:style="long"/>
    </number:date-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   </number:text>
      <style:map style:condition="value()&gt;=0" style:apply-style-name="N179P0"/>
    </number:number-style>
    <number:number-style style:name="N180P0" style:volatile="true">
      <number:number number:decimal-places="0" number:min-decimal-places="0" number:min-integer-digits="1" number:grouping="true"/>
      <number:text>   </number:text>
    </number:number-style>
    <number:number-style style:name="N180">
      <style:text-properties fo:color="#ff0000"/>
      <number:text>-</number:text>
      <number:number number:decimal-places="0" number:min-decimal-places="0" number:min-integer-digits="1" number:grouping="true"/>
      <number:text>   </number:text>
      <style:map style:condition="value()&gt;=0" style:apply-style-name="N180P0"/>
    </number:number-style>
    <number:number-style style:name="N182P0" style:volatile="true">
      <number:number number:decimal-places="2" number:min-decimal-places="2" number:min-integer-digits="1" number:grouping="true"/>
      <number:text>   </number:text>
    </number:number-style>
    <number:number-style style:name="N182">
      <number:text>-</number:text>
      <number:number number:decimal-places="2" number:min-decimal-places="2" number:min-integer-digits="1" number:grouping="true"/>
      <number:text>   </number:text>
      <style:map style:condition="value()&gt;=0" style:apply-style-name="N182P0"/>
    </number:number-style>
    <number:number-style style:name="N183P0" style:volatile="true">
      <number:number number:decimal-places="2" number:min-decimal-places="2" number:min-integer-digits="1" number:grouping="true"/>
      <number:text>   </number:text>
    </number:number-style>
    <number:number-style style:name="N183">
      <style:text-properties fo:color="#ff0000"/>
      <number:text>-</number:text>
      <number:number number:decimal-places="2" number:min-decimal-places="2" number:min-integer-digits="1" number:grouping="true"/>
      <number:text>   </number:text>
      <style:map style:condition="value()&gt;=0" style:apply-style-name="N183P0"/>
    </number:number-style>
    <number:time-style style:name="N184">
      <number:minutes number:style="long"/>
      <number:text>:</number:text>
      <number:seconds number:style="long"/>
    </number:time-style>
    <number:time-style style:name="N185" number:truncate-on-overflow="false">
      <number:hours/>
      <number:text>:</number:text>
      <number:minutes number:style="long"/>
      <number:text>:</number:text>
      <number:seconds number:style="long"/>
    </number:time-style>
    <number:time-style style:name="N186">
      <number:minutes number:style="long"/>
      <number:text>:</number:text>
      <number:seconds number:style="long"/>
      <number:text>,</number:text>
    </number:time-style>
    <number:number-style style:name="N187">
      <number:scientific-number number:decimal-places="1" number:min-decimal-places="1" number:min-integer-digits="1" number:min-exponent-digits="1" number:exponent-interval="1" number:forced-exponent-sign="true"/>
    </number:number-style>
    <number:number-style style:name="N189P0" style:volatile="true">
      <number:number number:decimal-places="0" number:min-decimal-places="0" number:min-integer-digits="1" number:grouping="true"/>
      <number:text> DM</number:text>
    </number:number-style>
    <number:number-style style:name="N189">
      <number:text>-</number:text>
      <number:number number:decimal-places="0" number:min-decimal-places="0" number:min-integer-digits="1" number:grouping="true"/>
      <number:text> DM</number:text>
      <style:map style:condition="value()&gt;=0" style:apply-style-name="N189P0"/>
    </number:number-style>
    <number:number-style style:name="N190P0" style:volatile="true">
      <number:number number:decimal-places="0" number:min-decimal-places="0" number:min-integer-digits="1" number:grouping="true"/>
      <number:text> DM</number:text>
    </number:number-style>
    <number:number-style style:name="N190">
      <style:text-properties fo:color="#ff0000"/>
      <number:text>-</number:text>
      <number:number number:decimal-places="0" number:min-decimal-places="0" number:min-integer-digits="1" number:grouping="true"/>
      <number:text> DM</number:text>
      <style:map style:condition="value()&gt;=0" style:apply-style-name="N190P0"/>
    </number:number-style>
    <number:number-style style:name="N192P0" style:volatile="true">
      <number:number number:decimal-places="2" number:min-decimal-places="2" number:min-integer-digits="1" number:grouping="true"/>
      <number:text> DM</number:text>
    </number:number-style>
    <number:number-style style:name="N192">
      <number:text>-</number:text>
      <number:number number:decimal-places="2" number:min-decimal-places="2" number:min-integer-digits="1" number:grouping="true"/>
      <number:text> DM</number:text>
      <style:map style:condition="value()&gt;=0" style:apply-style-name="N192P0"/>
    </number:number-style>
    <number:number-style style:name="N193P0" style:volatile="true">
      <number:number number:decimal-places="2" number:min-decimal-places="2" number:min-integer-digits="1" number:grouping="true"/>
      <number:text> DM</number:text>
    </number:number-style>
    <number:number-style style:name="N193">
      <style:text-properties fo:color="#ff0000"/>
      <number:text>-</number:text>
      <number:number number:decimal-places="2" number:min-decimal-places="2" number:min-integer-digits="1" number:grouping="true"/>
      <number:text> DM</number:text>
      <style:map style:condition="value()&gt;=0" style:apply-style-name="N193P0"/>
    </number:number-style>
    <number:number-style style:name="N196P0" style:volatile="true">
      <number:number number:decimal-places="0" number:min-decimal-places="0" number:min-integer-digits="1" number:grouping="true"/>
      <number:text>       </number:text>
    </number:number-style>
    <number:number-style style:name="N196P1" style:volatile="true">
      <number:text>-</number:text>
      <number:number number:decimal-places="0" number:min-decimal-places="0" number:min-integer-digits="1" number:grouping="true"/>
      <number:text>       </number:text>
    </number:number-style>
    <number:number-style style:name="N196">
      <number:text> -       </number:text>
      <style:map style:condition="value()&gt;0" style:apply-style-name="N196P0"/>
      <style:map style:condition="value()&lt;0" style:apply-style-name="N196P1"/>
    </number:number-style>
    <number:number-style style:name="N199P0" style:volatile="true">
      <number:number number:decimal-places="2" number:min-decimal-places="2" number:min-integer-digits="1" number:grouping="true"/>
      <number:text>       </number:text>
    </number:number-style>
    <number:number-style style:name="N199P1" style:volatile="true">
      <number:text>-</number:text>
      <number:number number:decimal-places="2" number:min-decimal-places="2" number:min-integer-digits="1" number:grouping="true"/>
      <number:text>       </number:text>
    </number:number-style>
    <number:number-style style:name="N199">
      <number:text>-</number:text>
      <number:number number:decimal-places="0" number:min-decimal-places="0" number:min-integer-digits="0"/>
      <number:text>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0" number:min-decimal-places="0" number:min-integer-digits="1" number:grouping="true"/>
      <number:text> </number:text>
      <number:currency-symbol number:language="gl" number:country="ES">₧</number:currency-symbol>
    </number:currency-style>
    <number:currency-style style:name="N216">
      <number:text>-</number:text>
      <number:number number:decimal-places="0" number:min-decimal-places="0" number:min-integer-digits="1" number:grouping="true"/>
      <number:text> </number:text>
      <number:currency-symbol number:language="gl" number:country="ES">₧</number:currency-symbol>
      <style:map style:condition="value()&gt;=0" style:apply-style-name="N216P0"/>
    </number:currency-style>
    <number:currency-style style:name="N217P0" style:volatile="true">
      <number:number number:decimal-places="0" number:min-decimal-places="0" number:min-integer-digits="1" number:grouping="true"/>
      <number:text> </number:text>
      <number:currency-symbol number:language="gl" number:country="ES">₧</number:currency-symbol>
    </number:currency-style>
    <number:currency-style style:name="N217">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7P0"/>
    </number:currency-style>
    <number:percentage-style style:name="N218">
      <number:number number:decimal-places="2" number:min-decimal-places="2" number:min-integer-digits="1"/>
      <number:text>%</number:text>
    </number:percentage-style>
    <number:percentage-style style:name="N219">
      <number:number number:decimal-places="0" number:min-decimal-places="0" number:min-integer-digits="1"/>
      <number:text>%</number:text>
    </number:percentage-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1" number:language="es" number:country="ES">
      <number:number number:decimal-places="1" number:min-decimal-places="1" number:min-integer-digits="1"/>
    </number:number-style>
    <number:number-style style:name="N20112" number:language="es" number:country="ES">
      <number:number number:decimal-places="3" number:min-decimal-places="3" number:min-integer-digits="1"/>
    </number:number-style>
    <number:number-style style:name="N20113" number:language="es" number:country="ES">
      <number:number number:decimal-places="4" number:min-decimal-places="4" number:min-integer-digits="1"/>
    </number:number-style>
    <number:currency-style style:name="N2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5P0"/>
    </number:currency-style>
    <number:number-style style:name="N20116" number:language="es" number:country="ES">
      <number:number number:decimal-places="5" number:min-decimal-places="5" number:min-integer-digits="1"/>
    </number:number-style>
    <number:number-style style:name="N20117" number:language="es" number:country="ES">
      <number:number number:decimal-places="6" number:min-decimal-places="6" number:min-integer-digits="1"/>
    </number:number-style>
    <number:currency-style style:name="N2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8P0"/>
    </number:currency-style>
    <number:date-style style:name="N20119" number:language="es" number:country="ES">
      <number:month number:textual="true"/>
      <number:text> - </number:text>
      <number:year/>
    </number:date-style>
    <number:date-style style:name="N20120" number:language="es" number:country="ES">
      <number:month number:textual="true"/>
      <number:text> </number:text>
      <number:year/>
    </number:date-style>
    <number:number-style style:name="N20121" number:language="es" number:country="ES">
      <number:number number:decimal-places="11" number:min-decimal-places="11" number:min-integer-digits="1"/>
    </number:number-style>
    <number:number-style style:name="N20122" number:language="es" number:country="ES">
      <number:number number:decimal-places="7" number:min-decimal-places="7" number:min-integer-digits="1"/>
    </number:number-style>
    <number:number-style style:name="N20123" number:language="es" number:country="ES">
      <number:number number:decimal-places="8" number:min-decimal-places="8" number:min-integer-digits="1"/>
    </number:number-style>
    <number:number-style style:name="N20124" number:language="es" number:country="ES">
      <number:number number:decimal-places="9" number:min-decimal-places="9" number:min-integer-digits="1"/>
    </number:number-style>
    <number:number-style style:name="N20125" number:language="es" number:country="ES">
      <number:number number:decimal-places="10" number:min-decimal-places="10" number:min-integer-digits="1"/>
    </number:number-style>
    <number:number-style style:name="N20126" number:language="es" number:country="ES">
      <number:number number:decimal-places="12" number:min-decimal-places="12" number:min-integer-digits="1"/>
    </number:number-style>
    <number:number-style style:name="N20127" number:language="es" number:country="ES">
      <number:number number:decimal-places="13" number:min-decimal-places="13" number:min-integer-digits="1"/>
    </number:number-style>
    <number:number-style style:name="N20128" number:language="es" number:country="ES">
      <number:scientific-number number:decimal-places="3" number:min-decimal-places="3" number:min-integer-digits="1" number:min-exponent-digits="3" number:exponent-interval="1" number:forced-exponent-sign="true"/>
    </number:number-style>
    <number:percentage-style style:name="N20129" number:language="es" number:country="ES">
      <number:number number:decimal-places="2" number:min-decimal-places="2" number:min-integer-digits="1"/>
      <number:text>%</number:text>
    </number:percentage-style>
    <number:number-style style:name="N20130" number:language="es" number:country="ES">
      <number:number number:decimal-places="0" number:min-decimal-places="0" number:min-integer-digits="0" number:grouping="true"/>
    </number:number-style>
    <number:number-style style:name="N20131" number:language="es" number:country="ES">
      <number:scientific-number number:decimal-places="3" number:min-decimal-places="3" number:min-integer-digits="1" number:min-exponent-digits="2" number:exponent-interval="1" number:forced-exponent-sign="true"/>
    </number:number-style>
    <number:number-style style:name="N20132" number:language="es" number:country="ES">
      <number:scientific-number number:decimal-places="4" number:min-decimal-places="4" number:min-integer-digits="1" number:min-exponent-digits="2" number:exponent-interval="1" number:forced-exponent-sign="true"/>
    </number:number-style>
    <number:number-style style:name="N20133" number:language="es" number:country="ES">
      <number:scientific-number number:decimal-places="5" number:min-decimal-places="5" number:min-integer-digits="1" number:min-exponent-digits="2" number:exponent-interval="1" number:forced-exponent-sign="true"/>
    </number:number-style>
    <number:number-style style:name="N20134" number:language="es" number:country="ES">
      <number:scientific-number number:decimal-places="6" number:min-decimal-places="6" number:min-integer-digits="1" number:min-exponent-digits="2" number:exponent-interval="1" number:forced-exponent-sign="true"/>
    </number:number-style>
    <number:number-style style:name="N20135" number:language="es" number:country="ES">
      <number:scientific-number number:decimal-places="7" number:min-decimal-places="7" number:min-integer-digits="1" number:min-exponent-digits="2" number:exponent-interval="1" number:forced-exponent-sign="true"/>
    </number:number-style>
    <number:number-style style:name="N20136" number:language="es" number:country="ES">
      <number:scientific-number number:decimal-places="8" number:min-decimal-places="8" number:min-integer-digits="1" number:min-exponent-digits="2" number:exponent-interval="1" number:forced-exponent-sign="true"/>
    </number:number-style>
    <number:number-style style:name="N20137"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Arial" fo:font-family="Arial" style:font-family-generic="swiss" style:font-pitch="variable" fo:font-size="10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13:59:04.14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initial-creator> </meta:initial-creator>
    <meta:creation-date>2002-07-31T12:45:03</meta:creation-date>
    <dc:date>2024-03-17T13:54:08.711000000</dc:date>
    <dc:language>es-ES</dc:language>
    <meta:editing-cycles>998</meta:editing-cycles>
    <meta:editing-duration>P9DT13H55M49S</meta:editing-duration>
    <dc:creator>Alfonso Barbadillo Marán</dc:creator>
    <meta:document-statistic meta:table-count="7" meta:cell-count="1478" meta:object-count="3"/>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los datos de esta hoj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Negrita" style:font-pitch="variable"/>
    <style:font-face style:name="Linux Biolinum G2" svg:font-family="'Linux Biolinum G'" style:font-adornments="Negrita cursiva" style:font-pitch="variable"/>
    <style:font-face style:name="Linux Libertine G" svg:font-family="'Linux Libertine G'" style:font-adornments="Negrita" style:font-pitch="variable"/>
    <style:font-face style:name="Linux Libertine G1" svg:font-family="'Linux Libertine G'" style:font-adornments="Negrita cursiva" style:font-pitch="variable"/>
    <style:font-face style:name="Linux Libertine G2" svg:font-family="'Linux Libertine G'" style:font-adornments="Normal" style:font-pitch="variable"/>
    <style:font-face style:name="Lucida Sans" svg:font-family="'Lucida Sans'" style:font-family-generic="swiss" style:font-pitch="variable"/>
    <style:font-face style:name="Lucida Sans1"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Table_20_Contents">
      <style:paragraph-properties fo:text-align="end" style:justify-single-word="false"/>
      <style:text-properties fo:language="gl"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5E+07</text:p>
    </office:tex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Arial Unicode MS'"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pitch="fixed"/>
    <style:font-face style:name="Courier New1" svg:font-family="'Courier New'" style:font-family-generic="roman" style:font-pitch="fixed"/>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Negrita" style:font-pitch="variable"/>
    <style:font-face style:name="Linux Biolinum G2" svg:font-family="'Linux Biolinum G'" style:font-adornments="Negrita cursiva" style:font-pitch="variable"/>
    <style:font-face style:name="Linux Libertine G" svg:font-family="'Linux Libertine G'" style:font-adornments="Negrita" style:font-pitch="variable"/>
    <style:font-face style:name="Linux Libertine G1" svg:font-family="'Linux Libertine G'" style:font-adornments="Negrita cursiva" style:font-pitch="variable"/>
    <style:font-face style:name="Linux Libertine G2" svg:font-family="'Linux Libertine G'" style:font-adornments="Normal" style:font-pitch="variable"/>
    <style:font-face style:name="Lucida Sans" svg:font-family="'Lucida Sans'" style:font-family-generic="swiss" style:font-pitch="variable"/>
    <style:font-face style:name="Lucida Sans1"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StarSymbol" svg:font-family="Star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loext:graphic-properties draw:fill-image-width="0cm" draw:fill-image-height="0cm"/>
      <style:paragraph-properties fo:text-align="start" style:justify-single-word="false" fo:orphans="2" fo:widows="2"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Encabezado6cont" style:family="paragraph" style:parent-style-name="Encabezado5cont">
      <style:paragraph-properties fo:margin-left="2.251cm" fo:margin-right="0cm" fo:text-indent="0cm" style:auto-text-indent="false"/>
    </style:style>
    <style:style style:name="Encabezado5cont" style:family="paragraph" style:parent-style-name="Encabezado4cont">
      <style:paragraph-properties fo:margin-left="1.251cm" fo:margin-right="0cm" fo:text-indent="0cm" style:auto-text-indent="false"/>
    </style:style>
    <style:style style:name="Body_20_Text" style:display-name="Body Text" style:family="paragraph" style:parent-style-name="Normal">
      <style:paragraph-properties fo:margin-top="0cm" fo:margin-bottom="0.212cm" style:contextual-spacing="false"/>
    </style:style>
    <style:style style:name="Normal" style:family="paragraph" style:parent-style-name="Standard">
      <style:paragraph-properties fo:hyphenation-ladder-count="no-limit" style:text-autospace="none"/>
      <style:text-properties style:use-window-font-color="true" loext:opacity="0%" style:font-name="Times New Roman" fo:font-family="'Times New Roman'" fo:font-size="12pt" style:font-name-asian="Andale Sans UI" style:font-family-asian="'Andale Sans UI', 'Arial Unicode MS'" style:font-pitch-asian="variable" style:language-asian="zxx" style:country-asian="none" style:font-name-complex="Tahoma" style:font-family-complex="Tahoma"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SECCION" style:family="paragraph" style:parent-style-name="Heading_20_1" style:default-outline-level="" style:list-style-name="">
      <style:paragraph-properties fo:margin-left="0.499cm" fo:margin-right="0cm" fo:margin-top="0.423cm" fo:margin-bottom="0.423cm" style:contextual-spacing="false" fo:text-align="start" style:justify-single-word="false" fo:text-indent="-0.499cm" style:auto-text-indent="false" fo:keep-with-next="auto">
        <style:tab-stops>
          <style:tab-stop style:position="0.75cm"/>
        </style:tab-stops>
      </style:paragraph-properties>
      <style:text-properties style:letter-kerning="tru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Text_20_body" style:display-name="Text body" style:family="paragraph" style:parent-style-name="Standard" style:class="text">
      <style:paragraph-properties fo:margin-top="0cm" fo:margin-bottom="0.212cm" style:contextual-spacing="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roman" style:font-pitch="fixed" fo:font-size="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font-pitch-complex="variable"/>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2.9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4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3.94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44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Heading" style:display-name="Bibliography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Object_20_index_20_heading" style:display-name="Object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45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4.947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44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5.94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4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44cm" style:type="right" style:leader-style="dotted" style:leader-text="."/>
        </style:tab-stops>
      </style:paragraph-properties>
    </style:style>
    <style:style style:name="User_20_Index_20_Heading" style:display-name="User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Drawing"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8pt"/>
    </style:style>
    <style:style style:name="Header_20_right" style:display-name="Header righ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72cm" style:type="center"/>
          <style:tab-stop style:position="16.944cm" style:type="right"/>
        </style:tab-stops>
      </style:paragraph-properties>
    </style:style>
    <style:style style:name="List" style:family="paragraph" style:parent-style-name="Text_20_body" style:class="list">
      <style:paragraph-properties fo:margin-top="0cm" fo:margin-bottom="0cm" style:contextual-spacing="false"/>
      <style:text-properties style:font-size-asian="12pt" style:font-name-complex="Lucida Sans" style:font-family-complex="'Lucida Sans'" style:font-family-generic-complex="swiss" style:font-pitch-complex="variabl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Encabezado_20_PAU" style:display-name="Encabezado PAU" style:family="paragraph" style:parent-style-name="Encabezado4cont">
      <style:paragraph-properties>
        <style:tab-stops>
          <style:tab-stop style:position="17cm" style:type="right"/>
        </style:tab-stops>
      </style:paragraph-properties>
    </style:style>
    <style:style style:name="Encabezado4cont" style:family="paragraph" style:parent-style-name="Heading_20_4" style:default-outline-level="" style:list-style-name="" style:master-page-name="">
      <style:paragraph-properties fo:margin-left="0.75cm" fo:margin-right="0cm" fo:margin-top="0cm" fo:margin-bottom="0cm" style:contextual-spacing="false" fo:text-indent="0cm" style:auto-text-indent="false" style:page-number="auto">
        <style:tab-stops/>
      </style:paragraph-properties>
    </style:style>
    <style:style style:name="Ecuacion" style:family="paragraph" style:parent-style-name="Standard">
      <style:paragraph-properties fo:margin-left="0cm" fo:margin-right="0cm" fo:margin-top="0.21cm" fo:margin-bottom="0.21cm" style:contextual-spacing="false" fo:text-align="center" style:justify-single-word="false" fo:text-indent="0cm" style:auto-text-indent="false" fo:padding="0cm" fo:border="none">
        <style:tab-stops/>
      </style:paragraph-properties>
      <style:text-properties style:text-position="0% 100%" style:font-name="Linux Libertine G2" fo:font-family="'Linux Libertine G'" style:font-style-name="Normal" style:font-pitch="variable" fo:font-size="11pt" fo:letter-spacing="normal" fo:font-style="normal" fo:font-weight="normal" style:font-style-asian="normal" style:font-style-complex="normal"/>
    </style:style>
    <style:style style:name="Analisis" style:family="paragraph" style:parent-style-name="Standard" style:class="text" style:master-page-name="">
      <style:paragraph-properties fo:hyphenation-ladder-count="no-limit" style:page-number="auto"/>
      <style:text-properties fo:font-style="italic"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Respuesta" style:family="paragraph" style:parent-style-name="Standard" style:class="text">
      <style:paragraph-properties fo:margin-left="1.75cm" fo:margin-right="0cm" fo:text-align="start" style:justify-single-word="false" fo:text-indent="-1cm" style:auto-text-indent="false" fo:padding="0cm" fo:border="none">
        <style:tab-stops>
          <style:tab-stop style:position="0.75cm"/>
        </style:tab-stops>
      </style:paragraph-properties>
      <style:text-properties fo:letter-spacing="normal" fo:font-style="normal"/>
    </style:style>
    <style:style style:name="Datos" style:family="paragraph" style:parent-style-name="Standard" style:class="text">
      <loext:graphic-properties draw:fill="solid" draw:fill-color="#e6e6e6"/>
      <style:paragraph-properties fo:margin-left="1.251cm" fo:margin-right="0cm" fo:margin-top="0cm" fo:margin-bottom="0cm" style:contextual-spacing="false" fo:text-indent="-1.251cm" style:auto-text-indent="false" fo:background-color="#e6e6e6" fo:padding="0cm" fo:border="none">
        <style:tab-stops>
          <style:tab-stop style:position="17.002cm" style:type="right"/>
        </style:tab-stops>
      </style:paragraph-properties>
      <style:text-properties style:font-name="Arial" fo:font-family="Arial" style:font-family-generic="swiss" style:font-pitch="variable" fo:font-size="10pt" fo:letter-spacing="normal"/>
    </style:style>
    <style:style style:name="Solucion" style:family="paragraph" style:parent-style-name="Standard" style:class="text">
      <style:paragraph-properties fo:margin-left="0cm" fo:margin-right="0cm" fo:margin-top="0.42cm" fo:margin-bottom="0.42cm" style:contextual-spacing="false" fo:text-indent="0cm" style:auto-text-indent="false">
        <style:tab-stops>
          <style:tab-stop style:position="17.002cm" style:type="right"/>
        </style:tab-stops>
      </style:paragraph-properties>
      <style:text-properties style:text-position="0% 100%" style:font-name="Times New Roman1" fo:font-family="'Times New Roman'" style:font-family-generic="roman" style:font-pitch="variable" fo:font-size="11pt" fo:letter-spacing="normal" fo:font-style="italic" fo:font-weight="bold"/>
    </style:style>
    <style:style style:name="WW-Texto_20_independiente_20_2" style:display-name="WW-Texto independiente 2" style:family="paragraph" style:parent-style-name="Standard">
      <style:paragraph-properties>
        <style:tab-stops>
          <style:tab-stop style:position="0cm"/>
          <style:tab-stop style:position="1.27cm"/>
          <style:tab-stop style:position="2.54cm"/>
        </style:tab-stops>
      </style:paragraph-properties>
      <style:text-properties fo:letter-spacing="-0.004cm" fo:font-style="italic"/>
    </style:style>
    <style:style style:name="Encabezado_20_de_20_tda" style:display-name="Encabezado de tda" style:family="paragraph" style:parent-style-name="Standard">
      <style:paragraph-properties>
        <style:tab-stops>
          <style:tab-stop style:position="16.51cm" style:type="right"/>
        </style:tab-stops>
      </style:paragraph-properties>
    </style:style>
    <style:style style:name="WW-Texto_20_independiente_20_3" style:display-name="WW-Texto independiente 3" style:family="paragraph" style:parent-style-name="Standard">
      <style:paragraph-properties fo:text-align="start" style:justify-single-word="false">
        <style:tab-stops>
          <style:tab-stop style:position="0cm"/>
          <style:tab-stop style:position="1.27cm"/>
          <style:tab-stop style:position="2.54cm"/>
        </style:tab-stops>
      </style:paragraph-properties>
      <style:text-properties fo:letter-spacing="-0.004cm" fo:font-style="italic"/>
    </style:style>
    <style:style style:name="WW-Epígrafe" style:family="paragraph" style:parent-style-name="Standard" style:next-style-name="Standard">
      <style:paragraph-properties fo:margin-top="0.212cm" fo:margin-bottom="0.212cm" style:contextual-spacing="false"/>
      <style:text-properties fo:font-weight="bold"/>
    </style:style>
    <style:style style:name="WW-Lista_20_2" style:display-name="WW-Lista 2" style:family="paragraph" style:parent-style-name="Standard">
      <style:paragraph-properties fo:margin-left="0.998cm" fo:margin-right="0cm" fo:margin-top="0cm" fo:margin-bottom="0cm" style:contextual-spacing="false" fo:text-indent="-0.499cm" style:auto-text-indent="false"/>
    </style:style>
    <style:style style:name="ProgQuim" style:family="paragraph" style:parent-style-name="Standard">
      <style:paragraph-properties fo:margin-left="1cm" fo:margin-right="0cm" fo:margin-top="0cm" fo:margin-bottom="0cm" style:contextual-spacing="false" fo:text-indent="0.002cm" style:auto-text-indent="false">
        <style:tab-stops>
          <style:tab-stop style:position="2cm"/>
        </style:tab-stops>
      </style:paragraph-properties>
    </style:style>
    <style:style style:name="EnuncAptdo" style:family="paragraph" style:parent-style-name="Enunciado">
      <style:paragraph-properties fo:margin-left="0.499cm" fo:margin-right="0cm" fo:margin-top="0cm" fo:margin-bottom="0cm" style:contextual-spacing="false" fo:text-indent="-0.499cm" style:auto-text-indent="false"/>
      <style:text-properties style:font-name="Arial1" fo:font-family="Arial" style:font-style-name="Normal" style:font-family-generic="swiss" style:font-pitch="variable" fo:font-size="10pt"/>
    </style:style>
    <style:style style:name="Enunciado" style:family="paragraph">
      <style:paragraph-properties fo:margin-left="0cm" fo:margin-right="0cm" fo:margin-top="0.423cm" fo:margin-bottom="0cm" style:contextual-spacing="false" fo:text-indent="0cm" style:auto-text-indent="false"/>
      <style:text-properties style:font-name="Linux Biolinum G1" fo:font-family="'Linux Biolinum G'" style:font-style-name="Negrita" style:font-pitch="variable" fo:font-size="11pt" fo:font-weight="bold"/>
    </style:style>
    <style:style style:name="Contents_20_9" style:display-name="Contents 9"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8" style:display-name="Contents 8"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7" style:display-name="Contents 7"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6" style:display-name="Contents 6"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5" style:display-name="Contents 5"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9pt"/>
    </style:style>
    <style:style style:name="Contents_20_4" style:display-name="Contents 4"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ize="11pt"/>
    </style:style>
    <style:style style:name="Contents_20_3" style:display-name="Contents 3"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ab-stops>
          <style:tab-stop style:position="16.503cm" style:type="right"/>
          <style:tab-stop style:position="17cm" style:type="right" style:leader-style="dotted" style:leader-text="."/>
        </style:tab-stops>
      </style:paragraph-properties>
      <style:text-properties fo:font-style="italic"/>
    </style:style>
    <style:style style:name="Contents_20_2" style:display-name="Contents 2" style:family="paragraph" style:parent-style-name="Standard" style:next-style-name="Standard" style:class="index">
      <style:paragraph-properties fo:text-align="start" style:justify-single-word="false">
        <style:tab-stops>
          <style:tab-stop style:position="16.503cm" style:type="right"/>
          <style:tab-stop style:position="17cm" style:type="right" style:leader-style="dotted" style:leader-text="."/>
        </style:tab-stops>
      </style:paragraph-properties>
      <style:text-properties fo:font-variant="small-cap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6.503cm" style:type="right"/>
          <style:tab-stop style:position="17cm" style:type="right" style:leader-style="dotted" style:leader-text="."/>
        </style:tab-stops>
      </style:paragraph-properties>
      <style:text-properties fo:text-transform="uppercase" fo:font-weight="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style>
    <style:style style:name="Heading_20_9" style:display-name="Heading 9" style:family="paragraph" style:parent-style-name="Standard" style:next-style-name="Standard" style:class="text">
      <style:paragraph-properties fo:margin-left="6.246cm" fo:margin-right="0cm" fo:margin-top="0.423cm" fo:margin-bottom="0.106cm" style:contextual-spacing="false" fo:text-indent="-1.249cm" style:auto-text-indent="false">
        <style:tab-stops/>
      </style:paragraph-properties>
      <style:text-properties fo:font-size="9pt" fo:font-style="italic"/>
    </style:style>
    <style:style style:name="Heading_20_8" style:display-name="Heading 8" style:family="paragraph" style:parent-style-name="Standard" style:next-style-name="Standard" style:class="text">
      <style:paragraph-properties fo:margin-left="4.997cm" fo:margin-right="0cm" fo:margin-top="0.423cm" fo:margin-bottom="0.106cm" style:contextual-spacing="false" fo:text-indent="-1.249cm" style:auto-text-indent="false">
        <style:tab-stops/>
      </style:paragraph-properties>
      <style:text-properties fo:font-style="italic"/>
    </style:style>
    <style:style style:name="Heading_20_7" style:display-name="Heading 7" style:family="paragraph" style:parent-style-name="Standard" style:next-style-name="Standard" style:class="text">
      <style:paragraph-properties fo:margin-left="3.748cm" fo:margin-right="0cm" fo:margin-top="0.423cm" fo:margin-bottom="0.106cm" style:contextual-spacing="false" fo:text-indent="-1.249cm" style:auto-text-indent="false">
        <style:tab-stops/>
      </style:paragraph-properties>
    </style:style>
    <style:style style:name="Heading_20_6" style:display-name="Heading 6" style:family="paragraph" style:parent-style-name="EnuncAptdo" style:next-style-name="Standard" style:default-outline-level="6" style:class="text">
      <style:paragraph-properties fo:margin-left="1.251cm" fo:margin-right="0cm" fo:margin-top="0cm" fo:margin-bottom="0cm" style:contextual-spacing="false" fo:text-indent="-1.251cm" style:auto-text-indent="false">
        <style:tab-stops/>
      </style:paragraph-properties>
      <style:text-properties style:font-name="Linux Biolinum G1" fo:font-family="'Linux Biolinum G'" style:font-style-name="Negrita" style:font-pitch="variable" fo:font-size="11pt"/>
    </style:style>
    <style:style style:name="Heading_20_5" style:display-name="Heading 5" style:family="paragraph" style:parent-style-name="EnuncAptdo" style:next-style-name="Standard" style:default-outline-level="5" style:class="text">
      <loext:graphic-properties draw:fill="none" draw:fill-color="#e6e6e6"/>
      <style:paragraph-properties fo:margin-left="0cm" fo:margin-right="0cm" fo:margin-top="0cm" fo:margin-bottom="0cm" style:contextual-spacing="false" fo:text-indent="0cm" style:auto-text-indent="false" fo:background-color="transparent" fo:padding="0cm" fo:border="none">
        <style:tab-stops/>
      </style:paragraph-properties>
      <style:text-properties style:font-name="Linux Biolinum G1" fo:font-family="'Linux Biolinum G'" style:font-style-name="Negrita" style:font-pitch="variable" fo:font-size="11pt" fo:letter-spacing="normal" fo:font-weight="normal"/>
    </style:style>
    <style:style style:name="Heading_20_4" style:display-name="Heading 4" style:family="paragraph" style:parent-style-name="Enunciado" style:next-style-name="Standard" style:default-outline-level="4" style:class="text" style:master-page-name="">
      <loext:graphic-properties draw:fill="none" draw:fill-color="#e6e6e6"/>
      <style:paragraph-properties fo:margin-left="0cm" fo:margin-right="0cm" fo:margin-top="0.42cm" fo:margin-bottom="0cm" style:contextual-spacing="false" fo:text-align="start" style:justify-single-word="false" fo:orphans="2" fo:widows="2" fo:hyphenation-ladder-count="no-limit" fo:text-indent="0cm" style:auto-text-indent="false" style:page-number="auto" fo:background-color="transparent" fo:padding="0cm" fo:border="none">
        <style:tab-stops>
          <style:tab-stop style:position="17cm" style:type="right"/>
        </style:tab-stops>
      </style:paragraph-properties>
      <style:text-properties fo:font-weight="normal"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2" style:next-style-name="Heading_20_4" style:default-outline-level="3" style:class="text" style:master-page-name="">
      <style:paragraph-properties fo:margin-left="0cm" fo:margin-right="0cm" fo:margin-top="0.85cm" fo:margin-bottom="0.42cm" style:contextual-spacing="false" fo:text-align="start" style:justify-single-word="false" style:register-true="false" fo:text-indent="0cm" style:auto-text-indent="false" style:page-number="auto" fo:keep-with-next="always">
        <style:tab-stops/>
      </style:paragraph-properties>
      <style:text-properties style:font-name="Linux Biolinum G1" fo:font-family="'Linux Biolinum G'" style:font-style-name="Negrita" style:font-pitch="variable" fo:font-size="12pt" fo:font-weight="bold"/>
    </style:style>
    <style:style style:name="Heading_20_2" style:display-name="Heading 2" style:family="paragraph" style:parent-style-name="Heading_20_1" style:next-style-name="Heading_20_3" style:default-outline-level="2" style:class="text">
      <style:paragraph-properties fo:margin-left="0cm" fo:margin-right="0cm" fo:margin-top="0.85cm" fo:margin-bottom="0cm" style:contextual-spacing="false" fo:text-align="start" style:justify-single-word="false" fo:text-indent="0cm" style:auto-text-indent="false" fo:keep-with-next="always">
        <style:tab-stops/>
      </style:paragraph-properties>
      <style:text-properties style:font-name="Linux Biolinum G1" fo:font-family="'Linux Biolinum G'" style:font-style-name="Negrita" style:font-pitch="variable" fo:font-size="12pt" style:text-underline-style="solid" style:text-underline-type="double" style:text-underline-width="auto" style:text-underline-color="font-color" fo:font-weight="bold"/>
    </style:style>
    <style:style style:name="Heading_20_1" style:display-name="Heading 1" style:family="paragraph" style:parent-style-name="Standard" style:next-style-name="Heading_20_2" style:default-outline-level="1" style:class="text" style:master-page-name="">
      <style:paragraph-properties fo:margin-top="0.42cm" fo:margin-bottom="0cm" style:contextual-spacing="false" fo:text-align="center" style:justify-single-word="false" style:page-number="auto" fo:keep-with-next="always">
        <style:tab-stops/>
      </style:paragraph-properties>
      <style:text-properties style:font-name="Linux Biolinum G1" fo:font-family="'Linux Biolinum G'" style:font-style-name="Negrita" style:font-pitch="variable" fo:font-size="14pt" fo:font-weight="bold" style:letter-kerning="true"/>
    </style:style>
    <style:style style:name="Text_20_body_20_indent" style:display-name="Text body indent" style:family="paragraph" style:parent-style-name="Standard" style:class="text">
      <style:paragraph-properties fo:margin-left="1.251cm" fo:margin-right="0cm" fo:margin-top="0cm" fo:margin-bottom="0cm" style:contextual-spacing="false" fo:text-align="center" style:justify-single-word="false" fo:text-indent="-1.251cm" style:auto-text-indent="false"/>
    </style:style>
    <style:style style:name="Endnote_20_anchor" style:display-name="Endnote anchor" style:family="text">
      <style:text-properties style:text-position="super 58%"/>
    </style:style>
    <style:style style:name="Index_20_Link" style:display-name="Index Link" style:family="text"/>
    <style:style style:name="Character_5f_20_5f_style" style:display-name="Character_20_style" style:family="text"/>
    <style:style style:name="Rta" style:family="text">
      <style:text-properties style:font-name="Linux Libertine G2" fo:font-family="'Linux Libertine G'" style:font-style-name="Normal" style:font-pitch="variable" fo:font-size="11pt" fo:letter-spacing="normal" fo:font-style="normal" fo:font-weight="bold"/>
    </style:style>
    <style:style style:name="PAU" style:family="text" style:parent-style-name="enunc">
      <style:text-properties style:font-name="Linux Biolinum G1" fo:font-family="'Linux Biolinum G'" style:font-style-name="Negrita" style:font-pitch="variable" fo:font-size="11pt" fo:font-style="italic" fo:font-weight="normal" style:font-style-asian="italic" style:font-style-complex="italic"/>
    </style:style>
    <style:style style:name="enunc" style:family="text">
      <style:text-properties style:font-name="Linux Biolinum G1" fo:font-family="'Linux Biolinum G'" style:font-style-name="Negrita" style:font-pitch="variable" fo:font-size="11pt" fo:font-weight="normal"/>
    </style:style>
    <style:style style:name="subindenunc" style:family="text" style:parent-style-name="subind">
      <style:text-properties style:text-position="sub 58%" style:font-name="Linux Biolinum G" fo:font-family="'Linux Biolinum G'" style:font-pitch="variable" fo:font-size="11pt" fo:letter-spacing="normal" fo:font-style="normal" fo:font-weight="normal" style:font-style-asian="normal" style:font-style-complex="normal"/>
    </style:style>
    <style:style style:name="subind" style:family="text">
      <style:text-properties style:text-position="sub 58%" style:font-name="Linux Libertine G2" fo:font-family="'Linux Libertine G'" style:font-style-name="Normal" style:font-pitch="variable" fo:font-size="11pt" fo:letter-spacing="normal" fo:font-style="normal"/>
    </style:style>
    <style:style style:name="variable" style:family="text">
      <style:text-properties style:font-name="Linux Libertine G2" fo:font-family="'Linux Libertine G'" style:font-style-name="Normal" style:font-pitch="variable" fo:font-size="11pt" fo:letter-spacing="normal"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ectorcte" style:family="text" style:parent-style-name="vector">
      <style:text-properties style:text-position="0% 100%" style:font-name="Linux Libertine G"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vectorenunc" style:family="text">
      <style:text-properties style:font-name="Linux Biolinum G2" fo:font-family="'Linux Biolinum G'" style:font-style-name="Negrita cursiva" style:font-pitch="variable" fo:font-size="11pt" fo:font-style="italic" fo:font-weight="bold" style:font-style-asian="italic" style:font-style-complex="italic" style:text-overline-style="solid" style:text-overline-width="bold" style:text-ov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vectorenunconst" style:family="text">
      <style:text-properties style:font-name="Linux Biolinum G1" fo:font-family="'Linux Biolinum G'" style:font-style-name="Negrita" style:font-pitch="variable" fo:font-size="11pt" fo:font-weight="bold" style:text-overline-style="solid" style:text-overline-width="bold" style:text-overline-color="font-color"/>
    </style:style>
    <style:style style:name="vectorconst" style:family="text" style:parent-style-name="vector">
      <style:text-properties style:text-position="0% 100%" style:font-name="Linux Libertine G" fo:font-family="'Linux Libertine G'" style:font-style-name="Negrita" style:font-pitch="variable" fo:font-size="11pt" fo:letter-spacing="normal" fo:font-style="normal"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loext:shadow="none"/>
    </style:style>
    <style:style style:name="Footnote_20_anchor" style:display-name="Footnote anchor" style:family="text">
      <style:text-properties style:text-position="super 58%"/>
    </style:style>
    <style:style style:name="Line_20_numbering" style:display-name="Line numbering" style:family="text"/>
    <style:style style:name="vector" style:family="text">
      <style:text-properties style:text-position="0% 100%" style:font-name="Linux Libertine G1" fo:font-family="'Linux Libertine G'" style:font-style-name="Negrita cursiva" style:font-pitch="variable" fo:font-size="11pt" fo:letter-spacing="normal" fo:font-style="italic" fo:font-weight="bold" style:text-underline-mode="skip-white-space" style:text-overline-mode="skip-white-space" style:text-line-through-mode="skip-white-space"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ize-complex="11pt" style:font-style-complex="normal" style:font-weight-complex="bold" style:text-overline-style="solid" style:text-overline-width="bold" style:text-ov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ff" loext:opacity="100%" style:font-name="Times New Roman2" fo:font-family="'Times New Roman'" style:font-style-name="Normal" style:font-family-generic="roman" style:font-pitch="variable" style:text-underline-style="solid" style:text-underline-width="auto" style:text-underline-color="font-color" fo:background-color="transparent"/>
    </style:style>
    <style:style style:name="Bullet_20_Symbols" style:display-name="Bullet Symbols" style:family="text">
      <style:text-properties style:font-name="StarSymbol" fo:font-family="StarSymbol" style:font-charset="x-symbol" fo:font-size="9pt"/>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outline-level-style>
      <text:outline-level-style text:level="2" text:style-name="Bullet_20_Symbols" loext:num-list-format="◊%2%" style:num-prefix="◊" style:num-format="">
        <style:list-level-properties text:min-label-width="0.75cm"/>
      </text:outline-level-style>
      <text:outline-level-style text:level="3" text:style-name="Bullet_20_Symbols" loext:num-list-format="●%3%" style:num-prefix="●" style:num-format="">
        <style:list-level-properties text:min-label-width="0.75cm"/>
      </text:outline-level-style>
      <text:outline-level-style text:level="4" loext:num-list-format="%4%." style:num-suffix="." style:num-format="1">
        <style:list-level-properties text:min-label-width="0.75cm"/>
      </text:outline-level-style>
      <text:outline-level-style text:level="5" loext:num-list-format="%5%)" style:num-suffix=")" style:num-format="a">
        <style:list-level-properties text:space-before="0.75cm" text:min-label-width="0.501cm"/>
      </text:outline-level-style>
      <text:outline-level-style text:level="6" loext:num-list-format="(%5%.%6%)" style:num-prefix="(" style:num-suffix=")" style:num-format="1" text:display-levels="2">
        <style:list-level-properties text:min-label-width="1cm"/>
      </text:outline-level-style>
      <text:outline-level-style text:level="7" loext:num-list-format="(%7%)" style:num-prefix="(" style:num-suffix=")" style:num-format="i">
        <style:list-level-properties text:space-before="2.499cm" text:min-label-width="1.249cm"/>
      </text:outline-level-style>
      <text:outline-level-style text:level="8" loext:num-list-format="(%8%)" style:num-prefix="(" style:num-suffix=")" style:num-format="a" style:num-letter-sync="true">
        <style:list-level-properties text:space-before="3.748cm" text:min-label-width="1.249cm"/>
      </text:outline-level-style>
      <text:outline-level-style text:level="9" loext:num-list-format="(%9%)" style:num-prefix="(" style:num-suffix=")" style:num-format="i">
        <style:list-level-properties text:space-before="4.997cm" text:min-label-width="1.249cm"/>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distance="0.101cm"/>
        <style:text-properties style:font-name="StarSymbol"/>
      </text:list-level-style-bullet>
      <text:list-level-style-bullet text:level="2" text:style-name="Bullet_20_Symbols" loext:num-list-format="%2%" text:bullet-char="●">
        <style:list-level-properties text:space-before="0.395cm"/>
        <style:text-properties style:font-name="StarSymbol"/>
      </text:list-level-style-bullet>
      <text:list-level-style-bullet text:level="3" text:style-name="Bullet_20_Symbols" loext:num-list-format="%3%" text:bullet-char="●">
        <style:list-level-properties text:space-before="0.79cm"/>
        <style:text-properties style:font-name="StarSymbol"/>
      </text:list-level-style-bullet>
      <text:list-level-style-bullet text:level="4" text:style-name="Bullet_20_Symbols" loext:num-list-format="%4%" text:bullet-char="●">
        <style:list-level-properties text:space-before="1.185cm"/>
        <style:text-properties style:font-name="StarSymbol"/>
      </text:list-level-style-bullet>
      <text:list-level-style-bullet text:level="5" text:style-name="Bullet_20_Symbols" loext:num-list-format="%5%" text:bullet-char="●">
        <style:list-level-properties text:space-before="1.58cm"/>
        <style:text-properties style:font-name="StarSymbol"/>
      </text:list-level-style-bullet>
      <text:list-level-style-bullet text:level="6" text:style-name="Bullet_20_Symbols" loext:num-list-format="%6%" text:bullet-char="●">
        <style:list-level-properties text:space-before="1.976cm"/>
        <style:text-properties style:font-name="StarSymbol"/>
      </text:list-level-style-bullet>
      <text:list-level-style-bullet text:level="7" text:style-name="Bullet_20_Symbols" loext:num-list-format="%7%" text:bullet-char="●">
        <style:list-level-properties text:space-before="2.371cm"/>
        <style:text-properties style:font-name="StarSymbol"/>
      </text:list-level-style-bullet>
      <text:list-level-style-bullet text:level="8" text:style-name="Bullet_20_Symbols" loext:num-list-format="%8%" text:bullet-char="●">
        <style:list-level-properties text:space-before="2.766cm"/>
        <style:text-properties style:font-name="StarSymbol"/>
      </text:list-level-style-bullet>
      <text:list-level-style-bullet text:level="9" text:style-name="Bullet_20_Symbols" loext:num-list-format="%9%" text:bullet-char="●">
        <style:list-level-properties text:space-before="3.161cm"/>
        <style:text-properties style:font-name="StarSymbol"/>
      </text:list-level-style-bullet>
      <text:list-level-style-bullet text:level="10" text:style-name="Bullet_20_Symbols" loext:num-list-format="%10%" text:bullet-char="●">
        <style:list-level-properties text:space-before="3.556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WW8Num1">
      <text:list-level-style-number text:level="1" loext:num-list-format="%1%" style:num-format="">
        <style:list-level-properties/>
      </text:list-level-style-number>
      <text:list-level-style-number text:level="2" text:style-name="Character_5f_20_5f_style" loext:num-list-format="%2%à" style:num-suffix="à" style:num-format="">
        <style:list-level-properties/>
      </text:list-level-style-number>
      <text:list-level-style-number text:level="3" text:style-name="Character_5f_20_5f_style" loext:num-list-format="%3%·" style:num-suffix="·" style:num-format="">
        <style:list-level-properties/>
      </text:list-level-style-number>
      <text:list-level-style-number text:level="4" text:style-name="Character_5f_20_5f_style" loext:num-list-format="%4%." style:num-suffix="." style:num-format="1">
        <style:list-level-properties text:min-label-width="0.75cm"/>
      </text:list-level-style-number>
      <text:list-level-style-number text:level="5" text:style-name="Character_5f_20_5f_style" loext:num-list-format="%5%)" style:num-suffix=")" style:num-format="a" style:num-letter-sync="true">
        <style:list-level-properties text:min-label-width="0.501cm"/>
      </text:list-level-style-number>
      <text:list-level-style-number text:level="6" text:style-name="Character_5f_20_5f_style" loext:num-list-format="(%6%)" style:num-prefix="(" style:num-suffix=")" style:num-format="i">
        <style:list-level-properties text:space-before="1.25cm" text:min-label-width="1.249cm"/>
      </text:list-level-style-number>
      <text:list-level-style-number text:level="7" loext:num-list-format="(%7%)" style:num-prefix="(" style:num-suffix=")" style:num-format="i">
        <style:list-level-properties text:space-before="2.499cm" text:min-label-width="1.249cm"/>
      </text:list-level-style-number>
      <text:list-level-style-number text:level="8" loext:num-list-format="(%8%)" style:num-prefix="(" style:num-suffix=")" style:num-format="a" style:num-letter-sync="true">
        <style:list-level-properties text:space-before="3.748cm" text:min-label-width="1.249cm"/>
      </text:list-level-style-number>
      <text:list-level-style-number text:level="9" loext:num-list-format="(%9%)" style:num-prefix="(" style:num-suffix=")" style:num-format="i">
        <style:list-level-properties text:space-before="4.997cm" text:min-label-width="1.249cm"/>
      </text:list-level-style-number>
      <text:list-level-style-number text:level="10" loext:num-list-format="%10%." style:num-suffix="." style:num-format="1">
        <style:list-level-properties text:space-before="4.502cm" text:min-label-width="0.499cm"/>
      </text:list-level-style-number>
    </text:list-style>
    <text:list-style style:name="WW8Num2">
      <text:list-level-style-number text:level="1" loext:num-list-format="%1%" style:num-format="1">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3">
      <text:list-level-style-number text:level="1" loext:num-list-format="(%1%)" style:num-prefix="(" style:num-suffix=")" style:num-format="a" style:num-letter-sync="true">
        <style:list-level-properties text:space-before="1.244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list-level-style-number text:level="1" loext:num-list-format="(%1%)" style:num-prefix="(" style:num-suffix=")" style:num-format="a" style:num-letter-sync="true">
        <style:list-level-properties text:space-before="1.251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format="1" text:start-value="2">
        <style:list-level-properties text:min-label-width="1.244cm"/>
      </text:list-level-style-number>
      <text:list-level-style-number text:level="2" loext:num-list-format="%1%.%2%" style:num-format="1" text:display-levels="2">
        <style:list-level-properties text:min-label-width="1.244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27cm"/>
      </text:list-level-style-number>
      <text:list-level-style-number text:level="5" loext:num-list-format="%1%.%2%.%3%.%4%.%5%" style:num-format="1" text:display-levels="5">
        <style:list-level-properties text:min-label-width="1.27cm"/>
      </text:list-level-style-number>
      <text:list-level-style-number text:level="6" loext:num-list-format="%1%.%2%.%3%.%4%.%5%.%6%" style:num-format="1" text:display-levels="6">
        <style:list-level-properties text:min-label-width="1.905cm"/>
      </text:list-level-style-number>
      <text:list-level-style-number text:level="7" loext:num-list-format="%1%.%2%.%3%.%4%.%5%.%6%.%7%" style:num-format="1" text:display-levels="7">
        <style:list-level-properties text:min-label-width="1.905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54cm"/>
      </text:list-level-style-number>
      <text:list-level-style-number text:level="10" loext:num-list-format="%10%." style:num-suffix="." style:num-format="1">
        <style:list-level-properties text:space-before="4.502cm" text:min-label-width="0.499cm"/>
      </text:list-level-style-number>
    </text:list-style>
    <text:list-style style:name="WW8Num6">
      <text:list-level-style-number text:level="1" loext:num-list-format="(%1%)" style:num-prefix="(" style:num-suffix=")" style:num-format="a" style:num-letter-sync="true">
        <style:list-level-properties text:space-before="1.2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list-level-style-number text:level="1" loext:num-list-format="%1%." style:num-suffix="." style:num-format="1">
        <style:list-level-properties text:min-label-width="0.7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